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modern" style:font-pitch="variable"/>
    <style:font-face style:name="Arial2" svg:font-family="Arial" style:font-family-generic="swiss" style:font-pitch="variable"/>
    <style:font-face style:name="Arial3" svg:font-family="Arial" style:font-pitch="variable"/>
    <style:font-face style:name="Arial4" svg:font-family="Arial" style:font-family-generic="system" style:font-pitch="variable"/>
    <style:font-face style:name="Consolas" svg:font-family="Consolas" style:font-adornments="Italic" style:font-family-generic="modern" style:font-pitch="fixed"/>
    <style:font-face style:name="Consolas1" svg:font-family="Consolas" style:font-family-generic="modern" style:font-pitch="variable"/>
    <style:font-face style:name="Consolas2" svg:font-family="Consolas" style:font-family-generic="modern" style:font-pitch="fixed"/>
    <style:font-face style:name="Consolas3" svg:font-family="Consolas" style:font-family-generic="swiss" style:font-pitch="variable"/>
    <style:font-face style:name="Consolas4" svg:font-family="Consolas" style:font-family-generic="swiss" style:font-pitch="fixed"/>
    <style:font-face style:name="Consolas5" svg:font-family="Consolas"/>
    <style:font-face style:name="Consolas6" svg:font-family="Consolas" style:font-pitch="variable"/>
    <style:font-face style:name="Consolas7" svg:font-family="Consolas" style:font-family-generic="swiss"/>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403cm"/>
      <style:paragraph-properties style:writing-mode="lr-tb"/>
    </style:style>
    <style:style style:name="pr8" style:family="presentation" style:parent-style-name="Default-notes">
      <style:graphic-properties draw:fill-color="#ffffff" fo:min-height="11.019cm"/>
      <style:paragraph-properties style:writing-mode="lr-tb"/>
    </style:style>
    <style:style style:name="pr9" style:family="presentation" style:parent-style-name="Default-outline1">
      <style:graphic-properties draw:textarea-vertical-align="middle" fo:min-height="14.166cm"/>
      <style:paragraph-properties style:writing-mode="lr-tb"/>
    </style:style>
    <style:style style:name="pr10" style:family="presentation" style:parent-style-name="Default-notes">
      <style:graphic-properties draw:fill-color="#ffffff" fo:min-height="6.297cm"/>
      <style:paragraph-properties style:writing-mode="lr-tb"/>
    </style:style>
    <style:style style:name="pr11" style:family="presentation" style:parent-style-name="Default-outline1">
      <style:graphic-properties draw:textarea-vertical-align="middle" draw:auto-grow-height="true" fo:min-height="14.433cm"/>
      <style:paragraph-properties style:writing-mode="lr-tb"/>
    </style:style>
    <style:style style:name="pr12" style:family="presentation" style:parent-style-name="Default-outline1">
      <style:graphic-properties draw:textarea-vertical-align="middle" fo:min-height="15.661cm"/>
      <style:paragraph-properties style:writing-mode="lr-tb"/>
    </style:style>
    <style:style style:name="pr13" style:family="presentation" style:parent-style-name="Default-notes">
      <style:graphic-properties draw:fill-color="#ffffff" fo:min-height="14.167cm"/>
      <style:paragraph-properties style:writing-mode="lr-tb"/>
    </style:style>
    <style:style style:name="pr14" style:family="presentation" style:parent-style-name="Default-notes">
      <style:graphic-properties draw:fill-color="#ffffff" fo:min-height="11.29cm"/>
      <style:paragraph-properties style:writing-mode="lr-tb"/>
    </style:style>
    <style:style style:name="pr15" style:family="presentation" style:parent-style-name="Default-notes">
      <style:graphic-properties draw:fill-color="#ffffff" fo:min-height="12.593cm"/>
      <style:paragraph-properties style:writing-mode="lr-tb"/>
    </style:style>
    <style:style style:name="pr16" style:family="presentation" style:parent-style-name="Default-notes">
      <style:graphic-properties draw:fill-color="#ffffff" fo:min-height="8.658cm"/>
      <style:paragraph-properties style:writing-mode="lr-tb"/>
    </style:style>
    <style:style style:name="pr17" style:family="presentation" style:parent-style-name="Default-outline1">
      <style:graphic-properties draw:textarea-vertical-align="middle" fo:min-height="13.985cm"/>
      <style:paragraph-properties style:writing-mode="lr-tb"/>
    </style:style>
    <style:style style:name="pr18" style:family="presentation" style:parent-style-name="Default-outline1">
      <style:graphic-properties draw:textarea-vertical-align="middle" fo:min-height="13.875cm"/>
      <style:paragraph-properties style:writing-mode="lr-tb"/>
    </style:style>
    <style:style style:name="pr19" style:family="presentation" style:parent-style-name="Default-notes">
      <style:graphic-properties draw:fill-color="#ffffff" fo:min-height="3.149cm"/>
      <style:paragraph-properties style:writing-mode="lr-tb"/>
    </style:style>
    <style:style style:name="pr20" style:family="presentation" style:parent-style-name="Default-outline1">
      <style:graphic-properties draw:textarea-vertical-align="middle" fo:min-height="14.941cm"/>
      <style:paragraph-properties style:writing-mode="lr-tb"/>
    </style:style>
    <style:style style:name="pr21" style:family="presentation" style:parent-style-name="Default-notes">
      <style:graphic-properties draw:fill-color="#ffffff" fo:min-height="5.51cm"/>
      <style:paragraph-properties style:writing-mode="lr-tb"/>
    </style:style>
    <style:style style:name="pr22" style:family="presentation" style:parent-style-name="Default-outline1">
      <style:graphic-properties draw:textarea-vertical-align="middle" fo:min-height="13.989cm"/>
      <style:paragraph-properties style:writing-mode="lr-tb"/>
    </style:style>
    <style:style style:name="pr23" style:family="presentation" style:parent-style-name="Default-outline1">
      <style:graphic-properties draw:textarea-vertical-align="middle" fo:min-height="14.111cm"/>
      <style:paragraph-properties style:writing-mode="lr-tb"/>
    </style:style>
    <style:style style:name="pr24" style:family="presentation" style:parent-style-name="Default-outline1">
      <style:graphic-properties draw:textarea-vertical-align="middle" fo:min-height="15.771cm"/>
      <style:paragraph-properties style:writing-mode="lr-tb"/>
    </style:style>
    <style:style style:name="pr25" style:family="presentation" style:parent-style-name="Default-outline1">
      <style:graphic-properties draw:textarea-vertical-align="middle" fo:min-height="12.18cm"/>
      <style:paragraph-properties style:writing-mode="lr-tb"/>
    </style:style>
    <style:style style:name="pr26" style:family="presentation" style:parent-style-name="Default-outline1">
      <style:graphic-properties draw:textarea-vertical-align="middle" fo:min-height="12.95cm"/>
      <style:paragraph-properties style:writing-mode="lr-tb"/>
    </style:style>
    <style:style style:name="pr27" style:family="presentation" style:parent-style-name="Default-notes">
      <style:graphic-properties draw:fill-color="#ffffff" fo:min-height="13.38cm"/>
      <style:paragraph-properties style:writing-mode="lr-tb"/>
    </style:style>
    <style:style style:name="pr28" style:family="presentation" style:parent-style-name="Default-outline1">
      <style:graphic-properties fo:min-height="12.387cm"/>
      <style:paragraph-properties style:writing-mode="lr-tb"/>
    </style:style>
    <style:style style:name="pr29" style:family="presentation" style:parent-style-name="Default-outline1">
      <style:graphic-properties fo:min-height="12.18cm"/>
      <style:paragraph-properties style:writing-mode="lr-tb"/>
    </style:style>
    <style:style style:name="pr30" style:family="presentation" style:parent-style-name="Default-outline1">
      <style:graphic-properties fo:min-height="14.111cm"/>
      <style:paragraph-properties style:writing-mode="lr-tb"/>
    </style:style>
    <style:style style:name="pr31" style:family="presentation" style:parent-style-name="Default-outline1">
      <style:graphic-properties draw:textarea-vertical-align="middle" fo:min-height="15.256cm"/>
      <style:paragraph-properties style:writing-mode="lr-tb"/>
    </style:style>
    <style:style style:name="pr32" style:family="presentation" style:parent-style-name="Default-outline1">
      <style:graphic-properties draw:textarea-vertical-align="middle" fo:min-height="14.531cm"/>
      <style:paragraph-properties style:writing-mode="lr-tb"/>
    </style:style>
    <style:style style:name="pr33" style:family="presentation" style:parent-style-name="Default-notes">
      <style:graphic-properties draw:fill-color="#ffffff" fo:min-height="0.788cm"/>
      <style:paragraph-properties style:writing-mode="lr-tb"/>
    </style:style>
    <style:style style:name="pr34" style:family="presentation" style:parent-style-name="Default-outline1">
      <style:graphic-properties draw:textarea-vertical-align="middle" fo:min-height="14.216cm"/>
      <style:paragraph-properties style:writing-mode="lr-tb"/>
    </style:style>
    <style:style style:name="pr35" style:family="presentation" style:parent-style-name="Default-outline1">
      <style:graphic-properties fo:min-height="13.859cm"/>
      <style:paragraph-properties style:writing-mode="lr-tb"/>
    </style:style>
    <style:style style:name="pr36" style:family="presentation" style:parent-style-name="Default-outline1">
      <style:graphic-properties draw:textarea-vertical-align="middle" fo:min-height="15.046cm"/>
      <style:paragraph-properties style:writing-mode="lr-tb"/>
    </style:style>
    <style:style style:name="pr37" style:family="presentation" style:parent-style-name="Default-notes">
      <style:graphic-properties draw:fill-color="#ffffff" fo:min-height="5.671cm"/>
      <style:paragraph-properties style:writing-mode="lr-tb"/>
    </style:style>
    <style:style style:name="pr38" style:family="presentation" style:parent-style-name="Default-outline1">
      <style:graphic-properties draw:textarea-vertical-align="middle" fo:min-height="14.901cm"/>
      <style:paragraph-properties style:writing-mode="lr-tb"/>
    </style:style>
    <style:style style:name="pr39" style:family="presentation" style:parent-style-name="Default-outline1">
      <style:graphic-properties fo:min-height="14.156cm"/>
      <style:paragraph-properties style:writing-mode="lr-tb"/>
    </style:style>
    <style:style style:name="pr40" style:family="presentation" style:parent-style-name="Default-notes">
      <style:graphic-properties draw:fill-color="#ffffff" fo:min-height="21.25cm"/>
      <style:paragraph-properties style:writing-mode="lr-tb"/>
    </style:style>
    <style:style style:name="pr41" style:family="presentation" style:parent-style-name="Default-notes">
      <style:graphic-properties draw:fill-color="#ffffff" fo:min-height="17.315cm"/>
      <style:paragraph-properties style:writing-mode="lr-tb"/>
    </style:style>
    <style:style style:name="pr42" style:family="presentation" style:parent-style-name="Default-notes">
      <style:graphic-properties draw:fill-color="#ffffff" fo:min-height="11.806cm"/>
      <style:paragraph-properties style:writing-mode="lr-tb"/>
    </style:style>
    <style:style style:name="pr43" style:family="presentation" style:parent-style-name="Default-outline1">
      <style:graphic-properties fo:min-height="12.247cm"/>
      <style:paragraph-properties style:writing-mode="lr-tb"/>
    </style:style>
    <style:style style:name="pr44" style:family="presentation" style:parent-style-name="Default-outline1">
      <style:graphic-properties draw:textarea-vertical-align="middle" fo:min-height="12.268cm"/>
      <style:paragraph-properties style:writing-mode="lr-tb"/>
    </style:style>
    <style:style style:name="pr45" style:family="presentation" style:parent-style-name="Default-outline1">
      <style:graphic-properties draw:textarea-vertical-align="middle" fo:min-height="12.691cm"/>
      <style:paragraph-properties style:writing-mode="lr-tb"/>
    </style:style>
    <style:style style:name="P1" style:family="paragraph">
      <loext:graphic-properties draw:fill-color="#ffffff"/>
      <style:text-properties fo:font-size="32pt"/>
    </style:style>
    <style:style style:name="P2" style:family="paragraph">
      <style:paragraph-properties style:writing-mode="lr-tb"/>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paragraph-properties fo:margin-left="0.6cm" fo:margin-right="0cm" fo:text-indent="-0.6cm"/>
    </style:style>
    <style:style style:name="P6" style:family="paragraph">
      <style:paragraph-properties fo:margin-left="0cm" fo:margin-right="0cm" fo:margin-top="0cm" fo:margin-bottom="0cm" fo:text-indent="0cm" style:text-autospace="none"/>
    </style:style>
    <style:style style:name="P7" style:family="paragraph">
      <style:paragraph-properties fo:margin-left="0cm" fo:margin-right="0cm" fo:margin-top="0cm" fo:margin-bottom="0cm" fo:text-indent="0cm" style:text-autospace="none"/>
      <style:text-properties style:font-name="Consolas4" fo:font-size="16pt" style:font-name-asian="Consolas4" style:font-size-asian="16pt" style:font-name-complex="Consolas4" style:font-size-complex="16pt"/>
    </style:style>
    <style:style style:name="P8" style:family="paragraph">
      <style:paragraph-properties fo:margin-top="0cm" fo:margin-bottom="0cm" style:text-autospace="none"/>
    </style:style>
    <style:style style:name="P9" style:family="paragraph">
      <style:paragraph-properties fo:margin-top="0cm" fo:margin-bottom="0cm"/>
      <style:text-properties fo:font-size="16pt" style:font-size-asian="16pt" style:font-size-complex="16pt"/>
    </style:style>
    <style:style style:name="P10" style:family="paragraph">
      <style:paragraph-properties fo:margin-top="0cm" fo:margin-bottom="0cm"/>
      <style:text-properties fo:font-size="14pt" style:font-size-asian="14pt" style:font-size-complex="14pt"/>
    </style:style>
    <style:style style:name="P11" style:family="paragraph">
      <style:paragraph-properties fo:text-align="center"/>
    </style:style>
    <style:style style:name="P12" style:family="paragraph">
      <style:paragraph-properties style:text-autospace="none"/>
    </style:style>
    <style:style style:name="P13" style:family="paragraph">
      <style:text-properties fo:font-size="14pt" style:font-size-asian="14pt" style:font-size-complex="14pt"/>
    </style:style>
    <style:style style:name="P14" style:family="paragraph">
      <style:paragraph-properties fo:margin-top="0cm" fo:margin-bottom="0cm"/>
      <style:text-properties fo:font-size="24pt" style:font-size-asian="24pt" style:font-size-complex="24pt"/>
    </style:style>
    <style:style style:name="P15" style:family="paragraph">
      <style:text-properties fo:font-size="24pt" style:font-size-asian="24pt" style:font-size-complex="24pt"/>
    </style:style>
    <style:style style:name="P16" style:family="paragraph">
      <style:paragraph-properties fo:margin-top="0cm" fo:margin-bottom="0cm"/>
      <style:text-properties fo:font-size="26pt" style:font-size-asian="26pt" style:font-size-complex="26pt"/>
    </style:style>
    <style:style style:name="P17" style:family="paragraph">
      <style:paragraph-properties fo:margin-top="0cm" fo:margin-bottom="0cm"/>
    </style:style>
    <style:style style:name="P18" style:family="paragraph">
      <style:paragraph-properties fo:margin-top="0cm" fo:margin-bottom="0cm"/>
      <style:text-properties style:font-name="Consolas" fo:font-size="16pt" style:font-size-asian="16pt" style:font-size-complex="16pt"/>
    </style:style>
    <style:style style:name="P19" style:family="paragraph">
      <style:paragraph-properties fo:margin-top="0cm" fo:margin-bottom="0cm"/>
      <style:text-properties fo:font-size="20pt" style:font-size-asian="20pt" style:font-size-complex="20pt"/>
    </style:style>
    <style:style style:name="P20" style:family="paragraph">
      <style:paragraph-properties fo:margin-top="0cm" fo:margin-bottom="0cm"/>
      <style:text-properties fo:font-size="12pt" style:font-size-asian="12pt" style:font-size-complex="12pt"/>
    </style:style>
    <style:style style:name="P21" style:family="paragraph">
      <style:paragraph-properties fo:margin-top="0cm" fo:margin-bottom="0cm"/>
      <style:text-properties fo:font-size="22pt" style:font-size-asian="22pt" style:font-size-complex="22pt"/>
    </style:style>
    <style:style style:name="P22" style:family="paragraph">
      <style:paragraph-properties fo:margin-top="0cm" fo:margin-bottom="0cm"/>
      <style:text-properties fo:font-size="18pt" style:font-size-asian="18pt" style:font-size-complex="18pt"/>
    </style:style>
    <style:style style:name="P23" style:family="paragraph">
      <style:paragraph-properties fo:margin-left="0.6cm" fo:margin-right="0cm" fo:margin-top="0cm" fo:margin-bottom="0.499cm" fo:text-indent="-0.6cm"/>
    </style:style>
    <style:style style:name="P24" style:family="paragraph">
      <style:paragraph-properties fo:margin-top="0cm" fo:margin-bottom="0cm" style:text-autospace="none"/>
      <style:text-properties fo:color="#808080" loext:opacity="100%" loext:color-lum-mod="100%" loext:color-lum-off="0%" style:font-name="Consolas5" fo:font-size="20pt" fo:font-weight="bold" style:font-name-asian="Consolas5" style:font-size-asian="20pt" style:font-weight-asian="bold" style:font-name-complex="Consolas5" style:font-size-complex="20pt" style:font-weight-complex="bold"/>
    </style:style>
    <style:style style:name="P25" style:family="paragraph">
      <style:paragraph-properties fo:margin-top="0cm" fo:margin-bottom="0cm"/>
      <style:text-properties style:font-name="Consolas2" fo:font-size="16pt" style:font-size-asian="16pt" style:font-size-complex="16pt"/>
    </style:style>
    <style:style style:name="P26" style:family="paragraph">
      <style:paragraph-properties fo:margin-top="0cm" fo:margin-bottom="0cm" style:text-autospace="none"/>
      <style:text-properties style:font-name="Consolas5" fo:font-size="10pt" style:font-name-asian="Consolas5" style:font-size-asian="10pt" style:font-name-complex="Consolas5" style:font-size-complex="10pt"/>
    </style:style>
    <style:style style:name="P27" style:family="paragraph">
      <style:paragraph-properties fo:margin-top="0cm" fo:margin-bottom="0cm" style:text-autospace="none"/>
      <style:text-properties fo:color="#000000" loext:opacity="100%" style:font-name="Consolas5" fo:font-size="10pt" style:font-name-asian="Consolas5" style:font-size-asian="10pt" style:font-name-complex="Consolas5" style:font-size-complex="10pt"/>
    </style:style>
    <style:style style:name="P28" style:family="paragraph">
      <style:paragraph-properties fo:margin-left="0cm" fo:margin-right="0cm" fo:margin-top="0cm" fo:margin-bottom="0.4cm" fo:text-indent="0cm"/>
    </style:style>
    <style:style style:name="P29" style:family="paragraph">
      <style:paragraph-properties fo:margin-left="0cm" fo:margin-right="0cm" fo:margin-top="0cm" fo:margin-bottom="0.499cm" fo:text-indent="0cm"/>
    </style:style>
    <style:style style:name="P30" style:family="paragraph">
      <style:paragraph-properties fo:margin-top="0cm" fo:margin-bottom="0cm" style:text-autospace="none"/>
      <style:text-properties style:font-name="Consolas5" fo:font-size="12pt" style:font-name-asian="Consolas5" style:font-size-asian="12pt" style:font-name-complex="Consolas5" style:font-size-complex="12pt"/>
    </style:style>
    <style:style style:name="P31" style:family="paragraph">
      <style:paragraph-properties fo:margin-top="0cm" fo:margin-bottom="0cm" style:text-autospace="none"/>
      <style:text-properties fo:color="#000000" loext:opacity="100%" style:font-name="Consolas5" fo:font-size="12pt" style:font-name-asian="Consolas5" style:font-size-asian="12pt" style:font-name-complex="Consolas5" style:font-size-complex="12pt"/>
    </style:style>
    <style:style style:name="P32" style:family="paragraph">
      <style:paragraph-properties fo:margin-top="0cm" fo:margin-bottom="0cm" fo:text-align="start"/>
      <style:text-properties fo:font-size="20pt" style:font-size-asian="20pt" style:font-size-complex="20pt"/>
    </style:style>
    <style:style style:name="P33" style:family="paragraph">
      <style:text-properties fo:font-size="20pt"/>
    </style:style>
    <style:style style:name="P34" style:family="paragraph">
      <style:paragraph-properties fo:margin-top="0cm" fo:margin-bottom="0cm" style:text-autospace="none"/>
      <style:text-properties style:font-name="Consolas5" fo:font-size="20pt" style:font-name-asian="Consolas5" style:font-size-asian="20pt" style:font-name-complex="Consolas5" style:font-size-complex="20pt"/>
    </style:style>
    <style:style style:name="P35" style:family="paragraph">
      <style:paragraph-properties fo:margin-top="0cm" fo:margin-bottom="0cm" style:text-autospace="none"/>
      <style:text-properties fo:color="#000000" loext:opacity="100%" style:font-name="Consolas5" fo:font-size="20pt" style:font-name-asian="Consolas5" style:font-size-asian="20pt" style:font-name-complex="Consolas5" style:font-size-complex="20pt"/>
    </style:style>
    <style:style style:name="P36" style:family="paragraph">
      <style:paragraph-properties fo:margin-top="0cm" fo:margin-bottom="0cm" style:text-autospace="none"/>
      <style:text-properties style:font-name="Consolas2" fo:font-size="20pt" style:font-name-asian="Consolas5" style:font-size-asian="20pt" style:font-name-complex="Consolas5" style:font-size-complex="20pt"/>
    </style:style>
    <style:style style:name="P37" style:family="paragraph">
      <style:paragraph-properties fo:margin-top="0cm" fo:margin-bottom="0cm" style:text-autospace="none"/>
      <style:text-properties fo:color="#000000" loext:opacity="100%" style:font-name="Consolas2" fo:font-size="20pt" style:font-name-asian="Consolas5" style:font-size-asian="20pt" style:font-name-complex="Consolas5" style:font-size-complex="20pt"/>
    </style:style>
    <style:style style:name="P38" style:family="paragraph">
      <style:paragraph-properties fo:margin-top="0cm" fo:margin-bottom="0cm"/>
      <style:text-properties style:font-name="Consolas2" fo:font-size="20pt" style:font-size-asian="20pt" style:font-size-complex="20pt"/>
    </style:style>
    <style:style style:name="P39" style:family="paragraph">
      <style:paragraph-properties fo:margin-left="0.6cm" fo:margin-right="0cm" fo:text-indent="-0.6cm"/>
      <style:text-properties fo:font-size="20pt"/>
    </style:style>
    <style:style style:name="P40" style:family="paragraph">
      <loext:graphic-properties draw:fill-color="#ffffff"/>
      <style:paragraph-properties fo:margin-left="0.6cm" fo:margin-right="0cm" fo:text-indent="-0.6cm"/>
      <style:text-properties fo:font-size="20pt"/>
    </style:style>
    <style:style style:name="P41" style:family="paragraph">
      <style:text-properties fo:font-size="20pt" style:font-size-asian="20pt" style:font-size-complex="20pt"/>
    </style:style>
    <style:style style:name="P42" style:family="paragraph">
      <style:text-properties fo:font-size="26pt" style:font-size-asian="26pt" style:font-size-complex="26pt"/>
    </style:style>
    <style:style style:name="P43" style:family="paragraph">
      <style:paragraph-properties fo:margin-top="0cm" fo:margin-bottom="0cm" style:text-autospace="none"/>
      <style:text-properties fo:color="#808080" loext:opacity="100%" loext:color-lum-mod="100%" loext:color-lum-off="0%" style:font-name="Consolas5" fo:font-size="12pt" fo:font-weight="bold" style:font-name-asian="Consolas5" style:font-size-asian="12pt" style:font-weight-asian="bold" style:font-name-complex="Consolas5" style:font-size-complex="12pt" style:font-weight-complex="bold"/>
    </style:style>
    <style:style style:name="P44" style:family="paragraph">
      <style:text-properties fo:font-size="28pt" style:font-size-asian="28pt" style:font-size-complex="28pt"/>
    </style:style>
    <style:style style:name="T1" style:family="text">
      <style:text-properties fo:font-size="32pt"/>
    </style:style>
    <style:style style:name="T2" style:family="text">
      <style:text-properties fo:font-size="20pt"/>
    </style:style>
    <style:style style:name="T3" style:family="text">
      <style:text-properties fo:color="#008080" loext:opacity="100%" style:font-name="Consolas4" fo:font-size="16pt" style:font-name-asian="Consolas4" style:font-size-asian="16pt" style:font-name-complex="Consolas4" style:font-size-complex="16pt"/>
    </style:style>
    <style:style style:name="T4" style:family="text">
      <style:text-properties fo:color="#3f7f7f" loext:opacity="100%" style:font-name="Consolas4" fo:font-size="16pt" style:font-name-asian="Consolas4" style:font-size-asian="16pt" style:font-name-complex="Consolas4" style:font-size-complex="16pt"/>
    </style:style>
    <style:style style:name="T5" style:family="text">
      <style:text-properties style:font-name="Consolas4" fo:font-size="16pt" style:font-name-asian="Consolas4" style:font-size-asian="16pt" style:font-name-complex="Consolas4" style:font-size-complex="16pt"/>
    </style:style>
    <style:style style:name="T6" style:family="text">
      <style:text-properties fo:color="#7f007f" loext:opacity="100%" style:font-name="Consolas4" fo:font-size="16pt" style:font-name-asian="Consolas4" style:font-size-asian="16pt" style:font-name-complex="Consolas4" style:font-size-complex="16pt"/>
    </style:style>
    <style:style style:name="T7" style:family="text">
      <style:text-properties fo:color="#000000" loext:opacity="100%" style:font-name="Consolas4" fo:font-size="16pt" style:font-name-asian="Consolas4" style:font-size-asian="16pt" style:font-name-complex="Consolas4" style:font-size-complex="16pt"/>
    </style:style>
    <style:style style:name="T8" style:family="text">
      <style:text-properties fo:color="#2a00ff" loext:opacity="100%" style:font-name="Consolas4" fo:font-size="16pt" fo:font-style="italic" style:font-name-asian="Consolas4" style:font-size-asian="16pt" style:font-style-asian="italic" style:font-name-complex="Consolas4" style:font-size-complex="16pt" style:font-style-complex="italic"/>
    </style:style>
    <style:style style:name="T9" style:family="text">
      <style:text-properties fo:color="#000000" loext:opacity="100%" style:font-name="Consolas4" fo:font-size="16pt" style:text-underline-style="solid" style:text-underline-width="auto" style:text-underline-color="font-color" style:font-name-asian="Consolas4" style:font-size-asian="16pt" style:font-name-complex="Consolas4" style:font-size-complex="16pt"/>
    </style:style>
    <style:style style:name="T10" style:family="text">
      <style:text-properties fo:color="#008080" loext:opacity="100%" style:font-name="Consolas5" fo:font-size="16pt" style:font-name-asian="Consolas5" style:font-size-asian="16pt" style:font-name-complex="Consolas5" style:font-size-complex="16pt"/>
    </style:style>
    <style:style style:name="T11" style:family="text">
      <style:text-properties fo:color="#3f7f7f" loext:opacity="100%" style:font-name="Consolas5" fo:font-size="16pt" style:font-name-asian="Consolas5" style:font-size-asian="16pt" style:font-name-complex="Consolas5" style:font-size-complex="16pt"/>
    </style:style>
    <style:style style:name="T12" style:family="text">
      <style:text-properties fo:color="#7f007f" loext:opacity="100%" style:font-name="Consolas5" fo:font-size="16pt" style:font-name-asian="Consolas5" style:font-size-asian="16pt" style:font-name-complex="Consolas5" style:font-size-complex="16pt"/>
    </style:style>
    <style:style style:name="T13" style:family="text">
      <style:text-properties fo:color="#000000" loext:opacity="100%" style:font-name="Consolas5" fo:font-size="16pt" style:font-name-asian="Consolas5" style:font-size-asian="16pt" style:font-name-complex="Consolas5" style:font-size-complex="16pt"/>
    </style:style>
    <style:style style:name="T14" style:family="text">
      <style:text-properties fo:color="#2a00ff" loext:opacity="100%" style:font-name="Consolas5" fo:font-size="16pt" fo:font-style="italic" style:font-name-asian="Consolas5" style:font-size-asian="16pt" style:font-style-asian="italic" style:font-name-complex="Consolas5" style:font-size-complex="16pt" style:font-style-complex="italic"/>
    </style:style>
    <style:style style:name="T15" style:family="text">
      <style:text-properties fo:color="#7f0055" loext:opacity="100%" style:font-name="Consolas4" fo:font-size="14pt" fo:font-weight="bold" style:font-name-asian="Consolas4" style:font-size-asian="14pt" style:font-weight-asian="bold" style:font-name-complex="Consolas4" style:font-size-complex="14pt" style:font-weight-complex="bold"/>
    </style:style>
    <style:style style:name="T16" style:family="text">
      <style:text-properties fo:color="#000000" loext:opacity="100%" style:font-name="Consolas4" fo:font-size="14pt" style:font-name-asian="Consolas4" style:font-size-asian="14pt" style:font-name-complex="Consolas4" style:font-size-complex="14pt"/>
    </style:style>
    <style:style style:name="T17" style:family="text">
      <style:text-properties fo:color="#000080" loext:opacity="100%" style:font-name="Consolas4" fo:font-size="14pt" fo:font-weight="bold" style:font-name-asian="Consolas4" style:font-size-asian="14pt" style:font-weight-asian="bold" style:font-name-complex="Consolas4" style:font-size-complex="14pt" style:font-weight-complex="bold"/>
    </style:style>
    <style:style style:name="T18" style:family="text">
      <style:text-properties style:font-name="Consolas4" fo:font-size="14pt" style:font-name-asian="Consolas4" style:font-size-asian="14pt" style:font-name-complex="Consolas4" style:font-size-complex="14pt"/>
    </style:style>
    <style:style style:name="T19" style:family="text">
      <style:text-properties fo:color="#000080" loext:opacity="100%" style:font-name="Consolas4" fo:font-size="14pt" style:font-name-asian="Consolas4" style:font-size-asian="14pt" style:font-name-complex="Consolas4" style:font-size-complex="14pt"/>
    </style:style>
    <style:style style:name="T20" style:family="text">
      <style:text-properties fo:color="#000000" loext:opacity="100%" style:font-name="Consolas4" fo:font-size="14pt" fo:font-style="italic" style:font-name-asian="Consolas4" style:font-size-asian="14pt" style:font-style-asian="italic" style:font-name-complex="Consolas4" style:font-size-complex="14pt" style:font-style-complex="italic"/>
    </style:style>
    <style:style style:name="T21" style:family="text">
      <style:text-properties fo:color="#008000" loext:opacity="100%" style:font-name="Consolas4" fo:font-size="14pt" style:font-name-asian="Consolas4" style:font-size-asian="14pt" style:font-name-complex="Consolas4" style:font-size-complex="14pt"/>
    </style:style>
    <style:style style:name="T22" style:family="text">
      <style:text-properties fo:color="#000000" loext:opacity="100%" style:font-name="Consolas4" fo:font-size="14pt" fo:font-weight="bold" style:font-name-asian="Consolas4" style:font-size-asian="14pt" style:font-weight-asian="bold" style:font-name-complex="Consolas4" style:font-size-complex="14pt" style:font-weight-complex="bold"/>
    </style:style>
    <style:style style:name="T23" style:family="text">
      <style:text-properties fo:color="#000000" loext:opacity="100%" style:text-outline="false" style:text-line-through-style="none" style:text-line-through-type="none" style:font-name="Consolas4" fo:font-size="14pt" fo:font-style="normal" fo:text-shadow="none" style:text-underline-style="none" fo:font-weight="normal" style:letter-kerning="true" style:font-name-asian="Consolas4" style:font-size-asian="14pt" style:font-style-asian="normal" style:font-weight-asian="normal" style:font-name-complex="Consolas4" style:font-size-complex="14pt" style:font-style-complex="normal" style:font-weight-complex="normal" style:text-emphasize="none" style:font-relief="none" style:text-overline-style="none" style:text-overline-color="font-color"/>
    </style:style>
    <style:style style:name="T24" style:family="text">
      <style:text-properties fo:color="#000080" loext:opacity="100%" style:text-outline="false" style:text-line-through-style="none" style:text-line-through-type="none" style:font-name="Consolas4" fo:font-size="14pt" fo:font-style="normal" fo:text-shadow="none" style:text-underline-style="none" fo:font-weight="normal" style:letter-kerning="true" style:font-name-asian="Consolas4" style:font-size-asian="14pt" style:font-style-asian="normal" style:font-weight-asian="normal" style:font-name-complex="Consolas4" style:font-size-complex="14pt" style:font-style-complex="normal" style:font-weight-complex="normal" style:text-emphasize="none" style:font-relief="none" style:text-overline-style="none" style:text-overline-color="font-color"/>
    </style:style>
    <style:style style:name="T25" style:family="text">
      <style:text-properties fo:color="#6a3e3e" loext:opacity="100%" style:font-name="Consolas4" fo:font-size="14pt" fo:font-weight="bold" style:font-name-asian="Consolas4" style:font-size-asian="14pt" style:font-weight-asian="bold" style:font-name-complex="Consolas4" style:font-size-complex="14pt" style:font-weight-complex="bold"/>
    </style:style>
    <style:style style:name="T26" style:family="text">
      <style:text-properties fo:color="#6a3e3e" loext:opacity="100%" style:font-name="Consolas4" fo:font-size="14pt" style:font-name-asian="Consolas4" style:font-size-asian="14pt" style:font-name-complex="Consolas4" style:font-size-complex="14pt"/>
    </style:style>
    <style:style style:name="T27" style:family="text">
      <style:text-properties fo:color="#808080" loext:opacity="100%" style:font-name="Consolas4" fo:font-size="14pt" fo:font-weight="bold" style:font-name-asian="Consolas4" style:font-size-asian="14pt" style:font-weight-asian="bold" style:font-name-complex="Consolas4" style:font-size-complex="14pt" style:font-weight-complex="bold"/>
    </style:style>
    <style:style style:name="T28" style:family="text">
      <style:text-properties fo:color="#808000" loext:opacity="100%" style:font-name="Consolas4" fo:font-size="14pt" fo:font-weight="bold" style:font-name-asian="Consolas4" style:font-size-asian="14pt" style:font-weight-asian="bold" style:font-name-complex="Consolas4" style:font-size-complex="14pt" style:font-weight-complex="bold"/>
    </style:style>
    <style:style style:name="T29" style:family="text">
      <style:text-properties fo:color="#008080" loext:opacity="100%" style:font-name="Consolas4" fo:font-size="14pt" fo:font-style="italic" fo:font-weight="bold" style:font-name-asian="Consolas4" style:font-size-asian="14pt" style:font-style-asian="italic" style:font-weight-asian="bold" style:font-name-complex="Consolas4" style:font-size-complex="14pt" style:font-style-complex="italic" style:font-weight-complex="bold"/>
    </style:style>
    <style:style style:name="T30" style:family="text">
      <style:text-properties fo:color="#000000" loext:opacity="100%" style:font-name="Consolas4" fo:font-size="14pt" fo:font-style="italic" fo:font-weight="bold" style:font-name-asian="Consolas4" style:font-size-asian="14pt" style:font-style-asian="italic" style:font-weight-asian="bold" style:font-name-complex="Consolas4" style:font-size-complex="14pt" style:font-style-complex="italic" style:font-weight-complex="bold"/>
    </style:style>
    <style:style style:name="T31" style:family="text">
      <style:text-properties fo:color="#008000" loext:opacity="100%" style:font-name="Consolas4" fo:font-size="14pt" fo:font-weight="bold" style:font-name-asian="Consolas4" style:font-size-asian="14pt" style:font-weight-asian="bold" style:font-name-complex="Consolas4" style:font-size-complex="14pt" style:font-weight-complex="bold"/>
    </style:style>
    <style:style style:name="T32" style:family="text">
      <style:text-properties fo:color="#7f0055" loext:opacity="100%" style:font-name="Consolas4" fo:font-size="16pt" fo:font-weight="bold" style:font-name-asian="Consolas4" style:font-size-asian="16pt" style:font-weight-asian="bold" style:font-name-complex="Consolas4" style:font-size-complex="16pt" style:font-weight-complex="bold"/>
    </style:style>
    <style:style style:name="T33" style:family="text">
      <style:text-properties fo:color="#000000" loext:opacity="100%" style:font-name="Consolas4" fo:font-size="16pt" fo:font-weight="bold" style:font-name-asian="Consolas4" style:font-size-asian="16pt" style:font-weight-asian="bold" style:font-name-complex="Consolas4" style:font-size-complex="16pt" style:font-weight-complex="bold"/>
    </style:style>
    <style:style style:name="T34" style:family="text">
      <style:text-properties fo:color="#000080" loext:opacity="100%" style:font-name="Consolas4" fo:font-size="16pt" fo:font-weight="bold" style:font-name-asian="Consolas4" style:font-size-asian="16pt" style:font-weight-asian="bold" style:font-name-complex="Consolas4" style:font-size-complex="16pt" style:font-weight-complex="bold"/>
    </style:style>
    <style:style style:name="T35" style:family="text">
      <style:text-properties fo:color="#6a3e3e" loext:opacity="100%" style:font-name="Consolas4" fo:font-size="16pt" fo:font-weight="bold" style:font-name-asian="Consolas4" style:font-size-asian="16pt" style:font-weight-asian="bold" style:font-name-complex="Consolas4" style:font-size-complex="16pt" style:font-weight-complex="bold"/>
    </style:style>
    <style:style style:name="T36" style:family="text">
      <style:text-properties fo:color="#000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37" style:family="text">
      <style:text-properties fo:color="#000000" loext:opacity="100%" style:font-name="Consolas4" fo:font-size="16pt" fo:font-style="italic" style:font-name-asian="Consolas4" style:font-size-asian="16pt" style:font-style-asian="italic" style:font-name-complex="Consolas4" style:font-size-complex="16pt" style:font-style-complex="italic"/>
    </style:style>
    <style:style style:name="T38" style:family="text">
      <style:text-properties fo:color="#008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39" style:family="text">
      <style:text-properties fo:color="#6a3e3e" loext:opacity="100%" style:font-name="Consolas4" fo:font-size="16pt" style:font-name-asian="Consolas4" style:font-size-asian="16pt" style:font-name-complex="Consolas4" style:font-size-complex="16pt"/>
    </style:style>
    <style:style style:name="T40" style:family="text">
      <style:text-properties fo:color="#7f0055" loext:opacity="100%" style:font-name="Consolas4" fo:font-size="24pt" fo:font-weight="bold" style:font-name-asian="Consolas4" style:font-size-asian="24pt" style:font-weight-asian="bold" style:font-name-complex="Consolas4" style:font-size-complex="24pt" style:font-weight-complex="bold"/>
    </style:style>
    <style:style style:name="T41" style:family="text">
      <style:text-properties fo:color="#000000" loext:opacity="100%" style:font-name="Consolas4" fo:font-size="24pt" style:font-name-asian="Consolas4" style:font-size-asian="24pt" style:font-name-complex="Consolas4" style:font-size-complex="24pt"/>
    </style:style>
    <style:style style:name="T42" style:family="text">
      <style:text-properties fo:color="#000080" loext:opacity="100%" style:font-name="Consolas4" fo:font-size="24pt" fo:font-weight="bold" style:font-name-asian="Consolas4" style:font-size-asian="24pt" style:font-weight-asian="bold" style:font-name-complex="Consolas4" style:font-size-complex="24pt" style:font-weight-complex="bold"/>
    </style:style>
    <style:style style:name="T43" style:family="text">
      <style:text-properties style:font-name="Consolas4" fo:font-size="24pt" style:font-name-asian="Consolas4" style:font-size-asian="24pt" style:font-name-complex="Consolas4" style:font-size-complex="24pt"/>
    </style:style>
    <style:style style:name="T44" style:family="text">
      <style:text-properties fo:color="#000000" loext:opacity="100%" style:font-name="Consolas4" fo:font-size="24pt" fo:font-weight="bold" style:font-name-asian="Consolas4" style:font-size-asian="24pt" style:font-weight-asian="bold" style:font-name-complex="Consolas4" style:font-size-complex="24pt" style:font-weight-complex="bold"/>
    </style:style>
    <style:style style:name="T45" style:family="text">
      <style:text-properties fo:color="#008000" loext:opacity="100%" style:font-name="Consolas4" fo:font-size="24pt" style:font-name-asian="Consolas4" style:font-size-asian="24pt" style:font-name-complex="Consolas4" style:font-size-complex="24pt"/>
    </style:style>
    <style:style style:name="T46" style:family="text">
      <style:text-properties fo:color="#000080" loext:opacity="100%" style:font-name="Consolas4" fo:font-size="24pt" style:font-name-asian="Consolas4" style:font-size-asian="24pt" style:font-name-complex="Consolas4" style:font-size-complex="24pt"/>
    </style:style>
    <style:style style:name="T47" style:family="text">
      <style:text-properties fo:color="#6a3e3e" loext:opacity="100%" style:font-name="Consolas4" fo:font-size="24pt" fo:font-weight="bold" style:font-name-asian="Consolas4" style:font-size-asian="24pt" style:font-weight-asian="bold" style:font-name-complex="Consolas4" style:font-size-complex="24pt" style:font-weight-complex="bold"/>
    </style:style>
    <style:style style:name="T48" style:family="text">
      <style:text-properties fo:color="#6a3e3e" loext:opacity="100%" style:font-name="Consolas4" fo:font-size="24pt" style:font-name-asian="Consolas4" style:font-size-asian="24pt" style:font-name-complex="Consolas4" style:font-size-complex="24pt"/>
    </style:style>
    <style:style style:name="T49" style:family="text">
      <style:text-properties fo:color="#808080" loext:opacity="100%" style:font-name="Consolas4" fo:font-size="24pt" fo:font-weight="bold" style:font-name-asian="Consolas4" style:font-size-asian="24pt" style:font-weight-asian="bold" style:font-name-complex="Consolas4" style:font-size-complex="24pt" style:font-weight-complex="bold"/>
    </style:style>
    <style:style style:name="T50" style:family="text">
      <style:text-properties fo:color="#7f0055" loext:opacity="100%" style:font-name="Consolas4" fo:font-size="26pt" fo:font-weight="bold" style:font-name-asian="Consolas4" style:font-size-asian="26pt" style:font-weight-asian="bold" style:font-name-complex="Consolas4" style:font-size-complex="26pt" style:font-weight-complex="bold"/>
    </style:style>
    <style:style style:name="T51" style:family="text">
      <style:text-properties fo:color="#000000" loext:opacity="100%" style:font-name="Consolas4" fo:font-size="26pt" style:font-name-asian="Consolas4" style:font-size-asian="26pt" style:font-name-complex="Consolas4" style:font-size-complex="26pt"/>
    </style:style>
    <style:style style:name="T52" style:family="text">
      <style:text-properties fo:color="#000080" loext:opacity="100%" style:font-name="Consolas4" fo:font-size="26pt" fo:font-weight="bold" style:font-name-asian="Consolas4" style:font-size-asian="26pt" style:font-weight-asian="bold" style:font-name-complex="Consolas4" style:font-size-complex="26pt" style:font-weight-complex="bold"/>
    </style:style>
    <style:style style:name="T53" style:family="text">
      <style:text-properties style:font-name="Consolas4" fo:font-size="26pt" style:font-name-asian="Consolas4" style:font-size-asian="26pt" style:font-name-complex="Consolas4" style:font-size-complex="26pt"/>
    </style:style>
    <style:style style:name="T54" style:family="text">
      <style:text-properties fo:color="#000080" loext:opacity="100%" style:font-name="Consolas4" fo:font-size="26pt" style:font-name-asian="Consolas4" style:font-size-asian="26pt" style:font-name-complex="Consolas4" style:font-size-complex="26pt"/>
    </style:style>
    <style:style style:name="T55" style:family="text">
      <style:text-properties fo:color="#808080" loext:opacity="100%" style:font-name="Consolas4" fo:font-size="26pt" fo:font-weight="bold" style:font-name-asian="Consolas4" style:font-size-asian="26pt" style:font-weight-asian="bold" style:font-name-complex="Consolas4" style:font-size-complex="26pt" style:font-weight-complex="bold"/>
    </style:style>
    <style:style style:name="T56" style:family="text">
      <style:text-properties fo:color="#000000" loext:opacity="100%" style:font-name="Consolas4" fo:font-size="26pt" fo:font-weight="bold" style:font-name-asian="Consolas4" style:font-size-asian="26pt" style:font-weight-asian="bold" style:font-name-complex="Consolas4" style:font-size-complex="26pt" style:font-weight-complex="bold"/>
    </style:style>
    <style:style style:name="T57" style:family="text">
      <style:text-properties fo:color="#6a3e3e" loext:opacity="100%" style:font-name="Consolas4" fo:font-size="26pt" fo:font-weight="bold" style:font-name-asian="Consolas4" style:font-size-asian="26pt" style:font-weight-asian="bold" style:font-name-complex="Consolas4" style:font-size-complex="26pt" style:font-weight-complex="bold"/>
    </style:style>
    <style:style style:name="T58" style:family="text">
      <style:text-properties fo:color="#6a3e3e" loext:opacity="100%" style:font-name="Consolas4" fo:font-size="26pt" style:font-name-asian="Consolas4" style:font-size-asian="26pt" style:font-name-complex="Consolas4" style:font-size-complex="26pt"/>
    </style:style>
    <style:style style:name="T59" style:family="text">
      <style:text-properties fo:color="#000000" loext:opacity="100%" style:font-name="Consolas4" fo:font-size="26pt" fo:font-style="italic" style:font-name-asian="Consolas4" style:font-size-asian="26pt" style:font-style-asian="italic" style:font-name-complex="Consolas4" style:font-size-complex="26pt" style:font-style-complex="italic"/>
    </style:style>
    <style:style style:name="T60" style:family="text">
      <style:text-properties fo:color="#808080" loext:opacity="100%" style:font-name="Consolas4" fo:font-size="20pt" fo:font-weight="bold" style:font-name-asian="Consolas4" style:font-size-asian="20pt" style:font-weight-asian="bold" style:font-name-complex="Consolas4" style:font-size-complex="20pt" style:font-weight-complex="bold"/>
    </style:style>
    <style:style style:name="T61" style:family="text">
      <style:text-properties fo:color="#7f0055" loext:opacity="100%" style:font-name="Consolas4" fo:font-size="20pt" fo:font-weight="bold" style:font-name-asian="Consolas4" style:font-size-asian="20pt" style:font-weight-asian="bold" style:font-name-complex="Consolas4" style:font-size-complex="20pt" style:font-weight-complex="bold"/>
    </style:style>
    <style:style style:name="T62" style:family="text">
      <style:text-properties fo:color="#000000" loext:opacity="100%" style:font-name="Consolas4" fo:font-size="20pt" style:font-name-asian="Consolas4" style:font-size-asian="20pt" style:font-name-complex="Consolas4" style:font-size-complex="20pt"/>
    </style:style>
    <style:style style:name="T63" style:family="text">
      <style:text-properties fo:color="#000080" loext:opacity="100%" style:font-name="Consolas4" fo:font-size="20pt" fo:font-weight="bold" style:font-name-asian="Consolas4" style:font-size-asian="20pt" style:font-weight-asian="bold" style:font-name-complex="Consolas4" style:font-size-complex="20pt" style:font-weight-complex="bold"/>
    </style:style>
    <style:style style:name="T64" style:family="text">
      <style:text-properties style:font-name="Consolas4" fo:font-size="20pt" style:font-name-asian="Consolas4" style:font-size-asian="20pt" style:font-name-complex="Consolas4" style:font-size-complex="20pt"/>
    </style:style>
    <style:style style:name="T65" style:family="text">
      <style:text-properties fo:color="#000000" loext:opacity="100%" style:font-name="Consolas4" fo:font-size="20pt" fo:font-weight="bold" style:font-name-asian="Consolas4" style:font-size-asian="20pt" style:font-weight-asian="bold" style:font-name-complex="Consolas4" style:font-size-complex="20pt" style:font-weight-complex="bold"/>
    </style:style>
    <style:style style:name="T66" style:family="text">
      <style:text-properties fo:color="#008080" loext:opacity="100%" style:font-name="Consolas4" fo:font-size="20pt" fo:font-style="italic" fo:font-weight="bold" style:font-name-asian="Consolas4" style:font-size-asian="20pt" style:font-style-asian="italic" style:font-weight-asian="bold" style:font-name-complex="Consolas4" style:font-size-complex="20pt" style:font-style-complex="italic" style:font-weight-complex="bold"/>
    </style:style>
    <style:style style:name="T67" style:family="text">
      <style:text-properties fo:color="#000080" loext:opacity="100%" style:font-name="Consolas4" fo:font-size="20pt" style:font-name-asian="Consolas4" style:font-size-asian="20pt" style:font-name-complex="Consolas4" style:font-size-complex="20pt"/>
    </style:style>
    <style:style style:name="T68" style:family="text">
      <style:text-properties fo:color="#808000" loext:opacity="100%" style:font-name="Consolas4" fo:font-size="20pt" style:font-name-asian="Consolas4" style:font-size-asian="20pt" style:font-name-complex="Consolas4" style:font-size-complex="20pt"/>
    </style:style>
    <style:style style:name="T69" style:family="text">
      <style:text-properties fo:color="#008000" loext:opacity="100%" style:font-name="Consolas4" fo:font-size="20pt" style:font-name-asian="Consolas4" style:font-size-asian="20pt" style:font-name-complex="Consolas4" style:font-size-complex="20pt"/>
    </style:style>
    <style:style style:name="T70" style:family="text">
      <style:text-properties fo:color="#000080" loext:opacity="100%" style:font-name="Consolas4" fo:font-size="26pt" fo:font-style="italic" fo:font-weight="bold" style:font-name-asian="Consolas4" style:font-size-asian="26pt" style:font-style-asian="italic" style:font-weight-asian="bold" style:font-name-complex="Consolas4" style:font-size-complex="26pt" style:font-style-complex="italic" style:font-weight-complex="bold"/>
    </style:style>
    <style:style style:name="T71" style:family="text">
      <style:text-properties fo:color="#008080" loext:opacity="100%" style:font-name="Consolas4" fo:font-size="26pt" fo:font-style="italic" fo:font-weight="bold" style:font-name-asian="Consolas4" style:font-size-asian="26pt" style:font-style-asian="italic" style:font-weight-asian="bold" style:font-name-complex="Consolas4" style:font-size-complex="26pt" style:font-style-complex="italic" style:font-weight-complex="bold"/>
    </style:style>
    <style:style style:name="T72" style:family="text">
      <style:text-properties fo:color="#0066cc" loext:opacity="100%" style:font-name="Consolas" fo:font-size="16pt" style:text-underline-style="solid" style:text-underline-width="auto" style:text-underline-color="font-color" style:font-name-asian="Consolas4" style:font-size-asian="16pt" style:font-name-complex="Consolas4" style:font-size-complex="16pt"/>
    </style:style>
    <style:style style:name="T73" style:family="text">
      <style:text-properties fo:color="#ff0000" loext:opacity="100%" style:font-name="Consolas" fo:font-size="16pt" style:font-name-asian="Consolas4" style:font-size-asian="16pt" style:font-name-complex="Consolas4" style:font-size-complex="16pt"/>
    </style:style>
    <style:style style:name="T74" style:family="text">
      <style:text-properties fo:color="#000000" loext:opacity="100%" style:font-name="Consolas" fo:font-size="16pt" style:font-name-asian="Consolas4" style:font-size-asian="16pt" style:font-name-complex="Consolas4" style:font-size-complex="16pt"/>
    </style:style>
    <style:style style:name="T75" style:family="text">
      <style:text-properties style:font-name="Consolas" fo:font-size="16pt" style:font-name-asian="Consolas4" style:font-size-asian="16pt" style:font-name-complex="Consolas4" style:font-size-complex="16pt"/>
    </style:style>
    <style:style style:name="T76" style:family="text">
      <style:text-properties fo:color="#808000" loext:opacity="100%" style:font-name="Consolas4" fo:font-size="20pt" fo:font-weight="bold" style:font-name-asian="Consolas4" style:font-size-asian="20pt" style:font-weight-asian="bold" style:font-name-complex="Consolas4" style:font-size-complex="20pt" style:font-weight-complex="bold"/>
    </style:style>
    <style:style style:name="T77" style:family="text">
      <style:text-properties fo:color="#0066cc" loext:opacity="100%" style:font-name="Consolas4" fo:font-size="12pt" style:text-underline-style="solid" style:text-underline-width="auto" style:text-underline-color="font-color" style:font-name-asian="Consolas4" style:font-size-asian="12pt" style:font-name-complex="Consolas4" style:font-size-complex="12pt"/>
    </style:style>
    <style:style style:name="T78" style:family="text">
      <style:text-properties fo:color="#ff0000" loext:opacity="100%" style:font-name="Consolas4" fo:font-size="12pt" style:font-name-asian="Consolas4" style:font-size-asian="12pt" style:font-name-complex="Consolas4" style:font-size-complex="12pt"/>
    </style:style>
    <style:style style:name="T79" style:family="text">
      <style:text-properties fo:color="#000000" loext:opacity="100%" style:font-name="Consolas4" fo:font-size="12pt" style:font-name-asian="Consolas4" style:font-size-asian="12pt" style:font-name-complex="Consolas4" style:font-size-complex="12pt"/>
    </style:style>
    <style:style style:name="T80" style:family="text">
      <style:text-properties style:font-name="Consolas4" fo:font-size="12pt" style:font-name-asian="Consolas4" style:font-size-asian="12pt" style:font-name-complex="Consolas4" style:font-size-complex="12pt"/>
    </style:style>
    <style:style style:name="T81" style:family="text">
      <style:text-properties fo:color="#7f0055" loext:opacity="100%" style:font-name="Consolas5" fo:font-size="22pt" fo:font-weight="bold" style:font-name-asian="Consolas5" style:font-size-asian="22pt" style:font-weight-asian="bold" style:font-name-complex="Consolas5" style:font-size-complex="22pt" style:font-weight-complex="bold"/>
    </style:style>
    <style:style style:name="T82" style:family="text">
      <style:text-properties fo:color="#000000" loext:opacity="100%" style:font-name="Consolas5" fo:font-size="22pt" style:font-name-asian="Consolas5" style:font-size-asian="22pt" style:font-name-complex="Consolas5" style:font-size-complex="22pt"/>
    </style:style>
    <style:style style:name="T83" style:family="text">
      <style:text-properties fo:color="#000080" loext:opacity="100%" style:font-name="Consolas5" fo:font-size="22pt" fo:font-weight="bold" style:font-name-asian="Consolas5" style:font-size-asian="22pt" style:font-weight-asian="bold" style:font-name-complex="Consolas5" style:font-size-complex="22pt" style:font-weight-complex="bold"/>
    </style:style>
    <style:style style:name="T84" style:family="text">
      <style:text-properties style:font-name="Consolas5" fo:font-size="22pt" style:font-name-asian="Consolas5" style:font-size-asian="22pt" style:font-name-complex="Consolas5" style:font-size-complex="22pt"/>
    </style:style>
    <style:style style:name="T85" style:family="text">
      <style:text-properties fo:color="#808080" loext:opacity="100%" style:font-name="Consolas5" fo:font-size="22pt" fo:font-weight="bold" style:font-name-asian="Consolas5" style:font-size-asian="22pt" style:font-weight-asian="bold" style:font-name-complex="Consolas5" style:font-size-complex="22pt" style:font-weight-complex="bold"/>
    </style:style>
    <style:style style:name="T86" style:family="text">
      <style:text-properties fo:color="#008080" loext:opacity="100%" style:font-name="Consolas5" fo:font-size="22pt" fo:font-style="italic" fo:font-weight="bold" style:font-name-asian="Consolas5" style:font-size-asian="22pt" style:font-style-asian="italic" style:font-weight-asian="bold" style:font-name-complex="Consolas5" style:font-size-complex="22pt" style:font-style-complex="italic" style:font-weight-complex="bold"/>
    </style:style>
    <style:style style:name="T87" style:family="text">
      <style:text-properties fo:color="#000080" loext:opacity="100%" style:font-name="Consolas5" fo:font-size="22pt" style:font-name-asian="Consolas5" style:font-size-asian="22pt" style:font-name-complex="Consolas5" style:font-size-complex="22pt"/>
    </style:style>
    <style:style style:name="T88" style:family="text">
      <style:text-properties fo:color="#000000" loext:opacity="100%" style:font-name="Consolas5" fo:font-size="22pt" fo:font-weight="bold" style:font-name-asian="Consolas5" style:font-size-asian="22pt" style:font-weight-asian="bold" style:font-name-complex="Consolas5" style:font-size-complex="22pt" style:font-weight-complex="bold"/>
    </style:style>
    <style:style style:name="T89" style:family="text">
      <style:text-properties fo:color="#6a3e3e" loext:opacity="100%" style:font-name="Consolas5" fo:font-size="22pt" fo:font-weight="bold" style:font-name-asian="Consolas5" style:font-size-asian="22pt" style:font-weight-asian="bold" style:font-name-complex="Consolas5" style:font-size-complex="22pt" style:font-weight-complex="bold"/>
    </style:style>
    <style:style style:name="T90" style:family="text">
      <style:text-properties fo:color="#000000" loext:opacity="100%" style:font-name="Consolas5" fo:font-size="22pt" fo:font-style="italic" style:font-name-asian="Consolas5" style:font-size-asian="22pt" style:font-style-asian="italic" style:font-name-complex="Consolas5" style:font-size-complex="22pt" style:font-style-complex="italic"/>
    </style:style>
    <style:style style:name="T91" style:family="text">
      <style:text-properties fo:color="#6a3e3e" loext:opacity="100%" style:font-name="Consolas5" fo:font-size="22pt" style:font-name-asian="Consolas5" style:font-size-asian="22pt" style:font-name-complex="Consolas5" style:font-size-complex="22pt"/>
    </style:style>
    <style:style style:name="T92" style:family="text">
      <style:text-properties fo:color="#7f0055" loext:opacity="100%" style:font-name="Consolas5" fo:font-size="16pt" fo:font-weight="bold" style:font-name-asian="Consolas5" style:font-size-asian="16pt" style:font-weight-asian="bold" style:font-name-complex="Consolas5" style:font-size-complex="16pt" style:font-weight-complex="bold"/>
    </style:style>
    <style:style style:name="T93" style:family="text">
      <style:text-properties fo:color="#000080" loext:opacity="100%" style:font-name="Consolas5" fo:font-size="16pt" fo:font-weight="bold" style:font-name-asian="Consolas5" style:font-size-asian="16pt" style:font-weight-asian="bold" style:font-name-complex="Consolas5" style:font-size-complex="16pt" style:font-weight-complex="bold"/>
    </style:style>
    <style:style style:name="T94" style:family="text">
      <style:text-properties style:font-name="Consolas5" fo:font-size="16pt" style:font-name-asian="Consolas5" style:font-size-asian="16pt" style:font-name-complex="Consolas5" style:font-size-complex="16pt"/>
    </style:style>
    <style:style style:name="T95" style:family="text">
      <style:text-properties fo:color="#808080" loext:opacity="100%" style:font-name="Consolas5" fo:font-size="16pt" fo:font-weight="bold" style:font-name-asian="Consolas5" style:font-size-asian="16pt" style:font-weight-asian="bold" style:font-name-complex="Consolas5" style:font-size-complex="16pt" style:font-weight-complex="bold"/>
    </style:style>
    <style:style style:name="T96" style:family="text">
      <style:text-properties fo:color="#008080" loext:opacity="100%" style:font-name="Consolas5" fo:font-size="16pt" fo:font-style="italic" fo:font-weight="bold" style:font-name-asian="Consolas5" style:font-size-asian="16pt" style:font-style-asian="italic" style:font-weight-asian="bold" style:font-name-complex="Consolas5" style:font-size-complex="16pt" style:font-style-complex="italic" style:font-weight-complex="bold"/>
    </style:style>
    <style:style style:name="T97" style:family="text">
      <style:text-properties fo:color="#000080" loext:opacity="100%" style:font-name="Consolas5" fo:font-size="16pt" style:font-name-asian="Consolas5" style:font-size-asian="16pt" style:font-name-complex="Consolas5" style:font-size-complex="16pt"/>
    </style:style>
    <style:style style:name="T98" style:family="text">
      <style:text-properties fo:color="#000000" loext:opacity="100%" style:font-name="Consolas5" fo:font-size="16pt" fo:font-weight="bold" style:font-name-asian="Consolas5" style:font-size-asian="16pt" style:font-weight-asian="bold" style:font-name-complex="Consolas5" style:font-size-complex="16pt" style:font-weight-complex="bold"/>
    </style:style>
    <style:style style:name="T99" style:family="text">
      <style:text-properties fo:color="#008000" loext:opacity="100%" style:font-name="Consolas5" fo:font-size="16pt" style:font-name-asian="Consolas5" style:font-size-asian="16pt" style:font-name-complex="Consolas5" style:font-size-complex="16pt"/>
    </style:style>
    <style:style style:name="T100" style:family="text">
      <style:text-properties fo:color="#6a3e3e" loext:opacity="100%" style:font-name="Consolas5" fo:font-size="16pt" fo:font-weight="bold" style:font-name-asian="Consolas5" style:font-size-asian="16pt" style:font-weight-asian="bold" style:font-name-complex="Consolas5" style:font-size-complex="16pt" style:font-weight-complex="bold"/>
    </style:style>
    <style:style style:name="T101" style:family="text">
      <style:text-properties fo:color="#6a3e3e" loext:opacity="100%" style:font-name="Consolas5" fo:font-size="16pt" style:font-name-asian="Consolas5" style:font-size-asian="16pt" style:font-name-complex="Consolas5" style:font-size-complex="16pt"/>
    </style:style>
    <style:style style:name="T102" style:family="text">
      <style:text-properties fo:color="#000000" loext:opacity="100%" style:font-name="Consolas5" fo:font-size="16pt" fo:font-style="italic" style:font-name-asian="Consolas5" style:font-size-asian="16pt" style:font-style-asian="italic" style:font-name-complex="Consolas5" style:font-size-complex="16pt" style:font-style-complex="italic"/>
    </style:style>
    <style:style style:name="T103" style:family="text">
      <style:text-properties fo:color="#7f0055" loext:opacity="100%" style:font-name="Consolas4" fo:font-size="18pt" fo:font-weight="bold" style:font-name-asian="Consolas4" style:font-size-asian="18pt" style:font-weight-asian="bold" style:font-name-complex="Consolas4" style:font-size-complex="18pt" style:font-weight-complex="bold"/>
    </style:style>
    <style:style style:name="T104" style:family="text">
      <style:text-properties fo:color="#000000" loext:opacity="100%" style:font-name="Consolas4" fo:font-size="18pt" style:font-name-asian="Consolas4" style:font-size-asian="18pt" style:font-name-complex="Consolas4" style:font-size-complex="18pt"/>
    </style:style>
    <style:style style:name="T105" style:family="text">
      <style:text-properties fo:color="#000080" loext:opacity="100%" style:font-name="Consolas4" fo:font-size="18pt" fo:font-weight="bold" style:font-name-asian="Consolas4" style:font-size-asian="18pt" style:font-weight-asian="bold" style:font-name-complex="Consolas4" style:font-size-complex="18pt" style:font-weight-complex="bold"/>
    </style:style>
    <style:style style:name="T106" style:family="text">
      <style:text-properties style:font-name="Consolas4" fo:font-size="18pt" style:font-name-asian="Consolas4" style:font-size-asian="18pt" style:font-name-complex="Consolas4" style:font-size-complex="18pt"/>
    </style:style>
    <style:style style:name="T107" style:family="text">
      <style:text-properties fo:color="#808080" loext:opacity="100%" style:font-name="Consolas4" fo:font-size="18pt" fo:font-weight="bold" style:font-name-asian="Consolas4" style:font-size-asian="18pt" style:font-weight-asian="bold" style:font-name-complex="Consolas4" style:font-size-complex="18pt" style:font-weight-complex="bold"/>
    </style:style>
    <style:style style:name="T108" style:family="text">
      <style:text-properties fo:color="#008080" loext:opacity="100%" style:font-name="Consolas4" fo:font-size="18pt" fo:font-style="italic" fo:font-weight="bold" style:font-name-asian="Consolas4" style:font-size-asian="18pt" style:font-style-asian="italic" style:font-weight-asian="bold" style:font-name-complex="Consolas4" style:font-size-complex="18pt" style:font-style-complex="italic" style:font-weight-complex="bold"/>
    </style:style>
    <style:style style:name="T109" style:family="text">
      <style:text-properties fo:color="#000080" loext:opacity="100%" style:font-name="Consolas4" fo:font-size="18pt" style:font-name-asian="Consolas4" style:font-size-asian="18pt" style:font-name-complex="Consolas4" style:font-size-complex="18pt"/>
    </style:style>
    <style:style style:name="T110" style:family="text">
      <style:text-properties fo:color="#000000" loext:opacity="100%" style:font-name="Consolas4" fo:font-size="18pt" fo:font-weight="bold" style:font-name-asian="Consolas4" style:font-size-asian="18pt" style:font-weight-asian="bold" style:font-name-complex="Consolas4" style:font-size-complex="18pt" style:font-weight-complex="bold"/>
    </style:style>
    <style:style style:name="T111" style:family="text">
      <style:text-properties fo:color="#6a3e3e" loext:opacity="100%" style:font-name="Consolas4" fo:font-size="18pt" fo:font-weight="bold" style:font-name-asian="Consolas4" style:font-size-asian="18pt" style:font-weight-asian="bold" style:font-name-complex="Consolas4" style:font-size-complex="18pt" style:font-weight-complex="bold"/>
    </style:style>
    <style:style style:name="T112" style:family="text">
      <style:text-properties fo:color="#000080" loext:opacity="100%" style:font-name="Consolas4" fo:font-size="18pt" fo:font-style="italic" fo:font-weight="bold" style:font-name-asian="Consolas4" style:font-size-asian="18pt" style:font-style-asian="italic" style:font-weight-asian="bold" style:font-name-complex="Consolas4" style:font-size-complex="18pt" style:font-style-complex="italic" style:font-weight-complex="bold"/>
    </style:style>
    <style:style style:name="T113" style:family="text">
      <style:text-properties fo:color="#000000" loext:opacity="100%" style:font-name="Consolas4" fo:font-size="18pt" fo:font-style="italic" style:font-name-asian="Consolas4" style:font-size-asian="18pt" style:font-style-asian="italic" style:font-name-complex="Consolas4" style:font-size-complex="18pt" style:font-style-complex="italic"/>
    </style:style>
    <style:style style:name="T114" style:family="text">
      <style:text-properties fo:color="#6a3e3e" loext:opacity="100%" style:font-name="Consolas4" fo:font-size="18pt" style:font-name-asian="Consolas4" style:font-size-asian="18pt" style:font-name-complex="Consolas4" style:font-size-complex="18pt"/>
    </style:style>
    <style:style style:name="T115" style:family="text">
      <style:text-properties fo:color="#808000" loext:opacity="100%" style:font-name="Consolas5" fo:font-size="16pt" style:font-name-asian="Consolas5" style:font-size-asian="16pt" style:font-name-complex="Consolas5" style:font-size-complex="16pt"/>
    </style:style>
    <style:style style:name="T116" style:family="text">
      <style:text-properties style:use-window-font-color="true" loext:opacity="0%" style:text-outline="false" style:text-line-through-style="none" style:text-line-through-type="none" style:font-name="Arial" fo:font-size="32pt" fo:font-style="normal" fo:text-shadow="none" style:text-underline-style="none" fo:font-weight="normal" style:letter-kerning="true" style:font-name-asian="Microsoft YaHei" style:font-size-asian="32pt" style:font-style-asian="normal" style:font-weight-asian="normal" style:font-name-complex="Arial4" style:font-size-complex="32pt" style:font-style-complex="normal" style:font-weight-complex="normal" style:text-emphasize="none" style:font-relief="none" style:text-overline-style="none" style:text-overline-color="font-color"/>
    </style:style>
    <style:style style:name="T117" style:family="text">
      <style:text-properties fo:color="#7f0055" loext:opacity="100%" style:font-name="Consolas5" fo:font-size="20pt" fo:font-weight="bold" style:font-name-asian="Consolas5" style:font-size-asian="20pt" style:font-weight-asian="bold" style:font-name-complex="Consolas5" style:font-size-complex="20pt" style:font-weight-complex="bold"/>
    </style:style>
    <style:style style:name="T118" style:family="text">
      <style:text-properties fo:color="#000000" loext:opacity="100%" style:font-name="Consolas5" fo:font-size="20pt" fo:font-weight="bold" style:font-name-asian="Consolas5" style:font-size-asian="20pt" style:font-weight-asian="bold" style:font-name-complex="Consolas5" style:font-size-complex="20pt" style:font-weight-complex="bold"/>
    </style:style>
    <style:style style:name="T119" style:family="text">
      <style:text-properties fo:color="#000080" loext:opacity="100%" style:font-name="Consolas5" fo:font-size="20pt" fo:font-weight="bold" style:font-name-asian="Consolas5" style:font-size-asian="20pt" style:font-weight-asian="bold" style:font-name-complex="Consolas5" style:font-size-complex="20pt" style:font-weight-complex="bold"/>
    </style:style>
    <style:style style:name="T120" style:family="text">
      <style:text-properties style:font-name="Consolas5" fo:font-size="20pt" fo:font-weight="bold" style:font-name-asian="Consolas5" style:font-size-asian="20pt" style:font-weight-asian="bold" style:font-name-complex="Consolas5" style:font-size-complex="20pt" style:font-weight-complex="bold"/>
    </style:style>
    <style:style style:name="T121" style:family="text">
      <style:text-properties fo:color="#808080" loext:opacity="100%" style:font-name="Consolas5" fo:font-size="20pt" fo:font-weight="bold" style:font-name-asian="Consolas5" style:font-size-asian="20pt" style:font-weight-asian="bold" style:font-name-complex="Consolas5" style:font-size-complex="20pt" style:font-weight-complex="bold"/>
    </style:style>
    <style:style style:name="T122" style:family="text">
      <style:text-properties fo:color="#008000" loext:opacity="100%" style:font-name="Consolas5" fo:font-size="20pt" fo:font-weight="bold" style:font-name-asian="Consolas5" style:font-size-asian="20pt" style:font-weight-asian="bold" style:font-name-complex="Consolas5" style:font-size-complex="20pt" style:font-weight-complex="bold"/>
    </style:style>
    <style:style style:name="T123" style:family="text">
      <style:text-properties fo:color="#6a3e3e" loext:opacity="100%" style:font-name="Consolas4" fo:font-size="20pt" fo:font-weight="bold" style:font-name-asian="Consolas4" style:font-size-asian="20pt" style:font-weight-asian="bold" style:font-name-complex="Consolas4" style:font-size-complex="20pt" style:font-weight-complex="bold"/>
    </style:style>
    <style:style style:name="T124" style:family="text">
      <style:text-properties fo:color="#6a3e3e" loext:opacity="100%" style:font-name="Consolas4" fo:font-size="20pt" style:font-name-asian="Consolas4" style:font-size-asian="20pt" style:font-name-complex="Consolas4" style:font-size-complex="20pt"/>
    </style:style>
    <style:style style:name="T125" style:family="text">
      <style:text-properties fo:color="#000000" loext:opacity="100%" style:font-name="Consolas4" fo:font-size="20pt" fo:font-style="italic" style:font-name-asian="Consolas4" style:font-size-asian="20pt" style:font-style-asian="italic" style:font-name-complex="Consolas4" style:font-size-complex="20pt" style:font-style-complex="italic"/>
    </style:style>
    <style:style style:name="T126" style:family="text">
      <style:text-properties fo:color="#000000" loext:opacity="100%" style:font-name="Consolas5" fo:font-size="20pt" style:font-name-asian="Consolas5" style:font-size-asian="20pt" style:font-name-complex="Consolas5" style:font-size-complex="20pt"/>
    </style:style>
    <style:style style:name="T127" style:family="text">
      <style:text-properties fo:color="#c0c0c0" loext:opacity="100%" style:font-name="Consolas5" fo:font-size="20pt" style:font-name-asian="Consolas5" style:font-size-asian="20pt" style:font-name-complex="Consolas5" style:font-size-complex="20pt"/>
    </style:style>
    <style:style style:name="T128" style:family="text">
      <style:text-properties fo:color="#808080" loext:opacity="100%" style:font-name="Consolas5" fo:font-size="14pt" fo:font-weight="bold" style:font-name-asian="Consolas5" style:font-size-asian="14pt" style:font-weight-asian="bold" style:font-name-complex="Consolas5" style:font-size-complex="14pt" style:font-weight-complex="bold"/>
    </style:style>
    <style:style style:name="T129" style:family="text">
      <style:text-properties fo:color="#7f0055" loext:opacity="100%" style:font-name="Consolas5" fo:font-size="14pt" fo:font-weight="bold" style:font-name-asian="Consolas5" style:font-size-asian="14pt" style:font-weight-asian="bold" style:font-name-complex="Consolas5" style:font-size-complex="14pt" style:font-weight-complex="bold"/>
    </style:style>
    <style:style style:name="T130" style:family="text">
      <style:text-properties fo:color="#000000" loext:opacity="100%" style:font-name="Consolas5" fo:font-size="14pt" style:font-name-asian="Consolas5" style:font-size-asian="14pt" style:font-name-complex="Consolas5" style:font-size-complex="14pt"/>
    </style:style>
    <style:style style:name="T131" style:family="text">
      <style:text-properties fo:color="#000080" loext:opacity="100%" style:font-name="Consolas5" fo:font-size="14pt" fo:font-weight="bold" style:font-name-asian="Consolas5" style:font-size-asian="14pt" style:font-weight-asian="bold" style:font-name-complex="Consolas5" style:font-size-complex="14pt" style:font-weight-complex="bold"/>
    </style:style>
    <style:style style:name="T132" style:family="text">
      <style:text-properties style:font-name="Consolas5" fo:font-size="14pt" style:font-name-asian="Consolas5" style:font-size-asian="14pt" style:font-name-complex="Consolas5" style:font-size-complex="14pt"/>
    </style:style>
    <style:style style:name="T133" style:family="text">
      <style:text-properties fo:color="#000000" loext:opacity="100%" style:font-name="Consolas5" fo:font-size="14pt" fo:font-weight="bold" style:font-name-asian="Consolas5" style:font-size-asian="14pt" style:font-weight-asian="bold" style:font-name-complex="Consolas5" style:font-size-complex="14pt" style:font-weight-complex="bold"/>
    </style:style>
    <style:style style:name="T134" style:family="text">
      <style:text-properties fo:color="#6a3e3e" loext:opacity="100%" style:font-name="Consolas5" fo:font-size="14pt" fo:font-weight="bold" style:font-name-asian="Consolas5" style:font-size-asian="14pt" style:font-weight-asian="bold" style:font-name-complex="Consolas5" style:font-size-complex="14pt" style:font-weight-complex="bold"/>
    </style:style>
    <style:style style:name="T135" style:family="text">
      <style:text-properties fo:color="#000000" loext:opacity="100%" style:font-name="Consolas5" fo:font-size="14pt" fo:font-style="italic" style:font-name-asian="Consolas5" style:font-size-asian="14pt" style:font-style-asian="italic" style:font-name-complex="Consolas5" style:font-size-complex="14pt" style:font-style-complex="italic"/>
    </style:style>
    <style:style style:name="T136" style:family="text">
      <style:text-properties fo:color="#008000" loext:opacity="100%" style:font-name="Consolas5" fo:font-size="14pt" style:font-name-asian="Consolas5" style:font-size-asian="14pt" style:font-name-complex="Consolas5" style:font-size-complex="14pt"/>
    </style:style>
    <style:style style:name="T137" style:family="text">
      <style:text-properties fo:color="#6a3e3e" loext:opacity="100%" style:font-name="Consolas5" fo:font-size="14pt" style:font-name-asian="Consolas5" style:font-size-asian="14pt" style:font-name-complex="Consolas5" style:font-size-complex="14pt"/>
    </style:style>
    <style:style style:name="T138" style:family="text">
      <style:text-properties style:font-name="Consolas5" fo:font-size="20pt" style:font-name-asian="Consolas5" style:font-size-asian="20pt" style:font-name-complex="Consolas5" style:font-size-complex="20pt"/>
    </style:style>
    <style:style style:name="T139" style:family="text">
      <style:text-properties fo:color="#6a3e3e" loext:opacity="100%" style:font-name="Consolas5" fo:font-size="20pt" fo:font-weight="bold" style:font-name-asian="Consolas5" style:font-size-asian="20pt" style:font-weight-asian="bold" style:font-name-complex="Consolas5" style:font-size-complex="20pt" style:font-weight-complex="bold"/>
    </style:style>
    <style:style style:name="T140" style:family="text">
      <style:text-properties fo:color="#808000" loext:opacity="100%" style:font-name="Consolas5" fo:font-size="20pt" style:font-name-asian="Consolas5" style:font-size-asian="20pt" style:font-name-complex="Consolas5" style:font-size-complex="20pt"/>
    </style:style>
    <style:style style:name="T141" style:family="text">
      <style:text-properties fo:color="#6a3e3e" loext:opacity="100%" style:font-name="Consolas5" fo:font-size="20pt" style:font-name-asian="Consolas5" style:font-size-asian="20pt" style:font-name-complex="Consolas5" style:font-size-complex="20pt"/>
    </style:style>
    <style:style style:name="T142" style:family="text">
      <style:text-properties fo:color="#000080" loext:opacity="100%" style:font-name="Consolas5" fo:font-size="16pt" fo:font-style="italic" fo:font-weight="bold" style:font-name-asian="Consolas5" style:font-size-asian="16pt" style:font-style-asian="italic" style:font-weight-asian="bold" style:font-name-complex="Consolas5" style:font-size-complex="16pt" style:font-style-complex="italic" style:font-weight-complex="bold"/>
    </style:style>
    <style:style style:name="T143" style:family="text">
      <style:text-properties fo:color="#c0c0c0" loext:opacity="100%" style:font-name="Consolas5" fo:font-size="16pt" style:font-name-asian="Consolas5" style:font-size-asian="16pt" style:font-name-complex="Consolas5" style:font-size-complex="16pt"/>
    </style:style>
    <style:style style:name="T144" style:family="text">
      <style:text-properties fo:color="#008080" loext:opacity="100%" style:font-name="Consolas2" fo:font-size="16pt" style:font-name-asian="Consolas5" style:font-size-asian="16pt" style:font-name-complex="Consolas5" style:font-size-complex="16pt"/>
    </style:style>
    <style:style style:name="T145" style:family="text">
      <style:text-properties fo:color="#3f7f7f" loext:opacity="100%" style:font-name="Consolas2" fo:font-size="16pt" style:text-underline-style="solid" style:text-underline-width="auto" style:text-underline-color="font-color" style:font-name-asian="Consolas5" style:font-size-asian="16pt" style:font-name-complex="Consolas5" style:font-size-complex="16pt"/>
    </style:style>
    <style:style style:name="T146" style:family="text">
      <style:text-properties style:font-name="Consolas2" fo:font-size="16pt" style:font-name-asian="Consolas5" style:font-size-asian="16pt" style:font-name-complex="Consolas5" style:font-size-complex="16pt"/>
    </style:style>
    <style:style style:name="T147" style:family="text">
      <style:text-properties fo:color="#7f007f" loext:opacity="100%" style:font-name="Consolas2" fo:font-size="16pt" style:font-name-asian="Consolas5" style:font-size-asian="16pt" style:font-name-complex="Consolas5" style:font-size-complex="16pt"/>
    </style:style>
    <style:style style:name="T148" style:family="text">
      <style:text-properties fo:color="#000000" loext:opacity="100%" style:font-name="Consolas2" fo:font-size="16pt" style:font-name-asian="Consolas5" style:font-size-asian="16pt" style:font-name-complex="Consolas5" style:font-size-complex="16pt"/>
    </style:style>
    <style:style style:name="T149" style:family="text">
      <style:text-properties fo:color="#2a00ff" loext:opacity="100%" style:font-name="Consolas2" fo:font-size="16pt" fo:font-style="italic" style:font-name-asian="Consolas5" style:font-size-asian="16pt" style:font-style-asian="italic" style:font-name-complex="Consolas5" style:font-size-complex="16pt" style:font-style-complex="italic"/>
    </style:style>
    <style:style style:name="T150" style:family="text">
      <style:text-properties fo:color="#3f7f7f" loext:opacity="100%" style:font-name="Consolas2" fo:font-size="16pt" style:font-name-asian="Consolas5" style:font-size-asian="16pt" style:font-name-complex="Consolas5" style:font-size-complex="16pt"/>
    </style:style>
    <style:style style:name="T151" style:family="text">
      <style:text-properties fo:font-size="16pt" style:font-size-asian="16pt" style:font-size-complex="16pt"/>
    </style:style>
    <style:style style:name="T152" style:family="text">
      <style:text-properties fo:color="#7f0055"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53" style:family="text">
      <style:text-properties fo:color="#000000" loext:opacity="100%" style:text-outline="false" style:text-line-through-style="none" style:text-line-through-type="none" style:font-name="Consolas4" fo:font-size="20pt" fo:font-style="normal" fo:text-shadow="none" style:text-underline-style="none" style:letter-kerning="true" style:font-name-asian="Consolas4" style:font-size-asian="20pt" style:font-style-asian="normal" style:font-name-complex="Consolas4" style:font-size-complex="20pt" style:font-style-complex="normal" style:text-emphasize="none" style:font-relief="none" style:text-overline-style="none" style:text-overline-color="font-color"/>
    </style:style>
    <style:style style:name="T154" style:family="text">
      <style:text-properties fo:color="#00008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55" style:family="text">
      <style:text-properties fo:color="#00000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56" style:family="text">
      <style:text-properties fo:color="#80808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57" style:family="text">
      <style:text-properties fo:color="#00008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58" style:family="text">
      <style:text-properties fo:color="#7f0055" loext:opacity="100%" style:font-name="Consolas5" fo:font-size="12pt" fo:font-weight="bold" style:font-name-asian="Consolas5" style:font-size-asian="12pt" style:font-weight-asian="bold" style:font-name-complex="Consolas5" style:font-size-complex="12pt" style:font-weight-complex="bold"/>
    </style:style>
    <style:style style:name="T159" style:family="text">
      <style:text-properties fo:color="#000000" loext:opacity="100%" style:font-name="Consolas5" fo:font-size="12pt" style:font-name-asian="Consolas5" style:font-size-asian="12pt" style:font-name-complex="Consolas5" style:font-size-complex="12pt"/>
    </style:style>
    <style:style style:name="T160" style:family="text">
      <style:text-properties fo:color="#000080" loext:opacity="100%" style:font-name="Consolas5" fo:font-size="12pt" fo:font-weight="bold" style:font-name-asian="Consolas5" style:font-size-asian="12pt" style:font-weight-asian="bold" style:font-name-complex="Consolas5" style:font-size-complex="12pt" style:font-weight-complex="bold"/>
    </style:style>
    <style:style style:name="T161" style:family="text">
      <style:text-properties fo:color="#008080" loext:opacity="100%" style:font-name="Consolas5" fo:font-size="12pt" fo:font-style="italic" fo:font-weight="bold" style:font-name-asian="Consolas5" style:font-size-asian="12pt" style:font-style-asian="italic" style:font-weight-asian="bold" style:font-name-complex="Consolas5" style:font-size-complex="12pt" style:font-style-complex="italic" style:font-weight-complex="bold"/>
    </style:style>
    <style:style style:name="T162" style:family="text">
      <style:text-properties fo:font-size="12pt" style:font-size-asian="12pt" style:font-size-complex="12pt"/>
    </style:style>
    <style:style style:name="T163" style:family="text">
      <style:text-properties fo:color="#000000" loext:opacity="100%" style:font-name="Consolas5" fo:font-size="12pt" fo:font-weight="bold" style:font-name-asian="Consolas5" style:font-size-asian="12pt" style:font-weight-asian="bold" style:font-name-complex="Consolas5" style:font-size-complex="12pt" style:font-weight-complex="bold"/>
    </style:style>
    <style:style style:name="T164" style:family="text">
      <style:text-properties fo:color="#000080" loext:opacity="100%" style:font-name="Consolas5" fo:font-size="12pt" fo:font-style="italic" fo:font-weight="bold" style:font-name-asian="Consolas5" style:font-size-asian="12pt" style:font-style-asian="italic" style:font-weight-asian="bold" style:font-name-complex="Consolas5" style:font-size-complex="12pt" style:font-style-complex="italic" style:font-weight-complex="bold"/>
    </style:style>
    <style:style style:name="T165" style:family="text">
      <style:text-properties fo:color="#808080" loext:opacity="100%" style:font-name="Consolas5" fo:font-size="12pt" fo:font-weight="bold" style:font-name-asian="Consolas5" style:font-size-asian="12pt" style:font-weight-asian="bold" style:font-name-complex="Consolas5" style:font-size-complex="12pt" style:font-weight-complex="bold"/>
    </style:style>
    <style:style style:name="T166" style:family="text">
      <style:text-properties fo:color="#c0c0c0" loext:opacity="100%" style:font-name="Consolas5" fo:font-size="12pt" style:font-name-asian="Consolas5" style:font-size-asian="12pt" style:font-name-complex="Consolas5" style:font-size-complex="12pt"/>
    </style:style>
    <style:style style:name="T167" style:family="text">
      <style:text-properties fo:color="#c0c0c0" loext:opacity="100%" style:font-name="Consolas5" fo:font-size="12pt" style:text-underline-style="solid" style:text-underline-width="auto" style:text-underline-color="font-color" style:font-name-asian="Consolas5" style:font-size-asian="12pt" style:font-name-complex="Consolas5" style:font-size-complex="12pt"/>
    </style:style>
    <style:style style:name="T168" style:family="text">
      <style:text-properties fo:color="#6a3e3e" loext:opacity="100%" style:font-name="Consolas5" fo:font-size="12pt" fo:font-weight="bold" style:font-name-asian="Consolas5" style:font-size-asian="12pt" style:font-weight-asian="bold" style:font-name-complex="Consolas5" style:font-size-complex="12pt" style:font-weight-complex="bold"/>
    </style:style>
    <style:style style:name="T169" style:family="text">
      <style:text-properties fo:color="#6a3e3e" loext:opacity="100%" style:font-name="Consolas5" fo:font-size="12pt" style:font-name-asian="Consolas5" style:font-size-asian="12pt" style:font-name-complex="Consolas5" style:font-size-complex="12pt"/>
    </style:style>
    <style:style style:name="T170" style:family="text">
      <style:text-properties fo:color="#c0c0c0" loext:opacity="100%" style:text-outline="false" style:text-line-through-style="none" style:text-line-through-type="none" style:font-name="Consolas4" fo:font-size="20pt" fo:font-style="normal" fo:text-shadow="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71" style:family="text">
      <style:text-properties fo:color="#c0c0c0" loext:opacity="100%" style:text-outline="false" style:text-line-through-style="none" style:text-line-through-type="none" style:font-name="Consolas4" fo:font-size="20pt" fo:font-style="normal" fo:text-shadow="none" style:text-underline-style="solid" style:text-underline-width="auto" style:text-underline-color="font-color"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72" style:family="text">
      <style:text-properties fo:color="#c0c0c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73" style:family="text">
      <style:text-properties fo:color="#0066cc" loext:opacity="100%" style:text-outline="false" style:text-line-through-style="none" style:text-line-through-type="none" style:font-name="Consolas4" fo:font-size="20pt" fo:font-style="normal" fo:text-shadow="none" style:text-underline-style="solid" style:text-underline-width="auto" style:text-underline-color="font-color"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74" style:family="text">
      <style:text-properties fo:color="#ff000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75" style:family="text">
      <style:text-properties fo:color="#00000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76" style:family="text">
      <style:text-properties fo:color="#c0c0c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77" style:family="text">
      <style:text-properties fo:color="#7f0055" loext:opacity="100%" style:font-name="Consolas" fo:font-size="20pt" fo:font-weight="bold" style:font-name-asian="Consolas4" style:font-size-asian="20pt" style:font-weight-asian="bold" style:font-name-complex="Consolas4" style:font-size-complex="20pt" style:font-weight-complex="bold"/>
    </style:style>
    <style:style style:name="T178" style:family="text">
      <style:text-properties fo:color="#000000" loext:opacity="100%" style:font-name="Consolas" fo:font-size="20pt" style:font-name-asian="Consolas4" style:font-size-asian="20pt" style:font-name-complex="Consolas4" style:font-size-complex="20pt"/>
    </style:style>
    <style:style style:name="T179" style:family="text">
      <style:text-properties fo:color="#000080" loext:opacity="100%" style:font-name="Consolas" fo:font-size="20pt" fo:font-weight="bold" style:font-name-asian="Consolas4" style:font-size-asian="20pt" style:font-weight-asian="bold" style:font-name-complex="Consolas4" style:font-size-complex="20pt" style:font-weight-complex="bold"/>
    </style:style>
    <style:style style:name="T180" style:family="text">
      <style:text-properties style:font-name="Consolas" fo:font-size="20pt" style:font-name-asian="Consolas4" style:font-size-asian="20pt" style:font-name-complex="Consolas4" style:font-size-complex="20pt"/>
    </style:style>
    <style:style style:name="T181" style:family="text">
      <style:text-properties fo:color="#808080" loext:opacity="100%" style:font-name="Consolas" fo:font-size="20pt" fo:font-weight="bold" style:font-name-asian="Consolas4" style:font-size-asian="20pt" style:font-weight-asian="bold" style:font-name-complex="Consolas4" style:font-size-complex="20pt" style:font-weight-complex="bold"/>
    </style:style>
    <style:style style:name="T182" style:family="text">
      <style:text-properties fo:color="#000080" loext:opacity="100%" style:font-name="Consolas" fo:font-size="20pt" style:font-name-asian="Consolas4" style:font-size-asian="20pt" style:font-name-complex="Consolas4" style:font-size-complex="20pt"/>
    </style:style>
    <style:style style:name="T183" style:family="text">
      <style:text-properties fo:color="#000000" loext:opacity="100%" style:font-name="Consolas" fo:font-size="20pt" fo:font-weight="bold" style:font-name-asian="Consolas4" style:font-size-asian="20pt" style:font-weight-asian="bold" style:font-name-complex="Consolas4" style:font-size-complex="20pt" style:font-weight-complex="bold"/>
    </style:style>
    <style:style style:name="T184" style:family="text">
      <style:text-properties fo:color="#7f0055" loext:opacity="100%" style:text-outline="false" style:text-line-through-style="none" style:text-line-through-type="none" style:font-name="Consolas"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85" style:family="text">
      <style:text-properties fo:color="#000000" loext:opacity="100%" style:text-outline="false" style:text-line-through-style="none" style:text-line-through-type="none" style:font-name="Consolas" fo:font-size="20pt" fo:font-style="normal" fo:text-shadow="none" style:text-underline-style="none" style:letter-kerning="true" style:font-name-asian="Consolas4" style:font-size-asian="20pt" style:font-style-asian="normal" style:font-name-complex="Consolas4" style:font-size-complex="20pt" style:font-style-complex="normal" style:text-emphasize="none" style:font-relief="none" style:text-overline-style="none" style:text-overline-color="font-color"/>
    </style:style>
    <style:style style:name="T186" style:family="text">
      <style:text-properties fo:color="#000080" loext:opacity="100%" style:text-outline="false" style:text-line-through-style="none" style:text-line-through-type="none" style:font-name="Consolas"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87" style:family="text">
      <style:text-properties fo:color="#000000" loext:opacity="100%" style:text-outline="false" style:text-line-through-style="none" style:text-line-through-type="none" style:font-name="Consolas"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88" style:family="text">
      <style:text-properties fo:color="#c0c0c0" loext:opacity="100%" style:text-outline="false" style:text-line-through-style="none" style:text-line-through-type="none" style:font-name="Consolas"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89" style:family="text">
      <style:text-properties fo:font-size="20pt" style:font-size-asian="20pt" style:font-size-complex="20pt"/>
    </style:style>
    <style:style style:name="T190" style:family="text">
      <style:text-properties fo:color="#008080" loext:opacity="100%" style:font-name="Consolas5" fo:font-size="20pt" fo:font-style="italic" fo:font-weight="bold" style:font-name-asian="Consolas5" style:font-size-asian="20pt" style:font-style-asian="italic" style:font-weight-asian="bold" style:font-name-complex="Consolas5" style:font-size-complex="20pt" style:font-style-complex="italic" style:font-weight-complex="bold"/>
    </style:style>
    <style:style style:name="T191" style:family="text">
      <style:text-properties fo:color="#000080" loext:opacity="100%" style:font-name="Consolas5" fo:font-size="20pt" style:font-name-asian="Consolas5" style:font-size-asian="20pt" style:font-name-complex="Consolas5" style:font-size-complex="20pt"/>
    </style:style>
    <style:style style:name="T192" style:family="text">
      <style:text-properties fo:color="#000000" loext:opacity="100%" style:font-name="Consolas5" fo:font-size="20pt" fo:font-style="italic" style:font-name-asian="Consolas5" style:font-size-asian="20pt" style:font-style-asian="italic" style:font-name-complex="Consolas5" style:font-size-complex="20pt" style:font-style-complex="italic"/>
    </style:style>
    <style:style style:name="T193" style:family="text">
      <style:text-properties fo:color="#7f0055" loext:opacity="100%" style:font-name="Consolas2" fo:font-size="20pt" fo:font-weight="bold" style:font-name-asian="Consolas5" style:font-size-asian="20pt" style:font-weight-asian="bold" style:font-name-complex="Consolas5" style:font-size-complex="20pt" style:font-weight-complex="bold"/>
    </style:style>
    <style:style style:name="T194" style:family="text">
      <style:text-properties fo:color="#000000" loext:opacity="100%" style:font-name="Consolas2" fo:font-size="20pt" style:font-name-asian="Consolas5" style:font-size-asian="20pt" style:font-name-complex="Consolas5" style:font-size-complex="20pt"/>
    </style:style>
    <style:style style:name="T195" style:family="text">
      <style:text-properties fo:color="#000080" loext:opacity="100%" style:font-name="Consolas2" fo:font-size="20pt" fo:font-weight="bold" style:font-name-asian="Consolas5" style:font-size-asian="20pt" style:font-weight-asian="bold" style:font-name-complex="Consolas5" style:font-size-complex="20pt" style:font-weight-complex="bold"/>
    </style:style>
    <style:style style:name="T196" style:family="text">
      <style:text-properties style:font-name="Consolas2" fo:font-size="20pt" style:font-size-asian="20pt" style:font-size-complex="20pt"/>
    </style:style>
    <style:style style:name="T197" style:family="text">
      <style:text-properties fo:color="#000000" loext:opacity="100%" style:font-name="Consolas2" fo:font-size="20pt" fo:font-weight="bold" style:font-name-asian="Consolas5" style:font-size-asian="20pt" style:font-weight-asian="bold" style:font-name-complex="Consolas5" style:font-size-complex="20pt" style:font-weight-complex="bold"/>
    </style:style>
    <style:style style:name="T198" style:family="text">
      <style:text-properties fo:color="#808080" loext:opacity="100%" style:font-name="Consolas2" fo:font-size="20pt" fo:font-weight="bold" style:font-name-asian="Consolas5" style:font-size-asian="20pt" style:font-weight-asian="bold" style:font-name-complex="Consolas5" style:font-size-complex="20pt" style:font-weight-complex="bold"/>
    </style:style>
    <style:style style:name="T199" style:family="text">
      <style:text-properties fo:color="#6a3e3e" loext:opacity="100%" style:font-name="Consolas2" fo:font-size="20pt" fo:font-weight="bold" style:font-name-asian="Consolas5" style:font-size-asian="20pt" style:font-weight-asian="bold" style:font-name-complex="Consolas5" style:font-size-complex="20pt" style:font-weight-complex="bold"/>
    </style:style>
    <style:style style:name="T200" style:family="text">
      <style:text-properties fo:color="#808000" loext:opacity="100%" style:font-name="Consolas2" fo:font-size="20pt" style:font-name-asian="Consolas5" style:font-size-asian="20pt" style:font-name-complex="Consolas5" style:font-size-complex="20pt"/>
    </style:style>
    <style:style style:name="T201" style:family="text">
      <style:text-properties fo:color="#008000" loext:opacity="100%" style:font-name="Consolas2" fo:font-size="20pt" style:font-name-asian="Consolas5" style:font-size-asian="20pt" style:font-name-complex="Consolas5" style:font-size-complex="20pt"/>
    </style:style>
    <style:style style:name="T202" style:family="text">
      <style:text-properties fo:color="#6a3e3e" loext:opacity="100%" style:font-name="Consolas2" fo:font-size="20pt" style:font-name-asian="Consolas5" style:font-size-asian="20pt" style:font-name-complex="Consolas5" style:font-size-complex="20pt"/>
    </style:style>
    <style:style style:name="T203" style:family="text">
      <style:text-properties style:font-name="Consolas4" fo:font-size="20pt" fo:font-weight="bold" style:font-name-asian="Consolas4" style:font-size-asian="20pt" style:font-weight-asian="bold" style:font-name-complex="Consolas4" style:font-size-complex="20pt" style:font-weight-complex="bold"/>
    </style:style>
    <style:style style:name="T204" style:family="text">
      <style:text-properties fo:color="#008080" loext:opacity="100%" style:text-outline="false" style:text-line-through-style="none" style:text-line-through-type="none" style:font-name="Consolas4" fo:font-size="20pt" fo:font-style="italic" fo:text-shadow="none" style:text-underline-style="none" fo:font-weight="bold" style:letter-kerning="true" style:font-name-asian="Consolas4" style:font-size-asian="20pt" style:font-style-asian="italic" style:font-weight-asian="bold" style:font-name-complex="Consolas4" style:font-size-complex="20pt" style:font-style-complex="italic" style:font-weight-complex="bold" style:text-emphasize="none" style:font-relief="none" style:text-overline-style="none" style:text-overline-color="font-color"/>
    </style:style>
    <style:style style:name="T205" style:family="text">
      <style:text-properties fo:color="#808080" loext:opacity="100%" style:font-name="Consolas4" fo:font-size="20pt" fo:font-style="italic" fo:font-weight="bold" style:font-name-asian="Consolas4" style:font-size-asian="20pt" style:font-style-asian="italic" style:font-weight-asian="bold" style:font-name-complex="Consolas4" style:font-size-complex="20pt" style:font-style-complex="italic" style:font-weight-complex="bold"/>
    </style:style>
    <style:style style:name="T206" style:family="text">
      <style:text-properties fo:color="#000000" loext:opacity="100%" style:font-name="Consolas4" fo:font-size="20pt" fo:font-style="italic" fo:font-weight="bold" style:font-name-asian="Consolas4" style:font-size-asian="20pt" style:font-style-asian="italic" style:font-weight-asian="bold" style:font-name-complex="Consolas4" style:font-size-complex="20pt" style:font-style-complex="italic" style:font-weight-complex="bold"/>
    </style:style>
    <style:style style:name="T207" style:family="text">
      <style:text-properties fo:color="#7f0055" loext:opacity="100%" style:font-name="Consolas4" fo:font-size="20pt" fo:font-style="italic" fo:font-weight="bold" style:font-name-asian="Consolas4" style:font-size-asian="20pt" style:font-style-asian="italic" style:font-weight-asian="bold" style:font-name-complex="Consolas4" style:font-size-complex="20pt" style:font-style-complex="italic" style:font-weight-complex="bold"/>
    </style:style>
    <style:style style:name="T208" style:family="text">
      <style:text-properties fo:color="#80800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209" style:family="text">
      <style:text-properties fo:color="#808080" loext:opacity="100%" style:text-outline="false" style:text-line-through-style="none" style:text-line-through-type="none" style:font-name="Consolas5" fo:font-size="20pt" fo:font-style="normal" fo:text-shadow="none" style:text-underline-style="none" fo:font-weight="bold" style:letter-kerning="true" style:font-name-asian="Consolas5" style:font-size-asian="20pt" style:font-style-asian="normal" style:font-weight-asian="bold" style:font-name-complex="Consolas5" style:font-size-complex="20pt" style:font-style-complex="normal" style:font-weight-complex="bold" style:text-emphasize="none" style:font-relief="none" style:text-overline-style="none" style:text-overline-color="font-color"/>
    </style:style>
    <style:style style:name="T210" style:family="text">
      <style:text-properties fo:color="#000000" loext:opacity="100%" style:text-outline="false" style:text-line-through-style="none" style:text-line-through-type="none" style:font-name="Consolas5" fo:font-size="20pt" fo:font-style="normal" fo:text-shadow="none" style:text-underline-style="none" style:letter-kerning="true" style:font-name-asian="Consolas5" style:font-size-asian="20pt" style:font-style-asian="normal" style:font-name-complex="Consolas5" style:font-size-complex="20pt" style:font-style-complex="normal" style:text-emphasize="none" style:font-relief="none" style:text-overline-style="none" style:text-overline-color="font-color"/>
    </style:style>
    <style:style style:name="T211" style:family="text">
      <style:text-properties fo:color="#000080" loext:opacity="100%" style:text-outline="false" style:text-line-through-style="none" style:text-line-through-type="none" style:font-name="Consolas5" fo:font-size="20pt" fo:font-style="normal" fo:text-shadow="none" style:text-underline-style="none" fo:font-weight="bold" style:letter-kerning="true" style:font-name-asian="Consolas5" style:font-size-asian="20pt" style:font-style-asian="normal" style:font-weight-asian="bold" style:font-name-complex="Consolas5" style:font-size-complex="20pt" style:font-style-complex="normal" style:font-weight-complex="bold" style:text-emphasize="none" style:font-relief="none" style:text-overline-style="none" style:text-overline-color="font-color"/>
    </style:style>
    <style:style style:name="T212" style:family="text">
      <style:text-properties fo:color="#000000" loext:opacity="100%" style:text-outline="false" style:text-line-through-style="none" style:text-line-through-type="none" style:font-name="Consolas5" fo:font-size="20pt" fo:font-style="normal" fo:text-shadow="none" style:text-underline-style="none" fo:font-weight="normal" style:letter-kerning="true" style:font-name-asian="Consolas5" style:font-size-asian="20pt" style:font-style-asian="normal" style:font-weight-asian="normal" style:font-name-complex="Consolas5" style:font-size-complex="20pt" style:font-style-complex="normal" style:font-weight-complex="normal" style:text-emphasize="none" style:font-relief="none" style:text-overline-style="none" style:text-overline-color="font-color"/>
    </style:style>
    <style:style style:name="T213" style:family="text">
      <style:text-properties fo:color="#808000" loext:opacity="100%" style:text-outline="false" style:text-line-through-style="none" style:text-line-through-type="none" style:font-name="Consolas5" fo:font-size="20pt" fo:font-style="normal" fo:text-shadow="none" style:text-underline-style="none" fo:font-weight="normal" style:letter-kerning="true" style:font-name-asian="Consolas5" style:font-size-asian="20pt" style:font-style-asian="normal" style:font-weight-asian="normal" style:font-name-complex="Consolas5" style:font-size-complex="20pt" style:font-style-complex="normal" style:font-weight-complex="normal" style:text-emphasize="none" style:font-relief="none" style:text-overline-style="none" style:text-overline-color="font-color"/>
    </style:style>
    <style:style style:name="T214" style:family="text">
      <style:text-properties fo:color="#008080" loext:opacity="100%" style:font-name="Consolas5" fo:font-size="20pt" style:font-name-asian="Consolas5" style:font-size-asian="20pt" style:font-name-complex="Consolas5" style:font-size-complex="20pt"/>
    </style:style>
    <style:style style:name="T215" style:family="text">
      <style:text-properties fo:color="#3f7f7f" loext:opacity="100%" style:font-name="Consolas5" fo:font-size="20pt" style:font-name-asian="Consolas5" style:font-size-asian="20pt" style:font-name-complex="Consolas5" style:font-size-complex="20pt"/>
    </style:style>
    <style:style style:name="T216" style:family="text">
      <style:text-properties fo:color="#7f007f" loext:opacity="100%" style:font-name="Consolas5" fo:font-size="20pt" style:font-name-asian="Consolas5" style:font-size-asian="20pt" style:font-name-complex="Consolas5" style:font-size-complex="20pt"/>
    </style:style>
    <style:style style:name="T217" style:family="text">
      <style:text-properties fo:color="#2a00ff" loext:opacity="100%" style:font-name="Consolas5" fo:font-size="20pt" fo:font-style="italic" style:font-name-asian="Consolas5" style:font-size-asian="20pt" style:font-style-asian="italic" style:font-name-complex="Consolas5" style:font-size-complex="20pt" style:font-style-complex="italic"/>
    </style:style>
    <style:style style:name="T218" style:family="text">
      <style:text-properties fo:color="#808000" loext:opacity="100%" style:font-name="Consolas4" fo:font-size="18pt" style:font-name-asian="Consolas4" style:font-size-asian="18pt" style:font-name-complex="Consolas4" style:font-size-complex="18pt"/>
    </style:style>
    <style:style style:name="T219" style:family="text">
      <style:text-properties fo:color="#008000" loext:opacity="100%" style:font-name="Consolas4" fo:font-size="18pt" style:font-name-asian="Consolas4" style:font-size-asian="18pt" style:font-name-complex="Consolas4" style:font-size-complex="18pt"/>
    </style:style>
    <style:style style:name="T220" style:family="text">
      <style:text-properties fo:color="#808000" loext:opacity="100%" style:font-name="Consolas5" fo:font-size="16pt" fo:font-weight="bold" style:font-name-asian="Consolas5" style:font-size-asian="16pt" style:font-weight-asian="bold" style:font-name-complex="Consolas5" style:font-size-complex="16pt" style:font-weight-complex="bold"/>
    </style:style>
    <style:style style:name="T221" style:family="text">
      <style:text-properties fo:font-size="26pt" style:font-size-asian="26pt" style:font-size-complex="26pt"/>
    </style:style>
    <style:style style:name="T222" style:family="text">
      <style:text-properties style:font-name="Consolas5" fo:font-size="12pt" style:font-name-asian="Consolas5" style:font-size-asian="12pt" style:font-name-complex="Consolas5" style:font-size-complex="12pt"/>
    </style:style>
    <style:style style:name="T223" style:family="text">
      <style:text-properties fo:color="#000080" loext:opacity="100%" style:font-name="Consolas5" fo:font-size="12pt" style:font-name-asian="Consolas5" style:font-size-asian="12pt" style:font-name-complex="Consolas5" style:font-size-complex="12pt"/>
    </style:style>
    <style:style style:name="T224" style:family="text">
      <style:text-properties fo:color="#008000" loext:opacity="100%" style:font-name="Consolas5" fo:font-size="12pt" style:font-name-asian="Consolas5" style:font-size-asian="12pt" style:font-name-complex="Consolas5" style:font-size-complex="12pt"/>
    </style:style>
    <style:style style:name="T225" style:family="text">
      <style:text-properties fo:color="#000000" loext:opacity="100%" style:font-name="Consolas5" fo:font-size="12pt" fo:font-style="italic" style:font-name-asian="Consolas5" style:font-size-asian="12pt" style:font-style-asian="italic" style:font-name-complex="Consolas5" style:font-size-complex="12pt" style:font-style-complex="italic"/>
    </style:style>
    <style:style style:name="T226" style:family="text">
      <style:text-properties fo:color="#000000" loext:opacity="100%" style:text-line-through-style="solid" style:text-line-through-type="single" style:font-name="Consolas5" fo:font-size="12pt" style:font-name-asian="Consolas5" style:font-size-asian="12pt" style:font-name-complex="Consolas5" style:font-size-complex="12pt"/>
    </style:style>
    <style:style style:name="T227"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DI</text:p>
          </draw:text-box>
        </draw:frame>
        <draw:frame presentation:style-name="pr2" draw:text-style-name="P1"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 text:style-name="P2">Last time I have presented this was 2 years ago.</text:p>
              <text:p text:style-name="P2">I have not used CDI since, so my skills are a bit rusty.</text:p>
              <text:p text:style-name="P2">I have changed many slides from the original presentation, this made things a bit complicated.</text:p>
              <text:p text:style-name="P2">I want to explain how CDI works before explaining features, so that you will have a better understanding how it implements any particular feature.</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exts and Dependency Injection</text:p>
          </draw:text-box>
        </draw:frame>
        <draw:frame presentation:style-name="pr5" draw:layer="layout" svg:width="25.199cm" svg:height="13.859cm" svg:x="1.4cm" svg:y="4.914cm" presentation:class="outline" presentation:user-transformed="true">
          <draw:text-box>
            <text:list text:style-name="L3">
              <text:list-item>
                <text:p><text:a xlink:href="http://www.cdi-spec.org/" xlink:type="simple">http://www.cdi-spec.org/</text:a></text:p>
              </text:list-item>
              <text:list-item>
                <text:p><text:a xlink:href="https://jakarta.ee/specifications/cdi/" xlink:type="simple">https://jakarta.ee/specifications/cdi/</text:a></text:p>
              </text:list-item>
              <text:list-item>
                <text:p>Java EE 6+ standard and central feature</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istory</text:p>
          </draw:text-box>
        </draw:frame>
        <draw:frame presentation:style-name="pr5" draw:layer="layout" svg:width="25.199cm" svg:height="13.859cm" svg:x="1.4cm" svg:y="4.914cm" presentation:class="outline" presentation:user-transformed="true">
          <draw:text-box>
            <text:list text:style-name="L3">
              <text:list-item>
                <text:p>2009-10: @Inject JSR-330 (Java EE 6)</text:p>
                <text:list>
                  <text:list-item>
                    <text:p>Dependency Injection for Java</text:p>
                  </text:list-item>
                  <text:list-item>
                    <text:p>Informally known as AtInject</text:p>
                  </text:list-item>
                  <text:list-item>
                    <text:p>Result of Guice and Spring standardization</text:p>
                  </text:list-item>
                </text:list>
              </text:list-item>
              <text:list-item>
                <text:p>2009-12: CDI 1.0 JSR-299 (Java EE 6)</text:p>
                <text:list>
                  <text:list-item>
                    <text:p>Contexts and Dependency Injection for the Java EE Platform, formerly known as Web Beans</text:p>
                  </text:list-item>
                  <text:list-item>
                    <text:p>Result of EJB and JSF standardization</text:p>
                  </text:list-item>
                  <text:list-item>
                    <text:p>CDI implements the @Inject specific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p><text:span text:style-name="T2">Guice and Spring communities had started to specify the basics of injection as “JSR-330: Dependency Injection for Java” nicknamed <text:s/>“AtInject”.</text:span></text:p>
              <text:p><text:span text:style-name="T2">At the same time under the name of “Web Beans” the CDI specification was created to fill the gaps between EJB at backend and JSF at the view layer.</text:span></text:p>
              <text:p><text:span text:style-name="T2">Collaboration resulted in the AtInject and CDI expert groups working closely together to ensure a common solution across dependency injection frameworks.</text:span></text:p>
              <text:p><text:span text:style-name="T2">As a result CDI fully implements the AtInject specification, just like Guice and Spring.</text:span></text:p>
              <text:p><text:span text:style-name="T2">CDI and AtInject are both included in Java EE 6, and thus an integral part of almost all Java EE server.</text:span></text:p>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istory</text:p>
          </draw:text-box>
        </draw:frame>
        <draw:frame presentation:style-name="pr5" draw:layer="layout" svg:width="25.199cm" svg:height="13.859cm" svg:x="1.4cm" svg:y="4.914cm" presentation:class="outline" presentation:user-transformed="true">
          <draw:text-box>
            <text:list text:style-name="L3">
              <text:list-item>
                <text:p>2013-04: CDI 1.1 JSR-346 (Java EE 7)</text:p>
              </text:list-item>
              <text:list-item>
                <text:p>2014-04: CDI 1.2 JSR-346 (Maintenance rel.)</text:p>
              </text:list-item>
              <text:list-item>
                <text:p>2017-05: CDI 2.0 JSR-365 (Java EE 8)</text:p>
              </text:list-item>
              <text:list-item>
                <text:p>2019-09: CDI 2.0 (Jakarta EE 8)</text:p>
              </text:list-item>
              <text:list-item>
                <text:p>2020-07: CDI 3.0 (Jakarta EE 9)</text:p>
              </text:list-item>
              <text:list-item>
                <text:p>2022-04: CDI 4.0 (Jakarta EE 10)</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p><text:span text:style-name="T2">CDI then underwent some additional revisions, adding new features in the process.</text:span></text:p>
              <text:p><text:span text:style-name="T2">The specifications and the changelogs detail precisely what changed in each revision.</text:span></text:p>
              <text:p><text:span text:style-name="T2">CDI 1.1 introduced lot of new features, like half of them</text:span></text:p>
              <text:p><text:span text:style-name="T2">CDI 1.2 contains clarifications and corrections</text:span></text:p>
              <text:p><text:span text:style-name="T2">CDI 2.0 also introduced new features like support for Java Standard Edition</text:span></text:p>
              <text:p><text:span text:style-name="T2">CDI 3.0 saw the move to Jakarta EE namespaces</text:span></text:p>
              <text:p><text:span text:style-name="T2">CDI 4.0 introduced CDI Lite and Full and modules</text:span></text:p>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mplementations</text:p>
          </draw:text-box>
        </draw:frame>
        <draw:frame presentation:style-name="pr7" draw:layer="layout" svg:width="25.199cm" svg:height="15.403cm" svg:x="1.4cm" svg:y="4.9cm" presentation:class="outline" presentation:user-transformed="true">
          <draw:text-box>
            <text:list text:style-name="L3">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8" draw:text-style-name="P3" draw:layer="layout" svg:width="17.271cm" svg:height="11.019cm" svg:x="2.159cm" svg:y="13.271cm" presentation:class="notes" presentation:user-transformed="true">
            <draw:text-box>
              <text:p>Java EE technologies are APIs, it is up to third party vendors to provide implementations, which are then certified by Oracle.</text:p>
              <text:p>JBoss Weld is the reference implementation, it is tested to death and the best implementation so far. I highly recommend you use JBoss Weld instead of other implementations.</text:p>
              <text:p>WebSphere Liberty prior to a certain version used Apache OpenWebBeans or maybe its own implementation, I can not remember at the moment, after that certain revision they started using JBoss Weld instead.</text:p>
              <text:p text:style-name="P5">I have never heard of Resin so I can not comment.</text:p>
              <text:p/>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figuration</text:p>
          </draw:text-box>
        </draw:frame>
        <draw:frame presentation:style-name="pr9" draw:layer="layout" svg:width="25.199cm" svg:height="14.166cm" svg:x="1.4cm" svg:y="4.77cm" presentation:class="outline" presentation:user-transformed="true">
          <draw:text-box>
            <text:list text:style-name="L3">
              <text:list-item>
                <text:p>Java EE Application Server</text:p>
              </text:list-item>
              <text:list-item>
                <text:p>Java SE application (since CDI 2.0)</text:p>
              </text:list-item>
              <text:list-item>
                <text:p>Maven Dependency</text:p>
                <text:list>
                  <text:list-item>
                    <text:p>javax:javaee-api or</text:p>
                  </text:list-item>
                  <text:list-item>
                    <text:p>javax.enterprise:cdi-api or</text:p>
                  </text:list-item>
                  <text:list-item>
                    <text:p>org.jboss.weld:weld-api/core/core-impl/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10" draw:text-style-name="P3" draw:layer="layout" svg:width="17.271cm" svg:height="6.297cm" svg:x="2.159cm" svg:y="13.271cm" presentation:class="notes" presentation:user-transformed="true">
            <draw:text-box>
              <text:p>You need to do some minimal configuration.</text:p>
              <text:p>You need a Java EE application server, or you have to bootstrap CDI from your Java SE application.</text:p>
              <text:p>You have to import a Maven dependency, either the Java EE or the CDI API, or one of the Weld deps.</text:p>
              <text:p>Beans.xml is no longer necessary, but it is preferred to set bean-discovery-mode to ALL for best experience.</text:p>
              <text:p/>
            </draw:text-box>
          </draw:frame>
        </presentation:notes>
      </draw:page>
      <draw:page draw:name="page7" draw:style-name="dp1" draw:master-page-name="Default" presentation:presentation-page-layout-name="AL2T1">
        <office:forms form:automatic-focus="false" form:apply-design-mode="false"/>
        <draw:frame presentation:style-name="pr11" draw:text-style-name="P7" draw:layer="layout" svg:width="25.199cm" svg:height="14.433cm" svg:x="1.4cm" svg:y="4.627cm" presentation:class="outline" presentation:user-transformed="true">
          <draw:text-box>
            <text:p text:style-name="P6"><text:span text:style-name="T3">&lt;</text:span><text:span text:style-name="T4">project</text:span><text:span text:style-name="T5"> </text:span><text:span text:style-name="T6">xmlns</text:span><text:span text:style-name="T7">=</text:span><text:span text:style-name="T8">"http://maven.apache.org/POM/4.0.0"</text:span><text:span text:style-name="T5"> </text:span></text:p>
            <text:p text:style-name="P6"><text:span text:style-name="T5"><text:s text:c="4"/></text:span><text:span text:style-name="T6">xmlns:xsi</text:span><text:span text:style-name="T7">=</text:span><text:span text:style-name="T8">"http://www.w3.org/2001/XMLSchema-instance"</text:span><text:span text:style-name="T5"> </text:span><text:span text:style-name="T6">xsi:schemaLocation</text:span><text:span text:style-name="T7">=</text:span><text:span text:style-name="T8">"http://maven.apache.org/POM/4.0.0 http://maven.apache.org/maven-v4_0_0.xsd"</text:span><text:span text:style-name="T3">&gt;</text:span></text:p>
            <text:p text:style-name="P6"><text:span text:style-name="T7"><text:s text:c="4"/></text:span><text:span text:style-name="T3">&lt;</text:span><text:span text:style-name="T4">modelVersion</text:span><text:span text:style-name="T3">&gt;</text:span><text:span text:style-name="T7">4.0.0</text:span><text:span text:style-name="T3">&lt;/</text:span><text:span text:style-name="T4">modelVersion</text:span><text:span text:style-name="T3">&gt;</text:span></text:p>
            <text:p text:style-name="P6"><text:span text:style-name="T5"/></text:p>
            <text:p text:style-name="P6"><text:span text:style-name="T7"><text:s text:c="4"/></text:span><text:span text:style-name="T3">&lt;</text:span><text:span text:style-name="T4">groupId</text:span><text:span text:style-name="T3">&gt;</text:span><text:span text:style-name="T9">frigo</text:span><text:span text:style-name="T3">&lt;/</text:span><text:span text:style-name="T4">groupId</text:span><text:span text:style-name="T3">&gt;</text:span></text:p>
            <text:p text:style-name="P6"><text:span text:style-name="T7"><text:s text:c="4"/></text:span><text:span text:style-name="T3">&lt;</text:span><text:span text:style-name="T4">artifactId</text:span><text:span text:style-name="T3">&gt;</text:span><text:span text:style-name="T9">cdi</text:span><text:span text:style-name="T3">&lt;/</text:span><text:span text:style-name="T4">artifactId</text:span><text:span text:style-name="T3">&gt;</text:span></text:p>
            <text:p text:style-name="P6"><text:span text:style-name="T7"><text:s text:c="4"/></text:span><text:span text:style-name="T3">&lt;</text:span><text:span text:style-name="T4">version</text:span><text:span text:style-name="T3">&gt;</text:span><text:span text:style-name="T7">1.0.0-SNAPSHOT</text:span><text:span text:style-name="T3">&lt;/</text:span><text:span text:style-name="T4">version</text:span><text:span text:style-name="T3">&gt;</text:span></text:p>
            <text:p text:style-name="P6"><text:span text:style-name="T7"><text:s text:c="4"/></text:span><text:span text:style-name="T3">&lt;</text:span><text:span text:style-name="T4">packaging</text:span><text:span text:style-name="T3">&gt;</text:span><text:span text:style-name="T7">war</text:span><text:span text:style-name="T3">&lt;/</text:span><text:span text:style-name="T4">packaging</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7"><text:s text:c="8"/></text:span><text:span text:style-name="T3">&lt;</text:span><text:span text:style-name="T4">dependency</text:span><text:span text:style-name="T3">&gt;</text:span></text:p>
            <text:p text:style-name="P6"><text:span text:style-name="T7"><text:s text:c="12"/></text:span><text:span text:style-name="T3">&lt;</text:span><text:span text:style-name="T4">groupId</text:span><text:span text:style-name="T3">&gt;</text:span><text:span text:style-name="T9">javax</text:span><text:span text:style-name="T3">&lt;/</text:span><text:span text:style-name="T4">groupId</text:span><text:span text:style-name="T3">&gt;</text:span></text:p>
            <text:p text:style-name="P6"><text:span text:style-name="T7"><text:s text:c="12"/></text:span><text:span text:style-name="T3">&lt;</text:span><text:span text:style-name="T4">artifactId</text:span><text:span text:style-name="T3">&gt;</text:span><text:span text:style-name="T9">javaee</text:span><text:span text:style-name="T7">-</text:span><text:span text:style-name="T9">api</text:span><text:span text:style-name="T3">&lt;/</text:span><text:span text:style-name="T4">artifactId</text:span><text:span text:style-name="T3">&gt;</text:span></text:p>
            <text:p text:style-name="P6"><text:span text:style-name="T7"><text:s text:c="12"/></text:span><text:span text:style-name="T3">&lt;</text:span><text:span text:style-name="T4">version</text:span><text:span text:style-name="T3">&gt;</text:span><text:span text:style-name="T7">8.0.1</text:span><text:span text:style-name="T3">&lt;/</text:span><text:span text:style-name="T4">version</text:span><text:span text:style-name="T3">&gt;</text:span></text:p>
            <text:p text:style-name="P6"><text:span text:style-name="T7"><text:s text:c="8"/></text:span><text:span text:style-name="T3">&lt;/</text:span><text:span text:style-name="T4">dependency</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3">&lt;/</text:span><text:span text:style-name="T4">project</text:span><text:span text:style-name="T3">&gt;</text:span></text:p>
          </draw:text-box>
        </draw:frame>
        <draw:frame presentation:style-name="pr4" draw:layer="layout" svg:width="25.199cm" svg:height="3.506cm" svg:x="1.4cm" svg:y="0.837cm" presentation:class="title" presentation:user-transformed="true">
          <draw:text-box>
            <text:p>Example pom.xml</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beans.xml</text:p>
          </draw:text-box>
        </draw:frame>
        <draw:frame presentation:style-name="pr5" draw:text-style-name="P9" draw:layer="layout" svg:width="25.199cm" svg:height="13.859cm" svg:x="1.4cm" svg:y="4.914cm" presentation:class="outline" presentation:user-transformed="true">
          <draw:text-box>
            <text:p text:style-name="P8"><text:span text:style-name="T10">&lt;</text:span><text:span text:style-name="T11">beans</text:span><text:span text:style-name="T5"> </text:span><text:span text:style-name="T12">xmlns</text:span><text:span text:style-name="T13">=</text:span><text:span text:style-name="T14">"https://jakarta.ee/xml/ns/jakartaee"</text:span></text:p>
            <text:p text:style-name="P8"><text:span text:style-name="T5"><text:s text:c="4"/></text:span><text:span text:style-name="T12">xmlns:xsi</text:span><text:span text:style-name="T13">=</text:span><text:span text:style-name="T14">"http://www.w3.org/2001/XMLSchema-instance"</text:span></text:p>
            <text:p text:style-name="P8"><text:span text:style-name="T5"><text:s text:c="4"/></text:span><text:span text:style-name="T12">xsi:schemaLocation</text:span><text:span text:style-name="T13">=</text:span><text:span text:style-name="T14">"https://jakarta.ee/xml/ns/jakartaee https://jakarta.ee/xml/ns/jakartaee/beans_4_0.xsd"</text:span></text:p>
            <text:p text:style-name="P8"><text:span text:style-name="T5"><text:s text:c="4"/></text:span><text:span text:style-name="T12">version</text:span><text:span text:style-name="T13">=</text:span><text:span text:style-name="T14">"4.0"</text:span><text:span text:style-name="T5"> </text:span><text:span text:style-name="T12">bean-discovery-mode</text:span><text:span text:style-name="T13">=</text:span><text:span text:style-name="T14">"all"</text:span><text:span text:style-name="T10">&gt;</text:span></text:p>
            <text:p text:style-name="P8"><text:span text:style-name="T10">&lt;/</text:span><text:span text:style-name="T11">beans</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without CDI</text:p>
          </draw:text-box>
        </draw:frame>
        <draw:frame presentation:style-name="pr12" draw:text-style-name="P10" draw:layer="layout" svg:width="25.199cm" svg:height="15.661cm" svg:x="1.4cm" svg:y="4.017cm" presentation:class="outline" presentation:user-transformed="true">
          <draw:text-box>
            <text:p text:style-name="P8"><text:span text:style-name="T15">public</text:span><text:span text:style-name="T16"> </text:span><text:span text:style-name="T15">class</text:span><text:span text:style-name="T16"> </text:span><text:span text:style-name="T17">LegacyDatabaseReplicator</text:span><text:span text:style-name="T16"> {</text:span></text:p>
            <text:p text:style-name="P8"><text:span text:style-name="T18"/></text:p>
            <text:p text:style-name="P8"><text:span text:style-name="T16"><text:s text:c="4"/></text:span><text:span text:style-name="T15">private</text:span><text:span text:style-name="T16"> </text:span><text:span text:style-name="T17">Logger</text:span><text:span text:style-name="T16"> </text:span><text:span text:style-name="T19">logger</text:span><text:span text:style-name="T16"> = </text:span><text:span text:style-name="T17">Logger</text:span><text:span text:style-name="T16">.</text:span><text:span text:style-name="T20">getLogger</text:span><text:span text:style-name="T16">(</text:span><text:span text:style-name="T17">LegacyDatabaseReplicator</text:span><text:span text:style-name="T16">.</text:span><text:span text:style-name="T15">class</text:span><text:span text:style-name="T16">.getName());</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sourceBase</text:span><text:span text:style-name="T16"> = readProperty(</text:span><text:span text:style-name="T21">"application.properties"</text:span><text:span text:style-name="T16">, </text:span><text:span text:style-name="T21">"source.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User</text:span><text:span text:style-name="T16"> = readProperty(</text:span><text:span text:style-name="T21">"application.properties"</text:span><text:span text:style-name="T16">, </text:span><text:span text:style-name="T21">"source.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Pass</text:span><text:span text:style-name="T16"> = readProperty(</text:span><text:span text:style-name="T21">"application.properties"</text:span><text:span text:style-name="T16">, </text:span><text:span text:style-name="T21">"source.pass"</text:span><text:span text:style-name="T16">);</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targetBase</text:span><text:span text:style-name="T16"> = readProperty(</text:span><text:span text:style-name="T21">"application.properties"</text:span><text:span text:style-name="T16">, </text:span><text:span text:style-name="T21">"target.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User</text:span><text:span text:style-name="T16"> = readProperty(</text:span><text:span text:style-name="T21">"application.properties"</text:span><text:span text:style-name="T16">, </text:span><text:span text:style-name="T21">"target.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Pass</text:span><text:span text:style-name="T16"> = readProperty(</text:span><text:span text:style-name="T21">"application.properties"</text:span><text:span text:style-name="T16">, </text:span><text:span text:style-name="T21">"target.pass"</text:span><text:span text:style-name="T16">);</text:span></text:p>
            <text:p text:style-name="P8"><text:span text:style-name="T18"/></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 = </text:span><text:span text:style-name="T15">new</text:span><text:span text:style-name="T16"> </text:span><text:span text:style-name="T17">Database</text:span><text:span text:style-name="T16">(</text:span><text:span text:style-name="T19">sourceBase</text:span><text:span text:style-name="T16">, </text:span><text:span text:style-name="T19">sourceUser</text:span><text:span text:style-name="T16">, </text:span><text:span text:style-name="T19">sourcePass</text:span><text:span text:style-name="T16">);</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 = </text:span><text:span text:style-name="T15">new</text:span><text:span text:style-name="T16"> </text:span><text:span text:style-name="T17">Database</text:span><text:span text:style-name="T16">(</text:span><text:span text:style-name="T19">targetBase</text:span><text:span text:style-name="T16">, </text:span><text:span text:style-name="T19">targetUser</text:span><text:span text:style-name="T16">, </text:span><text:span text:style-name="T19">targetPass</text:span><text:span text:style-name="T16">);</text:span></text:p>
            <text:p text:style-name="P8"><text:span text:style-name="T18"/></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8"><text:span text:style-name="T16"><text:s text:c="8"/></text:span><text:span text:style-name="T15">try</text:span><text:span text:style-name="T16">{</text:span></text:p>
            <text:p text:style-name="P8"><text:span text:style-name="T16"><text:s text:c="12"/></text:span><text:span text:style-name="T19">logger</text:span><text:span text:style-name="T16">.info(</text:span><text:span text:style-name="T21">"Started replicate"</text:span><text:span text:style-name="T16">);</text:span></text:p>
            <text:p text:style-name="P6"><text:span text:style-name="T23"><text:s text:c="12"/></text:span><text:span text:style-name="T24">source.</text:span><text:span text:style-name="T23">replicateTo</text:span><text:span text:style-name="T24">(target)</text:span><text:span text:style-name="T16">;</text:span></text:p>
            <text:p text:style-name="P8"><text:span text:style-name="T16"><text:s text:c="12"/></text:span><text:span text:style-name="T19">logger</text:span><text:span text:style-name="T16">.info(</text:span><text:span text:style-name="T21">"Ended replicate"</text:span><text:span text:style-name="T16">);</text:span></text:p>
            <text:p text:style-name="P8"><text:span text:style-name="T16"><text:s text:c="8"/></text:span><text:span text:style-name="T16">}</text:span><text:span text:style-name="T15">catch</text:span><text:span text:style-name="T16">( </text:span><text:span text:style-name="T17">Exception</text:span><text:span text:style-name="T16"> </text:span><text:span text:style-name="T25">e</text:span><text:span text:style-name="T16"> ){</text:span></text:p>
            <text:p text:style-name="P8"><text:span text:style-name="T16"><text:s text:c="12"/></text:span><text:span text:style-name="T19">logger</text:span><text:span text:style-name="T16">.info(</text:span><text:span text:style-name="T21">"Exception "</text:span><text:span text:style-name="T16"> + </text:span><text:span text:style-name="T26">e</text:span><text:span text:style-name="T16">);</text:span></text:p>
            <text:p text:style-name="P8"><text:span text:style-name="T16"><text:s text:c="12"/></text:span><text:span text:style-name="T15">throw</text:span><text:span text:style-name="T16"> </text:span><text:span text:style-name="T26">e</text:span><text:span text:style-name="T16">;</text:span></text:p>
            <text:p text:style-name="P8"><text:span text:style-name="T16"><text:s text:c="8"/></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13"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with CDI</text:p>
          </draw:text-box>
        </draw:frame>
        <draw:frame presentation:style-name="pr5" draw:text-style-name="P10" draw:layer="layout" svg:width="25.199cm" svg:height="13.859cm" svg:x="1.4cm" svg:y="4.914cm" presentation:class="outline" presentation:user-transformed="true">
          <draw:text-box>
            <text:p text:style-name="P8"><text:span text:style-name="T15">public</text:span><text:span text:style-name="T16"> </text:span><text:span text:style-name="T15">class</text:span><text:span text:style-name="T16"> </text:span><text:span text:style-name="T17">CdiDatabaseReplicator</text:span><text:span text:style-name="T16"> {</text:span></text:p>
            <text:p text:style-name="P8"><text:span text:style-name="T18"/></text:p>
            <text:p text:style-name="P8"><text:span text:style-name="T16"><text:s text:c="4"/></text:span><text:span text:style-name="T27">@Inject</text:span></text:p>
            <text:p text:style-name="P8"><text:span text:style-name="T16"><text:s text:c="4"/></text:span><text:span text:style-name="T27">@Source</text:span></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text:span></text:p>
            <text:p text:style-name="P8"><text:span text:style-name="T18"/></text:p>
            <text:p text:style-name="P8"><text:span text:style-name="T16"><text:s text:c="4"/></text:span><text:span text:style-name="T27">@Inject</text:span></text:p>
            <text:p text:style-name="P8"><text:span text:style-name="T16"><text:s text:c="4"/></text:span><text:span text:style-name="T27">@Target</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text:span></text:p>
            <text:p text:style-name="P8"><text:span text:style-name="T18"/></text:p>
            <text:p text:style-name="P8"><text:span text:style-name="T16"><text:s text:c="4"/></text:span><text:span text:style-name="T27">@Log</text:span></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6"><text:span text:style-name="T23"><text:s text:c="8"/></text:span><text:span text:style-name="T24">source.</text:span><text:span text:style-name="T23">replicateTo</text:span><text:span text:style-name="T24">(target)</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Source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Source</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sourceBase(), </text:span><text:span text:style-name="T19">config</text:span><text:span text:style-name="T16">.sourceUser(), </text:span><text:span text:style-name="T19">config</text:span><text:span text:style-name="T16">.source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Target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Target</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targetBase(), </text:span><text:span text:style-name="T19">config</text:span><text:span text:style-name="T16">.targetUser(), </text:span><text:span text:style-name="T19">config</text:span><text:span text:style-name="T16">.target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draw:text-box>
              <text:p><text:span text:style-name="T2">Likewise for target database it is the exact same thing.</text:span></text:p>
              <text:p><text:span text:style-name="T2">We have a target database producer, which works from a configuration, and again it creates a new database, with target URL, username, and password.</text:span></text:p>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27">@Interceptor</text:span><text:span text:style-name="T27"><text:line-break/></text:span><text:span text:style-name="T27">@Log</text:span><text:span text:style-name="T27"><text:line-break/></text:span><text:span text:style-name="T27">@Priority</text:span><text:span text:style-name="T22">(</text:span><text:span text:style-name="T27">Interceptor</text:span><text:span text:style-name="T22">.</text:span><text:span text:style-name="T17">Priority</text:span><text:span text:style-name="T22">.</text:span><text:span text:style-name="T28">APPLICATION</text:span><text:span text:style-name="T22">)</text:span><text:span text:style-name="T22"><text:line-break/></text:span><text:span text:style-name="T15">public</text:span><text:span text:style-name="T22"> </text:span><text:span text:style-name="T15">class</text:span><text:span text:style-name="T22"> </text:span><text:span text:style-name="T17">LogInterceptor</text:span><text:span text:style-name="T22"> {</text:span><text:span text:style-name="T22"><text:line-break/></text:span><text:span text:style-name="T22"><text:line-break/></text:span><text:span text:style-name="T22"> <text:s text:c="3"/></text:span><text:span text:style-name="T27">@AroundInvoke</text:span><text:span text:style-name="T27"><text:line-break/></text:span><text:span text:style-name="T22"> <text:s text:c="3"/></text:span><text:span text:style-name="T15">public</text:span><text:span text:style-name="T22"> </text:span><text:span text:style-name="T17">Object</text:span><text:span text:style-name="T22"> log(</text:span><text:span text:style-name="T29">InvocationContext</text:span><text:span text:style-name="T22"> </text:span><text:span text:style-name="T25">ic</text:span><text:span text:style-name="T22">) </text:span><text:span text:style-name="T15">throws</text:span><text:span text:style-name="T22"> </text:span><text:span text:style-name="T17">Throwable</text:span><text:span text:style-name="T22"> {</text:span><text:span text:style-name="T22"><text:line-break/></text:span><text:span text:style-name="T22"> <text:s text:c="7"/></text:span><text:span text:style-name="T17">Class</text:span><text:span text:style-name="T22">&lt;?&gt; </text:span><text:span text:style-name="T25">clazz</text:span><text:span text:style-name="T22"> = </text:span><text:span text:style-name="T25">ic</text:span><text:span text:style-name="T22">.</text:span><text:span text:style-name="T30">getTarget</text:span><text:span text:style-name="T22">().getClass();</text:span><text:span text:style-name="T22"><text:line-break/></text:span><text:span text:style-name="T22"> <text:s text:c="7"/></text:span><text:span text:style-name="T17">Logger</text:span><text:span text:style-name="T22"> </text:span><text:span text:style-name="T25">logger</text:span><text:span text:style-name="T22"> = </text:span><text:span text:style-name="T17">Logger</text:span><text:span text:style-name="T22">.</text:span><text:span text:style-name="T30">getLogger</text:span><text:span text:style-name="T22">(</text:span><text:span text:style-name="T25">clazz</text:span><text:span text:style-name="T22">.getName());</text:span><text:span text:style-name="T22"><text:line-break/></text:span><text:span text:style-name="T22"> <text:s text:c="7"/></text:span><text:span text:style-name="T17">String</text:span><text:span text:style-name="T22"> </text:span><text:span text:style-name="T25">method</text:span><text:span text:style-name="T22"> = </text:span><text:span text:style-name="T25">ic</text:span><text:span text:style-name="T22">.</text:span><text:span text:style-name="T30">getMethod</text:span><text:span text:style-name="T22">().getName();</text:span><text:span text:style-name="T22"><text:line-break/></text:span><text:span text:style-name="T22"> <text:s text:c="7"/></text:span><text:span text:style-name="T15">try</text:span><text:span text:style-name="T22"> {</text:span><text:span text:style-name="T22"><text:line-break/></text:span><text:span text:style-name="T22"> <text:s text:c="11"/></text:span><text:span text:style-name="T25">logger</text:span><text:span text:style-name="T22">.info(</text:span><text:span text:style-name="T31">"Started "</text:span><text:span text:style-name="T22"> + </text:span><text:span text:style-name="T25">method</text:span><text:span text:style-name="T22">);</text:span><text:span text:style-name="T22"><text:line-break/></text:span><text:span text:style-name="T22"> <text:s text:c="11"/></text:span><text:span text:style-name="T17">Object</text:span><text:span text:style-name="T22"> </text:span><text:span text:style-name="T25">result</text:span><text:span text:style-name="T22"> = </text:span><text:span text:style-name="T25">ic</text:span><text:span text:style-name="T22">.</text:span><text:span text:style-name="T30">proceed</text:span><text:span text:style-name="T22">();</text:span><text:span text:style-name="T22"><text:line-break/></text:span><text:span text:style-name="T22"> <text:s text:c="11"/></text:span><text:span text:style-name="T25">logger</text:span><text:span text:style-name="T22">.info(</text:span><text:span text:style-name="T31">"Ended "</text:span><text:span text:style-name="T22"> + </text:span><text:span text:style-name="T25">method</text:span><text:span text:style-name="T22">);</text:span><text:span text:style-name="T22"><text:line-break/></text:span><text:span text:style-name="T22"> <text:s text:c="11"/></text:span><text:span text:style-name="T15">return</text:span><text:span text:style-name="T22"> </text:span><text:span text:style-name="T25">result</text:span><text:span text:style-name="T22">;</text:span><text:span text:style-name="T22"><text:line-break/></text:span><text:span text:style-name="T22"> <text:s text:c="7"/>} </text:span><text:span text:style-name="T15">catch</text:span><text:span text:style-name="T22"> (</text:span><text:span text:style-name="T17">Exception</text:span><text:span text:style-name="T22"> </text:span><text:span text:style-name="T25">e</text:span><text:span text:style-name="T22">) {</text:span><text:span text:style-name="T22"><text:line-break/></text:span><text:span text:style-name="T22"> <text:s text:c="11"/></text:span><text:span text:style-name="T25">logger</text:span><text:span text:style-name="T22">.info(</text:span><text:span text:style-name="T31">"Exception "</text:span><text:span text:style-name="T22"> + </text:span><text:span text:style-name="T25">e</text:span><text:span text:style-name="T22">);</text:span><text:span text:style-name="T22"><text:line-break/></text:span><text:span text:style-name="T22"> <text:s text:c="11"/></text:span><text:span text:style-name="T15">throw</text:span><text:span text:style-name="T22"> </text:span><text:span text:style-name="T25">e</text:span><text:span text:style-name="T22">;</text:span><text:span text:style-name="T22"><text:line-break/></text:span><text:span text:style-name="T27"> <text:s text:c="7"/>}</text:span><text:span text:style-name="T27"><text:line-break/></text:span><text:span text:style-name="T27"> <text:s text:c="3"/>}</text:span><text:span text:style-name="T27"><text:line-break/></text:span><text:span text:style-name="T27"><text:line-break/></text:span><text:span text:style-name="T27">}</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14"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Features</text:p>
          </draw:text-box>
        </draw:frame>
        <draw:frame presentation:style-name="pr5" draw:layer="layout" svg:width="25.199cm" svg:height="13.859cm" svg:x="1.4cm" svg:y="4.914cm" presentation:class="outline" presentation:user-transformed="true">
          <draw:text-box>
            <text:list text:style-name="L3">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13" draw:text-style-name="P3" draw:layer="layout" svg:width="17.271cm" svg:height="14.167cm" svg:x="2.159cm" svg:y="13.271cm" presentation:class="notes" presentation:user-transformed="true">
            <draw:text-box>
              <text:p>Dependency Injection is a basic feature, if you annotate a field with @Inject CDI will try its best to inject that particular dependency by some rules.</text:p>
              <text:p>CDI also manages contextes and life cycles, for example it is responsible for creating and tearing down request scoped beans.</text:p>
              <text:p>Aspect Oriented Programming makes it possible to add logic around constructors and methods in the form of delegates and interceptors.</text:p>
              <text:p>With event bus you can send and receive messages, without coupling your beans together, it is extensively used in CDI itself.</text:p>
              <text:p>With portable extensions you can create frameworks or extensions that run on any CDI compliant container.</text:p>
              <text:p>CDI injects by type first and foremost and not names, unlike some other dependency injection frameworks you can not create a runtime type error.</text:p>
              <text:p/>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tainer</text:p>
          </draw:text-box>
        </draw:frame>
        <draw:frame presentation:style-name="pr5" draw:layer="layout" svg:width="25.199cm" svg:height="13.859cm" svg:x="1.4cm" svg:y="4.914cm" presentation:class="outline" presentation:user-transformed="true">
          <draw:text-box>
            <text:list text:style-name="L3">
              <text:list-item>
                <text:p>Environment in which applications execute</text:p>
              </text:list-item>
              <text:list-item>
                <text:p>Bootstraps your application</text:p>
              </text:list-item>
              <text:list-item>
                <text:p>Provides all CDI features</text:p>
              </text:list-item>
              <text:list-item>
                <text:p>Manages beans and bean resolution</text:p>
              </text:list-item>
              <text:list-item>
                <text:p>Manages contexts and bean lifecycle</text:p>
              </text:list-item>
              <text:list-item>
                <text:p>Manages decoration and interception</text:p>
              </text:list-item>
              <text:list-item>
                <text:p>Manages events and callbacks</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15" draw:text-style-name="P3" draw:layer="layout" svg:width="17.271cm" svg:height="12.593cm" svg:x="2.159cm" svg:y="13.271cm" presentation:class="notes" presentation:user-transformed="true">
            <draw:text-box>
              <text:p>All CDI implementations have to provide a container.</text:p>
              <text:p>This is the framework which constructs and executes your application.</text:p>
              <text:p>This container is responsible for implementing all features of CDI.</text:p>
              <text:p>The container creates the bean graph of your application, and wedges itself into </text:p>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ootstrapping Java SE application</text:p>
          </draw:text-box>
        </draw:frame>
        <draw:frame presentation:style-name="pr5" draw:text-style-name="P9" draw:layer="layout" svg:width="25.199cm" svg:height="13.859cm" svg:x="1.4cm" svg:y="6.124cm" presentation:class="outline" presentation:user-transformed="true">
          <draw:text-box>
            <text:p text:style-name="P8"><text:span text:style-name="T32">public</text:span><text:span text:style-name="T7"> </text:span><text:span text:style-name="T32">static</text:span><text:span text:style-name="T7"> </text:span><text:span text:style-name="T32">void</text:span><text:span text:style-name="T7"> </text:span><text:span text:style-name="T33">main</text:span><text:span text:style-name="T7"> (</text:span><text:span text:style-name="T34">String</text:span><text:span text:style-name="T7">[] </text:span><text:span text:style-name="T35">args</text:span><text:span text:style-name="T7">) {</text:span></text:p>
            <text:p text:style-name="P8"><text:span text:style-name="T7"/></text:p>
            <text:p text:style-name="P8"><text:span text:style-name="T7"><text:s text:c="4"/></text:span><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7"><text:s text:c="4"/></text:span><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8"/></text:span><text:span text:style-name="T39">container</text:span><text:span text:style-name="T7">.</text:span><text:span text:style-name="T37">select</text:span><text:span text:style-name="T7">(</text:span><text:span text:style-name="T34">GreeterApplication</text:span><text:span text:style-name="T7">.</text:span><text:span text:style-name="T32">class</text:span><text:span text:style-name="T7">).</text:span><text:span text:style-name="T37">get</text:span><text:span text:style-name="T7">().greet();</text:span></text:p>
            <text:p text:style-name="P8"><text:span text:style-name="T7"><text:s text:c="4"/></text:span><text:span text:style-name="T7">}</text:span></text:p>
            <text:p text:style-name="P8"><text:span text:style-name="T5"/></text:p>
            <text:p text:style-name="P8"><text:span text:style-name="T7">}</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13" draw:text-style-name="P3" draw:layer="layout" svg:width="17.271cm" svg:height="14.167cm" svg:x="2.159cm" svg:y="13.271cm" presentation:class="notes" presentation:user-transformed="true">
            <draw:text-box>
              <text:p>CDI 2.0 allows us to use CDI in Java SE applications.</text:p>
              <text:p>This is how we create a CDI container, and bootstrap our application with it.</text:p>
              <text:p>Once we select our GreeterApplication and run it, it is entirely under CDI control.</text:p>
              <text:p>SeContainer implements the Instance interface.</text:p>
              <text:p>The select method selects the appropriate bean, there are multiple select methods that accept annotations, classes, or typeliterals.</text:p>
              <text:p>The get method returns the bean if there is one and only one bean that satisfies the selection.</text:p>
              <text:p>The greet method is the application’s own method.</text:p>
              <text:p/>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nother Java SE example</text:p>
          </draw:text-box>
        </draw:frame>
        <draw:frame presentation:style-name="pr5" draw:text-style-name="P9" draw:layer="layout" svg:width="25.199cm" svg:height="13.859cm" svg:x="1.4cm" svg:y="4.914cm" presentation:class="outline" presentation:user-transformed="true">
          <draw:text-box>
            <text:p text:style-name="P8"><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39">initializer</text:span><text:span text:style-name="T7">.</text:span><text:span text:style-name="T37">disableDiscovery</text:span><text:span text:style-name="T7">();</text:span></text:p>
            <text:p text:style-name="P8"><text:span text:style-name="T39">initializer</text:span><text:span text:style-name="T7">.</text:span><text:span text:style-name="T37">addBeanClasses</text:span><text:span text:style-name="T7">(</text:span><text:span text:style-name="T34">GreeterClient</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User</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EnglishHelloService</text:span><text:span text:style-name="T7">.</text:span><text:span text:style-name="T32">class</text:span><text:span text:style-name="T7">);</text:span></text:p>
            <text:p text:style-name="P8"><text:span text:style-name="T39">initializer</text:span><text:span text:style-name="T7">.</text:span><text:span text:style-name="T37">enableDecorators</text:span><text:span text:style-name="T7">(</text:span><text:span text:style-name="T34">HelloDecorator</text:span><text:span text:style-name="T7">.</text:span><text:span text:style-name="T32">class</text:span><text:span text:style-name="T7">);</text:span></text:p>
            <text:p text:style-name="P8"><text:span text:style-name="T39">initializer</text:span><text:span text:style-name="T7">.</text:span><text:span text:style-name="T37">enableInterceptors</text:span><text:span text:style-name="T7">(</text:span><text:span text:style-name="T34">LogInterceptor</text:span><text:span text:style-name="T7">.</text:span><text:span text:style-name="T32">class</text:span><text:span text:style-name="T7">);</text:span></text:p>
            <text:p text:style-name="P8"><text:span text:style-name="T5"/></text:p>
            <text:p text:style-name="P8"><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4"/></text:span><text:span text:style-name="T38">Instance</text:span><text:span text:style-name="T7">&lt;</text:span><text:span text:style-name="T34">GreeterApp</text:span><text:span text:style-name="T7">&gt; </text:span><text:span text:style-name="T35">instance</text:span><text:span text:style-name="T7"> = </text:span><text:span text:style-name="T39">container</text:span><text:span text:style-name="T7">.</text:span><text:span text:style-name="T37">select</text:span><text:span text:style-name="T7">(</text:span><text:span text:style-name="T34">GreeterApp</text:span><text:span text:style-name="T7">.</text:span><text:span text:style-name="T32">class</text:span><text:span text:style-name="T7">);</text:span></text:p>
            <text:p text:style-name="P8"><text:span text:style-name="T7"><text:s text:c="4"/></text:span><text:span text:style-name="T34">GreeterApp</text:span><text:span text:style-name="T7"> </text:span><text:span text:style-name="T35">greeter</text:span><text:span text:style-name="T7"> = </text:span><text:span text:style-name="T39">instance</text:span><text:span text:style-name="T7">.</text:span><text:span text:style-name="T37">get</text:span><text:span text:style-name="T7">();</text:span></text:p>
            <text:p text:style-name="P8"><text:span text:style-name="T7"><text:s text:c="4"/></text:span><text:span text:style-name="T39">greeter</text:span><text:span text:style-name="T7">.greet();</text:span></text:p>
            <text:p text:style-name="P8"><text:span text:style-name="T7">}</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16" draw:text-style-name="P3" draw:layer="layout" svg:width="17.271cm" svg:height="8.658cm" svg:x="2.159cm" svg:y="13.271cm" presentation:class="notes" presentation:user-transformed="true">
            <draw:text-box>
              <text:p>This is another Java Standard Edition example.</text:p>
              <text:p>Here we disable the default bean discovery, and we add bean classes, decorators, interceptors manually.</text:p>
              <text:p>If you have a huge application, you might not want CDI to scan and instantiate every single class you have.</text:p>
              <text:p>Maybe you just want to test a very small feature, and you do not want CDI to create the entire application.</text:p>
              <text:p>You only want a select few dependencies and a select few classes and do some tests on them.</text:p>
              <text:p>This is how CDI testing frameworks also operate, I will show them at later slides.</text:p>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an</text:p>
          </draw:text-box>
        </draw:frame>
        <draw:frame presentation:style-name="pr5" draw:layer="layout" svg:width="25.199cm" svg:height="13.859cm" svg:x="1.4cm" svg:y="4.914cm" presentation:class="outline" presentation:user-transformed="true">
          <draw:text-box>
            <text:list text:style-name="L3">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8" draw:text-style-name="P3" draw:layer="layout" svg:width="17.271cm" svg:height="11.019cm" svg:x="2.159cm" svg:y="13.271cm" presentation:class="notes" presentation:user-transformed="true">
            <draw:text-box>
              <text:p>I have already used the word “bean” but what are beans or more properly managed beans?</text:p>
              <text:p>Beans are classes the CDI container can instantiate, proxy, and do certain operations with it.</text:p>
              <text:p>In order to do that, it has some technical restrictions.</text:p>
              <text:p>It needs to have a constructor that CDI can call, either a no-args constructor or one annotated with @Inject.</text:p>
              <text:p>It can not be an inner class, an abstract class (unless it is a @Decorator), and it is highly recommended to avoid final classes and final methods.</text:p>
              <text:p>It can not be a CDI extension.</text:p>
              <text:p>It can not be @Vetoed.</text:p>
              <text:p>Most classes fulfill these criteria and are beans.</text:p>
              <text:p>The most different classes are data classes.</text:p>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bean</text:p>
          </draw:text-box>
        </draw:frame>
        <draw:frame presentation:style-name="pr5" draw:text-style-name="P14" draw:layer="layout" svg:width="25.199cm" svg:height="13.859cm" svg:x="1.4cm" svg:y="4.914cm" presentation:class="outline" presentation:user-transformed="true">
          <draw:text-box>
            <text:p text:style-name="P8"><text:span text:style-name="T40">public</text:span><text:span text:style-name="T41"> </text:span><text:span text:style-name="T40">class</text:span><text:span text:style-name="T41"> </text:span><text:span text:style-name="T42">HelloService</text:span><text:span text:style-name="T41"> {</text:span></text:p>
            <text:p text:style-name="P8"><text:span text:style-name="T43"/></text:p>
            <text:p text:style-name="P8"><text:span text:style-name="T41"><text:s text:c="4"/></text:span><text:span text:style-name="T40">public</text:span><text:span text:style-name="T41"> </text:span><text:span text:style-name="T42">String</text:span><text:span text:style-name="T41"> </text:span><text:span text:style-name="T44">hello</text:span><text:span text:style-name="T41"> () {</text:span></text:p>
            <text:p text:style-name="P8"><text:span text:style-name="T41"><text:s text:c="8"/></text:span><text:span text:style-name="T40">return</text:span><text:span text:style-name="T41"> </text:span><text:span text:style-name="T45">"Hello World!"</text:span><text:span text:style-name="T41">;</text:span></text:p>
            <text:p text:style-name="P8"><text:span text:style-name="T41"><text:s text:c="4"/></text:span><text:span text:style-name="T41">}</text:span></text:p>
            <text:p text:style-name="P8"><text:span text:style-name="T43"/></text:p>
            <text:p text:style-name="P8"><text:span text:style-name="T41">}</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ot a bean</text:p>
          </draw:text-box>
        </draw:frame>
        <draw:frame presentation:style-name="pr17" draw:text-style-name="P15" draw:layer="layout" svg:width="25.199cm" svg:height="13.985cm" svg:x="1.4cm" svg:y="4.851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0">public</text:span><text:span text:style-name="T41"> </text:span><text:span text:style-name="T44">HelloService</text:span><text:span text:style-name="T41">(</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user-transformed="true">
            <draw:text-box>
              <text:p>This is not a bean because the constructor has a parameter and is not annotated with @Inject.</text:p>
              <text:p/>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lso a bean</text:p>
          </draw:text-box>
        </draw:frame>
        <draw:frame presentation:style-name="pr18" draw:text-style-name="P15" draw:layer="layout" svg:width="25.199cm" svg:height="13.875cm" svg:x="1.4cm" svg:y="4.904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9">@Inject</text:span><text:span text:style-name="T49"><text:line-break/></text:span><text:span text:style-name="T41"> <text:s text:c="3"/></text:span><text:span text:style-name="T40">public</text:span><text:span text:style-name="T41"> </text:span><text:span text:style-name="T44">HelloService</text:span><text:span text:style-name="T41">(</text:span><text:span text:style-name="T49">@Greeting</text:span><text:span text:style-name="T41"> </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his is also a bean because the constructor is annotated with @Inject, and we also have a CDI qualifier on its parameter. I will talk about qualifiers later.</text:p>
              <text:p/>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pendency injection</text:p>
          </draw:text-box>
        </draw:frame>
        <draw:frame presentation:style-name="pr5" draw:layer="layout" svg:width="25.199cm" svg:height="13.859cm" svg:x="1.4cm" svg:y="4.914cm" presentation:class="outline" presentation:user-transformed="true">
          <draw:text-box>
            <text:list text:style-name="L3">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8" draw:text-style-name="P3" draw:layer="layout" svg:width="17.271cm" svg:height="11.019cm" svg:x="2.159cm" svg:y="13.271cm" presentation:class="notes" presentation:user-transformed="true">
            <draw:text-box>
              <text:p>Since some of you have some Spring experience, you should already know some dependency injection.</text:p>
              <text:p>Inversion of control means we request dependencies from the container, instead of creating them by hand.</text:p>
              <text:p>We separate the construction and use of objects, we construct objects outside, and we use them inside.</text:p>
              <text:p>Why is this good? Because we decouple the dependency creation from the usage. This makes it more flexible, replacable, testable, readable.</text:p>
              <text:p>We do not use hardcoded objects, rather we request from some outside configuration that can change.</text:p>
              <text:p>For example if we are testing we need a different configuration with different dependencies, as opposed to when we a running on a live system.</text:p>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pendency injection frameworks</text:p>
          </draw:text-box>
        </draw:frame>
        <draw:frame presentation:style-name="pr5" draw:layer="layout" svg:width="25.199cm" svg:height="13.859cm" svg:x="1.4cm" svg:y="4.914cm" presentation:class="outline" presentation:user-transformed="true">
          <draw:text-box>
            <text:list text:style-name="L3">
              <text:list-item>
                <text:p>CDI</text:p>
              </text:list-item>
              <text:list-item>
                <text:p>Spring</text:p>
              </text:list-item>
              <text:list-item>
                <text:p>Guice</text:p>
              </text:list-item>
              <text:list-item>
                <text:p>Dagger</text:p>
              </text:list-item>
              <text:list-item>
                <text:p>PicoContainer</text:p>
              </text:list-item>
              <text:list-item>
                <text:p>Play Framework</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user-transformed="true">
            <draw:text-box>
              <text:p>We have already mentioned CDI, Spring, and Guice.</text:p>
              <text:p>I apologize but I have no experience with the others.</text:p>
              <text:p/>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onstructo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6">GreeterClient</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hello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user-transformed="true">
            <draw:text-box>
              <text:p>There are three types of dependency injection within CDI: Constructor, field, and method injection.</text:p>
              <text:p>Constructor injection can accept dependencies as constructor parameters.</text:p>
              <text:p>This allows final fields, as well as logic within the constructor. However it has one significant drawback, it does not support circular dependencies.</text:p>
              <text:p>For other types of dependency injection we can use the @PostConstruct annotation on methods to allow initialization logic.</text:p>
              <text:p/>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ette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0">void</text:span><text:span text:style-name="T51"> </text:span><text:span text:style-name="T56">setService</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text:span><text:span text:style-name="T54">hello</text:span><text:span text:style-name="T51">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This approach is mainly used to maintain compatibility with older technologies that rely on setters.</text:p>
              <text:p/>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Field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displayHello</text:span><text:span text:style-name="T51"> () {</text:span></text:p>
            <text:p text:style-name="P8"><text:span text:style-name="T51"><text:s text:c="8"/></text:span><text:span text:style-name="T59">display</text:span><text:span text:style-name="T51">(</text:span><text:span text:style-name="T54">hello</text:span><text:span text:style-name="T51">.hello());</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19" draw:text-style-name="P3" draw:layer="layout" svg:width="17.271cm" svg:height="3.149cm" svg:x="2.159cm" svg:y="12.941cm" presentation:class="notes" presentation:user-transformed="true">
            <draw:text-box>
              <text:p>And finally there is also field injection.</text:p>
              <text:p>Personally I like field injection the best, I think that’s the most straightforward.</text:p>
              <text:p/>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Bean lifecycle callbacks</text:p>
          </draw:text-box>
        </draw:frame>
        <draw:frame presentation:style-name="pr20" draw:text-style-name="P17" draw:layer="layout" svg:width="25.199cm" svg:height="14.941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span text:style-name="T65">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5">GreeterClien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Constructor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ostConstruct</text:span><text:span text:style-name="T65"> </text:span><text:span text:style-name="T61">public</text:span><text:span text:style-name="T62"> </text:span><text:span text:style-name="T61">void</text:span><text:span text:style-name="T62"> </text:span><text:span text:style-name="T65">ini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ostConstruct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reDestroy</text:span><text:span text:style-name="T65"> </text:span><text:span text:style-name="T61">public</text:span><text:span text:style-name="T62"> </text:span><text:span text:style-name="T61">void</text:span><text:span text:style-name="T62"> </text:span><text:span text:style-name="T65">teardown</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reDestroy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21" draw:text-style-name="P3" draw:layer="layout" svg:width="17.271cm" svg:height="5.51cm" svg:x="2.159cm" svg:y="13.271cm" presentation:class="notes" presentation:user-transformed="true">
            <draw:text-box>
              <text:p>When we use field or setter injection, we can not access dependencies within constructors.</text:p>
              <text:p>@PostConstruct offers an alternative mechanism to do initialization logic after dependencies are injected.</text:p>
              <text:p>@PreDestroy allows some teardown logic before the bean is destroyed.</text:p>
              <text:p/>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ype safety</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0">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EmailService</text:span><text:span text:style-name="T51"> </text:span><text:span text:style-name="T54">email</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sendHello</text:span><text:span text:style-name="T51"> () {</text:span></text:p>
            <text:p text:style-name="P8"><text:span text:style-name="T51"><text:s text:c="8"/></text:span><text:span text:style-name="T54">email</text:span><text:span text:style-name="T51">.</text:span><text:span text:style-name="T59">send</text:span><text:span text:style-name="T51">(</text:span><text:span text:style-name="T54">hello</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4" draw:layer="layout" svg:width="17.271cm" svg:height="12.572cm" svg:x="2.159cm" svg:y="13.271cm" presentation:class="notes" presentation:user-transformed="true">
            <draw:text-box>
              <text:p><text:span text:style-name="T2">CDI has compile time type safety.</text:span></text:p>
              <text:p text:style-name="P5"><text:span text:style-name="T2">In this example we have a GreeterClient, which depends on a HelloService and an EmailService, and it sends an email with a hello text.</text:span></text:p>
              <text:p><text:span text:style-name="T2">Injection points have types, and CDI will only inject beans that conform to this particular type.</text:span></text:p>
              <text:p><text:span text:style-name="T2">By default it injects by type, not by name, or extensive external configurations.</text:span></text:p>
              <text:p><text:span text:style-name="T2">This simplifies development a lot, but you have to be aware of some drawbacks.</text:span></text:p>
              <text:p><text:span text:style-name="T2">If you have multiple implementations, CDI will need additional hints to decide which to inject.</text:span></text:p>
              <text:p><text:span text:style-name="T2"/></text:p>
              <text:p><text:span text:style-name="T2"/></text:p>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o type erasur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Hello</text:span><text:span text:style-name="T51">&gt;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Email</text:span><text:span text:style-name="T51">&gt; </text:span><text:span text:style-name="T54">email</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user-transformed="true">
            <draw:text-box>
              <text:p>Generics are only checked at compile time, their type is removed in a process called type erasure. During runtime the virtual machine has no type information.</text:p>
              <text:p>CDI manages to circumvent this, I believe it uses some type metadata from class files.</text:p>
              <text:p>So you can inject a Service&lt;Hello&gt; and a Service&lt;Email&gt;, and CDI will be able to handle it.</text:p>
              <text:p/>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faces can be injected too</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interface</text:span><text:span text:style-name="T51"> </text:span><text:span text:style-name="T71">HelloService</text:span><text:span text:style-name="T51"> {</text:span></text:p>
            <text:p text:style-name="P8"><text:span text:style-name="T51"/></text:p>
            <text:p text:style-name="P8"><text:span text:style-name="T51"><text:s text:c="4"/></text:span><text:span text:style-name="T50">public</text:span><text:span text:style-name="T51"> </text:span><text:span text:style-name="T52">String</text:span><text:span text:style-name="T51"> </text:span><text:span text:style-name="T56">hello</text:span><text:span text:style-name="T51"> ();</text:span></text:p>
            <text:p text:style-name="P8"><text:span text:style-name="T51"/></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6" draw:text-style-name="P4" draw:layer="layout" svg:width="17.271cm" svg:height="12.572cm" svg:x="2.159cm" svg:y="13.271cm" presentation:class="notes">
            <draw:text-box>
              <text:p><text:span text:style-name="T2">Interfaces can be injected too.</text:span></text:p>
              <text:p><text:span text:style-name="T2">CDI will look up the implementations of the interface, and injection proceeds with the implementations.</text:span></text:p>
              <text:p><text:span text:style-name="T2">CDI can still inject only one type, so additional hints are needed to pick an implementation.</text:span></text:p>
              <text:p><text:span text:style-name="T2"/></text:p>
              <text:p><text:span text:style-name="T2"/></text:p>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Unsatisfied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8: Unsatisfied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5"/></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user-transformed="true">
            <draw:text-box>
              <text:p>If your interface is not implemented CDI will not start your application, and it will complain with a generic error message “Unsatisfied dependencies”.</text:p>
              <text:p>CDI only sees the interface, it cannot inject anything, because there is no implementation.</text:p>
              <text:p/>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et's implement the interface</text:p>
          </draw:text-box>
        </draw:frame>
        <draw:frame presentation:style-name="pr23" draw:text-style-name="P19" draw:layer="layout" svg:width="25.199cm" svg:height="14.111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presentation:user-transformed="true">
            <draw:text-box>
              <text:p/>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mbiguous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9: Ambiguous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4"><text:s text:c="2"/></text:span><text:span text:style-name="T74">Possible dependencies: </text:span></text:p>
            <text:p text:style-name="P8"><text:span text:style-name="T74"><text:s text:c="2"/></text:span><text:span text:style-name="T74">- Managed Bean [class HungarianHelloService] with qualifiers [@Any @Default],</text:span></text:p>
            <text:p text:style-name="P8"><text:span text:style-name="T74"><text:s text:c="2"/></text:span><text:span text:style-name="T74">- Managed Bean [class EnglishHelloService] with qualifiers [@Any @Default]</text:span></text:p>
            <text:p text:style-name="P8"><text:span text:style-name="T75"/></text:p>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presentation:user-transformed="true">
            <draw:text-box>
              <text:p text:style-name="P5">If you have more than one implementations, like an English and a Hungarian HelloService, then CDI will also refuse to start, and complain with the “Ambiguous dependencies” error message.</text:p>
              <text:p text:style-name="P5"/>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rs</text:p>
          </draw:text-box>
        </draw:frame>
        <draw:frame presentation:style-name="pr5" draw:text-style-name="P16" draw:layer="layout" svg:width="25.199cm" svg:height="13.859cm" svg:x="1.4cm" svg:y="4.914cm" presentation:class="outline" presentation:user-transformed="true">
          <draw:text-box>
            <text:list text:style-name="L3">
              <text:list-item>
                <text:p>Annotations that help container pick a bean</text:p>
              </text:list-item>
            </text:list>
            <text:p text:style-name="P8"><text:span text:style-name="T55"/></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English</text:span><text:span text:style-name="T62"> {</text:span></text:p>
            <text:p text:style-name="P8"><text:span text:style-name="T62">}</text:span></text:p>
            <text:p text:style-name="P8"><text:span text:style-name="T62"/></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Hungarian</text:span><text:span text:style-name="T62"> {</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6" draw:text-style-name="P3" draw:layer="layout" svg:width="17.271cm" svg:height="12.572cm" svg:x="2.159cm" svg:y="13.271cm" presentation:class="notes">
            <draw:text-box>
              <text:p text:style-name="P5">Qualifiers are one tool to help pick an implementation.</text:p>
              <text:p text:style-name="P5">We have already seen the @Source and @Target annotations when we produced databases.</text:p>
              <text:p text:style-name="P5">Likewise in this example we have @English and @Hungarian qualifiers.</text:p>
              <text:p text:style-name="P5"/>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 beans</text:p>
          </draw:text-box>
        </draw:frame>
        <draw:frame presentation:style-name="pr24" draw:text-style-name="P19" draw:layer="layout" svg:width="25.199cm" svg:height="15.771cm" svg:x="1.4cm" svg:y="3.958cm" presentation:class="outline" presentation:user-transformed="true">
          <draw:text-box>
            <text:p text:style-name="P8"><text:span text:style-name="T60">@English</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0"><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2"/></text:p>
            <text:p text:style-name="P8"><text:span text:style-name="T64">}</text:span></text:p>
            <text:p text:style-name="P8"><text:span text:style-name="T62"/></text:p>
            <text:p text:style-name="P8"><text:span text:style-name="T60">@Hungarian</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2"/></text:p>
            <text:p text:style-name="P8"><text:span text:style-name="T64">}</text:span></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6" draw:text-style-name="P3" draw:layer="layout" svg:width="17.271cm" svg:height="12.572cm" svg:x="2.159cm" svg:y="13.271cm" presentation:class="notes">
            <draw:text-box>
              <text:p text:style-name="P5">Here we annotate our beans with the qualifiers.</text:p>
              <text:p text:style-name="P5"/>
              <text:p text:style-name="P5"/>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 injection points</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English</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text:p text:style-name="P8"><text:span text:style-name="T64"/></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Hungarian</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6" draw:text-style-name="P3" draw:layer="layout" svg:width="17.271cm" svg:height="12.572cm" svg:x="2.159cm" svg:y="13.271cm" presentation:class="notes">
            <draw:text-box>
              <text:p text:style-name="P5">We also annotate injection points with the qualifiers.</text:p>
              <text:p text:style-name="P5">This tells CDI we expect a particular implementation.</text:p>
              <text:p text:style-name="P5"/>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rs can have members</text:p>
          </draw:text-box>
        </draw:frame>
        <draw:frame presentation:style-name="pr5" draw:text-style-name="P19" draw:layer="layout" svg:width="25.199cm" svg:height="13.859cm" svg:x="1.4cm" svg:y="4.914cm" presentation:class="outline" presentation:user-transformed="true">
          <draw:text-box>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Language</text:span><text:span text:style-name="T62"> {</text:span></text:p>
            <text:p text:style-name="P8"><text:span text:style-name="T64"/></text:p>
            <text:p text:style-name="P8"><text:span text:style-name="T62"><text:s text:c="4"/></text:span><text:span text:style-name="T76">Languages</text:span><text:span text:style-name="T62"> </text:span><text:span text:style-name="T65">value</text:span><text:span text:style-name="T62"> ();</text:span></text:p>
            <text:p text:style-name="P8"><text:span text:style-name="T64"/></text:p>
            <text:p text:style-name="P8"><text:span text:style-name="T62"><text:s text:c="4"/></text:span><text:span text:style-name="T61">public</text:span><text:span text:style-name="T62"> </text:span><text:span text:style-name="T61">enum</text:span><text:span text:style-name="T62"> </text:span><text:span text:style-name="T76">Languages</text:span><text:span text:style-name="T62"> {</text:span></text:p>
            <text:p text:style-name="P8"><text:span text:style-name="T64"/></text:p>
            <text:p text:style-name="P8"><text:span text:style-name="T62"><text:s text:c="8"/></text:span><text:span text:style-name="T68">ENGLISH</text:span><text:span text:style-name="T62">,</text:span></text:p>
            <text:p text:style-name="P8"><text:span text:style-name="T62"><text:s text:c="8"/></text:span><text:span text:style-name="T68">HUNGARIAN</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6" draw:text-style-name="P3" draw:layer="layout" svg:width="17.271cm" svg:height="12.572cm" svg:x="2.159cm" svg:y="13.271cm" presentation:class="notes">
            <draw:text-box>
              <text:p>Qualifiers can have members.</text:p>
              <text:p>In this example we have a Language qualifier that can take an enum with ENGLISH or HUNGARIAN value.</text:p>
              <text:p/>
              <text:p/>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with-members beans</text:p>
          </draw:text-box>
        </draw:frame>
        <draw:frame presentation:style-name="pr24" draw:text-style-name="P19" draw:layer="layout" svg:width="25.199cm" svg:height="15.771cm" svg:x="1.4cm" svg:y="3.95cm" presentation:class="outline" presentation:user-transformed="true">
          <draw:text-box>
            <text:p text:style-name="P8"><text:span text:style-name="T60">@Language</text:span><text:span text:style-name="T62">(</text:span><text:span text:style-name="T68">ENGLISH</text:span><text:span text:style-name="T62">)</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0">@Language</text:span><text:span text:style-name="T62">(</text:span><text:span text:style-name="T68">HUNGARIAN</text:span><text:span text:style-name="T62">)</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6" draw:text-style-name="P4" draw:layer="layout" svg:width="17.271cm" svg:height="12.572cm" svg:x="2.159cm" svg:y="13.271cm" presentation:class="notes">
            <draw:text-box>
              <text:p><text:span text:style-name="T2">Beans can be annotated with these qualifier members.</text:span></text:p>
              <text:p><text:span text:style-name="T2"/></text:p>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with-members injections</text:p>
          </draw:text-box>
        </draw:frame>
        <draw:frame presentation:style-name="pr5" draw:text-style-name="P19" draw:layer="layout" svg:width="25.199cm" svg:height="13.859cm" svg:x="1.4cm" svg:y="5.455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ENGLISH</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HUNGARIAN</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6" draw:text-style-name="P4" draw:layer="layout" svg:width="17.271cm" svg:height="12.572cm" svg:x="2.159cm" svg:y="13.271cm" presentation:class="notes">
            <draw:text-box>
              <text:p><text:span text:style-name="T2">Injection points can be annotated as well.</text:span></text:p>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ultiple qualifiers</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Console</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15" draw:text-style-name="P3" draw:layer="layout" svg:width="17.271cm" svg:height="12.593cm" svg:x="2.159cm" svg:y="13.271cm" presentation:class="notes" presentation:user-transformed="true">
            <draw:text-box>
              <text:p>Multiple qualifiers are possible, when you have a lot of implementations, and you want a very specific one.</text:p>
              <text:p>In this example we have an @English @Console @Secured HelloService, which fulfills the required @English @Console HelloService.</text:p>
              <text:p>The @Secured implementation is present on the bean, but this is still acceptable for the injection point.</text:p>
              <text:p/>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ultiple qualifiers mismatch</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0">@Secured</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6" draw:text-style-name="P4" draw:layer="layout" svg:width="17.271cm" svg:height="12.572cm" svg:x="2.159cm" svg:y="13.271cm" presentation:class="notes">
            <draw:text-box>
              <text:p><text:span text:style-name="T2">However it does not work the other way around.</text:span></text:p>
              <text:p><text:span text:style-name="T2">In this example we have an @English @Secured HelloService, but we required an @English @Console @Secured one.</text:span></text:p>
              <text:p><text:span text:style-name="T2">The @Console qualifier is not present on the bean, so CDI will not consider it an appropriate candidate.</text:span></text:p>
              <text:p><text:span text:style-name="T2">So you have to be careful that you always pick the appropriate qualified implementation.</text:span></text:p>
              <text:p><text:span text:style-name="T2"/></text:p>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ans match by type, but none have matching qualifiers</text:p>
          </draw:text-box>
        </draw:frame>
        <draw:frame presentation:style-name="pr5" draw:text-style-name="P20" draw:layer="layout" svg:width="25.199cm" svg:height="13.859cm" svg:x="1.4cm" svg:y="4.914cm" presentation:class="outline" presentation:user-transformed="true">
          <draw:text-box>
            <text:p text:style-name="P8"><text:span text:style-name="T77">org.jboss.weld.exceptions.DeploymentException</text:span><text:span text:style-name="T78">: WELD-001408: Unsatisfied dependencies for type HelloService with qualifiers @Secured @English @Console</text:span></text:p>
            <text:p text:style-name="P8"><text:span text:style-name="T79"><text:s text:c="2"/></text:span><text:span text:style-name="T79">at injection point [BackedAnnotatedField] @Inject @English @Console @Secured private GreeterClient.hello</text:span></text:p>
            <text:p text:style-name="P8"><text:span text:style-name="T79"><text:s text:c="2"/></text:span><text:span text:style-name="T79">at GreeterClient.hello(</text:span><text:span text:style-name="T77">GreeterClient.java:0</text:span><text:span text:style-name="T79">)</text:span></text:p>
            <text:p text:style-name="P8"><text:span text:style-name="T79">WELD-001475: The following beans match by type, but none have matching qualifiers:</text:span></text:p>
            <text:p text:style-name="P8"><text:span text:style-name="T79"><text:s text:c="2"/></text:span><text:span text:style-name="T79">- Managed Bean [class HungarianHelloService] with qualifiers [@Secured @Hungarian @Any],</text:span></text:p>
            <text:p text:style-name="P8"><text:span text:style-name="T79"><text:s text:c="2"/></text:span><text:span text:style-name="T79">- Managed Bean [class EnglishHelloService] with qualifiers [@Secured @English @Any]</text:span></text:p>
            <text:p text:style-name="P8"><text:span text:style-name="T80"/></text:p>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6" draw:text-style-name="P3" draw:layer="layout" svg:width="17.271cm" svg:height="12.572cm" svg:x="2.159cm" svg:y="13.271cm" presentation:class="notes" presentation:user-transformed="true">
            <draw:text-box>
              <text:p>This is a slightly cryptic but straightforward error.</text:p>
              <text:p>The beans match by type since they implement HelloService, but not by the required qualifiers.</text:p>
              <text:p/>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grammatic lookup<text:line-break/>or lazy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8" draw:text-style-name="P3" draw:layer="layout" svg:width="17.271cm" svg:height="11.019cm" svg:x="2.159cm" svg:y="13.271cm" presentation:class="notes" presentation:user-transformed="true">
            <draw:text-box>
              <text:p>We can defer CDI injection until runtime with Instance.</text:p>
              <text:p>By default CDI constructs the entire bean graph that is necessary to fulfill an action. For example to start an application, fulfill a request, or start a session.</text:p>
              <text:p>When the construction of the bean graph fails, CDI will not start your application or your request.</text:p>
              <text:p>We have already seen two examples for this, when we had zero or two implementations of an interface.</text:p>
              <text:p>If we use Instance&lt;T&gt; we defer this decision until runtime, the get call is what queries CDI for an appropriate bean.</text:p>
              <text:p>It is up to you to programmatically test this, CDI can not check your code during compile or startup time for such definition errors.</text:p>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untime check of bean existenc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if</text:span><text:span text:style-name="T51">( </text:span><text:span text:style-name="T54">hello</text:span><text:span text:style-name="T51">.isResolvable() ){</text:span></text:p>
            <text:p text:style-name="P8"><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6" draw:text-style-name="P3" draw:layer="layout" svg:width="17.271cm" svg:height="12.572cm" svg:x="2.159cm" svg:y="13.271cm" presentation:class="notes" presentation:user-transformed="true">
            <draw:text-box>
              <text:p>Thankfully CDI offers tools to check for the existence of appropriate dependencies.</text:p>
              <text:p>The isResolvable method will return true if there is one and only one implementation.</text:p>
              <text:p>If there is no such implementation you could implement some other logic for example.</text:p>
              <text:p/>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stance&lt;T&gt; is iterable</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services</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for</text:span><text:span text:style-name="T51">( </text:span><text:span text:style-name="T71">HelloService</text:span><text:span text:style-name="T51"> </text:span><text:span text:style-name="T57">service</text:span><text:span text:style-name="T51"> : </text:span><text:span text:style-name="T54">services</text:span><text:span text:style-name="T51"> ){</text:span></text:p>
            <text:p text:style-name="P8"><text:span text:style-name="T51"><text:s text:c="12"/></text:span><text:span text:style-name="T59">display</text:span><text:span text:style-name="T51">(</text:span><text:span text:style-name="T58">service</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45" presentation:class="page"/>
          <draw:frame presentation:style-name="pr6" draw:text-style-name="P3" draw:layer="layout" svg:width="17.271cm" svg:height="12.572cm" svg:x="2.159cm" svg:y="13.271cm" presentation:class="notes" presentation:user-transformed="true">
            <draw:text-box>
              <text:p>Instance can iterate through all implementations.</text:p>
              <text:p>We need to add @Any otherwise it does not work.</text:p>
              <text:p>We can have zero, one, two or more implementations.</text:p>
              <text:p>The logic will be the same, we just iterate over them.</text:p>
              <text:p/>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stance&lt;T&gt; offers streams</text:p>
          </draw:text-box>
        </draw:frame>
        <draw:frame presentation:style-name="pr25" draw:text-style-name="P21" draw:layer="layout" svg:width="25.199cm" svg:height="12.18cm" svg:x="1.4cm" svg:y="4.914cm" presentation:class="outline" presentation:user-transformed="true">
          <draw:text-box>
            <text:p text:style-name="P8"><text:span text:style-name="T81">public</text:span><text:span text:style-name="T82"> </text:span><text:span text:style-name="T81">class</text:span><text:span text:style-name="T82"> </text:span><text:span text:style-name="T83">ActionCollector</text:span><text:span text:style-name="T82"> {</text:span></text:p>
            <text:p text:style-name="P8"><text:span text:style-name="T84"/></text:p>
            <text:p text:style-name="P8"><text:span text:style-name="T82"><text:s text:c="4"/></text:span><text:span text:style-name="T85">@Inject</text:span></text:p>
            <text:p text:style-name="P8"><text:span text:style-name="T82"><text:s text:c="4"/></text:span><text:span text:style-name="T81">private</text:span><text:span text:style-name="T82"> </text:span><text:span text:style-name="T86">Instance</text:span><text:span text:style-name="T82">&lt;</text:span><text:span text:style-name="T86">Action</text:span><text:span text:style-name="T82">&gt; </text:span><text:span text:style-name="T87">actions</text:span><text:span text:style-name="T82">;</text:span></text:p>
            <text:p text:style-name="P8"><text:span text:style-name="T84"/></text:p>
            <text:p text:style-name="P8"><text:span text:style-name="T82"><text:s text:c="4"/></text:span><text:span text:style-name="T81">public</text:span><text:span text:style-name="T82"> </text:span><text:span text:style-name="T86">List</text:span><text:span text:style-name="T82">&lt;</text:span><text:span text:style-name="T86">Action</text:span><text:span text:style-name="T82">&gt; </text:span><text:span text:style-name="T88">possibleActions</text:span><text:span text:style-name="T82">(</text:span><text:span text:style-name="T83">Record</text:span><text:span text:style-name="T82"> </text:span><text:span text:style-name="T89">record</text:span><text:span text:style-name="T82">) {</text:span></text:p>
            <text:p text:style-name="P8"><text:span text:style-name="T82"><text:s text:c="8"/></text:span><text:span text:style-name="T81">return</text:span><text:span text:style-name="T82"> </text:span><text:span text:style-name="T87">actions</text:span></text:p>
            <text:p text:style-name="P8"><text:span text:style-name="T82"><text:s text:c="12"/></text:span><text:span text:style-name="T82">.stream()</text:span></text:p>
            <text:p text:style-name="P8"><text:span text:style-name="T82"><text:s text:c="12"/></text:span><text:span text:style-name="T82">.</text:span><text:span text:style-name="T90">filter</text:span><text:span text:style-name="T82">(</text:span><text:span text:style-name="T89">action</text:span><text:span text:style-name="T82"> -&gt; </text:span><text:span text:style-name="T91">action</text:span><text:span text:style-name="T82">.</text:span><text:span text:style-name="T90">isApplicable</text:span><text:span text:style-name="T82">(</text:span><text:span text:style-name="T91">record</text:span><text:span text:style-name="T82">))</text:span></text:p>
            <text:p text:style-name="P8"><text:span text:style-name="T82"><text:s text:c="12"/></text:span><text:span text:style-name="T82">.toList();</text:span></text:p>
            <text:p text:style-name="P8"><text:span text:style-name="T82"><text:s text:c="4"/></text:span><text:span text:style-name="T82">}</text:span></text:p>
            <text:p text:style-name="P8"><text:span text:style-name="T84"/></text:p>
            <text:p text:style-name="P8"><text:span text:style-name="T82">}</text:span></text:p>
          </draw:text-box>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6" draw:text-style-name="P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trategy pattern</text:p>
          </draw:text-box>
        </draw:frame>
        <draw:frame presentation:style-name="pr26" draw:text-style-name="P9" draw:layer="layout" svg:width="25.199cm" svg:height="12.95cm" svg:x="1.4cm" svg:y="4.914cm" presentation:class="outline" presentation:user-transformed="true">
          <draw:text-box>
            <text:p text:style-name="P8"><text:span text:style-name="T92">public</text:span><text:span text:style-name="T13"> </text:span><text:span text:style-name="T92">class</text:span><text:span text:style-name="T13"> </text:span><text:span text:style-name="T93">UserProducer</text:span><text:span text:style-name="T13"> {</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6">Instance</text:span><text:span text:style-name="T13">&lt;</text:span><text:span text:style-name="T96">UserMapper</text:span><text:span text:style-name="T13">&gt; </text:span><text:span text:style-name="T97">mappers</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3">UserSubject</text:span><text:span text:style-name="T13"> </text:span><text:span text:style-name="T97">subject</text:span><text:span text:style-name="T13">;</text:span></text:p>
            <text:p text:style-name="P8"><text:span text:style-name="T94"/></text:p>
            <text:p text:style-name="P8"><text:span text:style-name="T13"><text:s text:c="4"/></text:span><text:span text:style-name="T95">@Produces</text:span></text:p>
            <text:p text:style-name="P8"><text:span text:style-name="T13"><text:s text:c="4"/></text:span><text:span text:style-name="T95">@RequestScoped</text:span></text:p>
            <text:p text:style-name="P8"><text:span text:style-name="T13"><text:s text:c="4"/></text:span><text:span text:style-name="T92">public</text:span><text:span text:style-name="T13"> </text:span><text:span text:style-name="T93">User</text:span><text:span text:style-name="T13"> </text:span><text:span text:style-name="T98">user</text:span><text:span text:style-name="T13">() {</text:span></text:p>
            <text:p text:style-name="P8"><text:span text:style-name="T13"><text:s text:c="8"/></text:span><text:span text:style-name="T92">if</text:span><text:span text:style-name="T13"> (!</text:span><text:span text:style-name="T97">subject</text:span><text:span text:style-name="T13">.authenticated()) {</text:span></text:p>
            <text:p text:style-name="P8"><text:span text:style-name="T13"><text:s text:c="12"/></text:span><text:span text:style-name="T92">throw</text:span><text:span text:style-name="T13"> </text:span><text:span text:style-name="T92">new</text:span><text:span text:style-name="T13"> </text:span><text:span text:style-name="T93">ForbiddenException</text:span><text:span text:style-name="T13">(</text:span><text:span text:style-name="T99">"Authentication required."</text:span><text:span text:style-name="T13">);</text:span></text:p>
            <text:p text:style-name="P8"><text:span text:style-name="T13"><text:s text:c="8"/></text:span><text:span text:style-name="T13">}</text:span></text:p>
            <text:p text:style-name="P8"><text:span text:style-name="T13"><text:s text:c="8"/></text:span><text:span text:style-name="T92">for</text:span><text:span text:style-name="T13"> (</text:span><text:span text:style-name="T96">UserMapper</text:span><text:span text:style-name="T13"> </text:span><text:span text:style-name="T100">mapper</text:span><text:span text:style-name="T13"> : </text:span><text:span text:style-name="T97">mappers</text:span><text:span text:style-name="T13">) {</text:span></text:p>
            <text:p text:style-name="P8"><text:span text:style-name="T13"><text:s text:c="12"/></text:span><text:span text:style-name="T92">if</text:span><text:span text:style-name="T13"> (</text:span><text:span text:style-name="T101">mapper</text:span><text:span text:style-name="T13">.</text:span><text:span text:style-name="T102">isApplicable</text:span><text:span text:style-name="T13">(</text:span><text:span text:style-name="T97">subject</text:span><text:span text:style-name="T13">)) {</text:span></text:p>
            <text:p text:style-name="P8"><text:span text:style-name="T13"><text:s text:c="16"/></text:span><text:span text:style-name="T92">return</text:span><text:span text:style-name="T13"> </text:span><text:span text:style-name="T101">mapper</text:span><text:span text:style-name="T13">.</text:span><text:span text:style-name="T102">apply</text:span><text:span text:style-name="T13">(</text:span><text:span text:style-name="T97">subject</text:span><text:span text:style-name="T13">);</text:span></text:p>
            <text:p text:style-name="P8"><text:span text:style-name="T13"><text:s text:c="12"/></text:span><text:span text:style-name="T13">}</text:span></text:p>
            <text:p text:style-name="P8"><text:span text:style-name="T13"><text:s text:c="8"/></text:span><text:span text:style-name="T13">}</text:span></text:p>
            <text:p text:style-name="P8"><text:span text:style-name="T13"><text:s text:c="8"/></text:span><text:span text:style-name="T92">throw</text:span><text:span text:style-name="T13"> </text:span><text:span text:style-name="T92">new</text:span><text:span text:style-name="T13"> </text:span><text:span text:style-name="T93">ForbiddenException</text:span><text:span text:style-name="T13">(</text:span><text:span text:style-name="T99">"Unknown user "</text:span><text:span text:style-name="T13"> + </text:span><text:span text:style-name="T97">subject</text:span><text:span text:style-name="T13">.accessId());</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6"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stance&lt;T&gt; can use qualifiers</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6"><text:span text:style-name="T56"><text:s text:c="4"/></text:span><text:span text:style-name="T55">@English</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untime selection of qualifier</text:p>
          </draw:text-box>
        </draw:frame>
        <draw:frame presentation:style-name="pr5" draw:text-style-name="P22" draw:layer="layout" svg:width="25.199cm" svg:height="13.859cm" svg:x="1.4cm" svg:y="4.913cm" presentation:class="outline" presentation:user-transformed="true">
          <draw:text-box>
            <text:p text:style-name="P8"><text:span text:style-name="T103">public</text:span><text:span text:style-name="T104"> </text:span><text:span text:style-name="T103">class</text:span><text:span text:style-name="T104"> </text:span><text:span text:style-name="T105">GreeterClient</text:span><text:span text:style-name="T104"> {</text:span></text:p>
            <text:p text:style-name="P8"><text:span text:style-name="T106"/></text:p>
            <text:p text:style-name="P8"><text:span text:style-name="T104"><text:s text:c="4"/></text:span><text:span text:style-name="T107">@Any</text:span></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Instance</text:span><text:span text:style-name="T104">&lt;</text:span><text:span text:style-name="T108">HelloService</text:span><text:span text:style-name="T104">&gt; </text:span><text:span text:style-name="T109">services</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hello</text:span><text:span text:style-name="T104"> () {</text:span></text:p>
            <text:p text:style-name="P8"><text:span text:style-name="T104"><text:s text:c="8"/></text:span><text:span text:style-name="T108">Annotation</text:span><text:span text:style-name="T104"> </text:span><text:span text:style-name="T111">qualifier</text:span><text:span text:style-name="T104"> = </text:span><text:span text:style-name="T103">new</text:span><text:span text:style-name="T104"> </text:span><text:span text:style-name="T112">AnnotationLiteral</text:span><text:span text:style-name="T104">&lt;</text:span><text:span text:style-name="T107">English</text:span><text:span text:style-name="T104">&gt;() {};</text:span></text:p>
            <text:p text:style-name="P8"><text:span text:style-name="T104"><text:s text:c="8"/></text:span><text:span text:style-name="T108">HelloService</text:span><text:span text:style-name="T104"> </text:span><text:span text:style-name="T111">service</text:span><text:span text:style-name="T104"> = </text:span><text:span text:style-name="T109">services</text:span><text:span text:style-name="T104">.</text:span><text:span text:style-name="T113">select</text:span><text:span text:style-name="T104">(</text:span><text:span text:style-name="T114">qualifier</text:span><text:span text:style-name="T104">).</text:span><text:span text:style-name="T113">get</text:span><text:span text:style-name="T104">();</text:span></text:p>
            <text:p text:style-name="P8"><text:span text:style-name="T104"><text:s text:c="8"/></text:span><text:span text:style-name="T113">display</text:span><text:span text:style-name="T104">(</text:span><text:span text:style-name="T114">service</text:span><text:span text:style-name="T104">.</text:span><text:span text:style-name="T113">hello</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27" draw:text-style-name="P3" draw:layer="layout" svg:width="17.271cm" svg:height="13.38cm" svg:x="2.159cm" svg:y="13.271cm" presentation:class="notes" presentation:user-transformed="true">
            <draw:text-box>
              <text:p>@Any annotation allows us to select qualifiers runtime.</text:p>
              <text:p>In this example we select the @English qualifier.</text:p>
              <text:p>We create a new AnnotationLiteral instance to do so.</text:p>
              <text:p/>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uilt-in annotation literals</text:p>
          </draw:text-box>
        </draw:frame>
        <draw:frame presentation:style-name="pr28" draw:text-style-name="P9" draw:layer="layout" svg:width="25.199cm" svg:height="12.387cm" svg:x="1.4cm" svg:y="4.914cm" presentation:class="outline" presentation:user-transformed="true">
          <draw:text-box>
            <text:p text:style-name="P8"><text:span text:style-name="T13"><text:s text:c="12"/></text:span><text:span text:style-name="T95">Any</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faul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ew</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pecializes</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Veto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onbinding</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Request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ess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pplic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penden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Convers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lternative</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02">of</text:span><text:span text:style-name="T13">(</text:span><text:span text:style-name="T92">new</text:span><text:span text:style-name="T13"> </text:span><text:span text:style-name="T93">Class</text:span><text:span text:style-name="T13">[]{</text:span><text:span text:style-name="T96">HelloService</text:span><text:span text:style-name="T13">.</text:span><text:span text:style-name="T92">class</text:span><text:span text:style-name="T13">})</text:span></text:p>
          </draw:text-box>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6" draw:text-style-name="P3" draw:layer="layout" svg:width="17.271cm" svg:height="12.572cm" svg:x="2.159cm" svg:y="13.271cm" presentation:class="notes">
            <draw:text-box>
              <text:p text:style-name="P2">There are some built-in annotation literals, so we do not have to create new instances all the time.</text:p>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text:p>
          </draw:text-box>
        </draw:frame>
        <draw:frame presentation:style-name="pr29" draw:layer="layout" svg:width="25.199cm" svg:height="12.18cm" svg:x="1.4cm" svg:y="4.914cm" presentation:class="outline" presentation:user-transformed="true">
          <draw:text-box>
            <text:list text:style-name="L3">
              <text:list-item>
                <text:p text:style-name="P23">Producers can return objects to be injected</text:p>
              </text:list-item>
              <text:list-item>
                <text:p text:style-name="P23">Objects can be beans but not necessarily so</text:p>
              </text:list-item>
              <text:list-item>
                <text:p text:style-name="P23"><text:span text:style-name="T116">Producers can use the new keyword</text:span></text:p>
              </text:list-item>
              <text:list-item>
                <text:p text:style-name="P23"><text:span text:style-name="T116">Objects will be under half CDI control</text:span></text:p>
              </text:list-item>
              <text:list-item>
                <text:p text:style-name="P23"><text:span text:style-name="T116">Useful for working with legacy code</text:span></text:p>
              </text:list-item>
            </text:list>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6" draw:text-style-name="P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 fields</text:p>
          </draw:text-box>
        </draw:frame>
        <draw:frame presentation:style-name="pr5" draw:text-style-name="P19" draw:layer="layout" svg:width="25.199cm" svg:height="13.859cm" svg:x="1.4cm" svg:y="5.443cm" presentation:class="outline" presentation:user-transformed="true">
          <draw:text-box>
            <text:p text:style-name="P8"><text:span text:style-name="T117">public</text:span><text:span text:style-name="T118"> </text:span><text:span text:style-name="T117">class</text:span><text:span text:style-name="T118"> </text:span><text:span text:style-name="T119">DatabaseProducer</text:span><text:span text:style-name="T118"> {</text:span></text:p>
            <text:p text:style-name="P8"><text:span text:style-name="T120"/></text:p>
            <text:p text:style-name="P8"><text:span text:style-name="T118"><text:s text:c="4"/></text:span><text:span text:style-name="T121">@Produces</text:span></text:p>
            <text:p text:style-name="P8"><text:span text:style-name="T118"><text:s text:c="4"/></text:span><text:span text:style-name="T117">private</text:span><text:span text:style-name="T118"> </text:span><text:span text:style-name="T119">Database</text:span><text:span text:style-name="T118"> </text:span><text:span text:style-name="T119">database</text:span><text:span text:style-name="T118"> =</text:span></text:p>
            <text:p text:style-name="P8"><text:span text:style-name="T118"><text:s text:c="8"/></text:span><text:span text:style-name="T117">new</text:span><text:span text:style-name="T118"> </text:span><text:span text:style-name="T119">Database</text:span><text:span text:style-name="T118">(</text:span><text:span text:style-name="T122">"http://database"</text:span><text:span text:style-name="T118">, </text:span><text:span text:style-name="T122">"user"</text:span><text:span text:style-name="T118">, </text:span><text:span text:style-name="T122">"pass"</text:span><text:span text:style-name="T118">); </text:span></text:p>
            <text:p text:style-name="P8"><text:span text:style-name="T120"/></text:p>
            <text:p text:style-name="P8"><text:span text:style-name="T118">}</text:span></text:p>
            <text:p text:style-name="P8"><text:span text:style-name="T64"/></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2" presentation:class="page"/>
          <draw:frame presentation:style-name="pr13" draw:text-style-name="P3" draw:layer="layout" svg:width="17.271cm" svg:height="14.167cm" svg:x="2.159cm" svg:y="13.271cm" presentation:class="notes" presentation:placeholder="true" presentation:user-transformed="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 methods</text:p>
          </draw:text-box>
        </draw:frame>
        <draw:frame presentation:style-name="pr5" draw:layer="layout" svg:width="25.199cm" svg:height="13.859cm" svg:x="1.4cm" svg:y="5.443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13" draw:text-style-name="P3" draw:layer="layout" svg:width="17.271cm" svg:height="14.167cm" svg:x="2.159cm" svg:y="13.271cm" presentation:class="notes" presentation:placeholder="true" presentation:user-transformed="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 can have qualifiers</text:p>
          </draw:text-box>
        </draw:frame>
        <draw:frame presentation:style-name="pr30" draw:layer="layout" svg:width="25.199cm" svg:height="14.111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5"><text:s text:c="4"/></text:span><text:span text:style-name="T60">@User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users"</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UserService</text:span><text:span text:style-name="T62"> {</text:span></text:p>
            <text:p text:style-name="P8"><text:span text:style-name="T64"/></text:p>
            <text:p text:style-name="P8"><text:span text:style-name="T62"><text:s text:c="4"/></text:span><text:span text:style-name="T60">@Inject</text:span></text:p>
            <text:p text:style-name="P8"><text:span text:style-name="T65"><text:s text:c="4"/></text:span><text:span text:style-name="T60">@Users</text:span></text:p>
            <text:p text:style-name="P8"><text:span text:style-name="T62"><text:s text:c="4"/></text:span><text:span text:style-name="T61">private</text:span><text:span text:style-name="T62"> </text:span><text:span text:style-name="T63">Database</text:span><text:span text:style-name="T62"> </text:span><text:span text:style-name="T67">users</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4"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 can have scope</text:p>
          </draw:text-box>
        </draw:frame>
        <draw:frame presentation:style-name="pr5" draw:text-style-name="P17"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5"><text:s text:c="4"/></text:span><text:span text:style-name="T60">@ApplicationScoped</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draw:text-box>
        </draw:frame>
        <presentation:notes draw:style-name="dp2">
          <office:forms form:automatic-focus="false" form:apply-design-mode="false"/>
          <draw:page-thumbnail draw:style-name="gr1" draw:layer="layout" svg:width="13.968cm" svg:height="10.476cm" svg:x="3.81cm" svg:y="2.123cm" draw:page-number="55" presentation:class="page"/>
          <draw:frame presentation:style-name="pr6" draw:text-style-name="P3" draw:layer="layout" svg:width="17.271cm" svg:height="12.572cm" svg:x="2.159cm" svg:y="13.271cm" presentation:class="notes">
            <draw:text-box>
              <text:p>CDI will do the appropriate bean lifecycle callbacks.</text:p>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ers can clean up</text:p>
          </draw:text-box>
        </draw:frame>
        <draw:frame presentation:style-name="pr5" draw:text-style-name="P19" draw:layer="layout" svg:width="25.199cm" svg:height="13.859cm" svg:x="1.4cm" svg:y="5.709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open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loseDatabase</text:span><text:span text:style-name="T62"> (</text:span><text:span text:style-name="T60">@Disposes</text:span><text:span text:style-name="T62"> </text:span><text:span text:style-name="T63">Database</text:span><text:span text:style-name="T62"> </text:span><text:span text:style-name="T123">database</text:span><text:span text:style-name="T62">) {</text:span></text:p>
            <text:p text:style-name="P8"><text:span text:style-name="T62"><text:s text:c="8"/></text:span><text:span text:style-name="T124">database</text:span><text:span text:style-name="T62">.clos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6" presentation:class="page"/>
          <draw:frame presentation:style-name="pr6" draw:text-style-name="P3" draw:layer="layout" svg:width="17.271cm" svg:height="12.572cm" svg:x="2.159cm" svg:y="13.271cm" presentation:class="notes">
            <draw:text-box>
              <text:p text:style-name="P5">Dispose methods accept the same type as we have created, including the qualifiers we have declared.</text:p>
              <text:p text:style-name="P5"/>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jection points</text:p>
          </draw:text-box>
        </draw:frame>
        <draw:frame presentation:style-name="pr5" draw:text-style-name="P19" draw:layer="layout" svg:width="25.199cm" svg:height="13.859cm" svg:x="1.4cm" svg:y="4.914cm" presentation:class="outline" presentation:user-transformed="true">
          <draw:text-box>
            <text:list text:style-name="L3">
              <text:list-item>
                <text:p>Class, constructor, method, params metadata</text:p>
              </text:list-item>
            </text:list>
            <text:p text:style-name="P8"><text:span text:style-name="T61">public</text:span><text:span text:style-name="T62"> </text:span><text:span text:style-name="T61">class</text:span><text:span text:style-name="T62"> </text:span><text:span text:style-name="T63">Log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Logger</text:span><text:span text:style-name="T62"> </text:span><text:span text:style-name="T65">produceLog</text:span><text:span text:style-name="T62"> (</text:span><text:span text:style-name="T66">InjectionPoint</text:span><text:span text:style-name="T62"> </text:span><text:span text:style-name="T123">injectionPoint</text:span><text:span text:style-name="T62">) {</text:span></text:p>
            <text:p text:style-name="P8"><text:span text:style-name="T62"><text:s text:c="8"/></text:span><text:span text:style-name="T66">Member</text:span><text:span text:style-name="T62"> </text:span><text:span text:style-name="T123">member</text:span><text:span text:style-name="T62"> = </text:span><text:span text:style-name="T124">injectionPoint</text:span><text:span text:style-name="T62">.</text:span><text:span text:style-name="T125">getMember</text:span><text:span text:style-name="T62">();</text:span></text:p>
            <text:p text:style-name="P8"><text:span text:style-name="T62"><text:s text:c="8"/></text:span><text:span text:style-name="T63">Class</text:span><text:span text:style-name="T62">&lt;?&gt; </text:span><text:span text:style-name="T123">clazz</text:span><text:span text:style-name="T62"> = </text:span><text:span text:style-name="T124">member</text:span><text:span text:style-name="T62">.</text:span><text:span text:style-name="T125">getDeclaringClass</text:span><text:span text:style-name="T62">();</text:span></text:p>
            <text:p text:style-name="P8"><text:span text:style-name="T62"><text:s text:c="8"/></text:span><text:span text:style-name="T61">return</text:span><text:span text:style-name="T62"> </text:span><text:span text:style-name="T63">Logger</text:span><text:span text:style-name="T62">.</text:span><text:span text:style-name="T125">getLogger</text:span><text:span text:style-name="T62">(</text:span><text:span text:style-name="T124">clazz</text:span><text:span text:style-name="T62">.getNam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57" presentation:class="page"/>
          <draw:frame presentation:style-name="pr6" draw:text-style-name="P3" draw:layer="layout" svg:width="17.271cm" svg:height="12.572cm" svg:x="2.159cm" svg:y="13.271cm" presentation:class="notes" presentation:user-transformed="true">
            <draw:text-box>
              <text:p>Producers receive additional metadata in the form of InjectionPoint classes.</text:p>
              <text:p>When CDI injects dependencies from a producer, it will already know the injection point, and can pass them.</text:p>
              <text:p>We see the member, the declaring class, and other metadata, see the CDI specification.</text:p>
              <text:p>In this example we inject a logger based on the declaring class of the member.</text:p>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j. points have no type erasure</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Map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lt;</text:span><text:span text:style-name="T63">K</text:span><text:span text:style-name="T62">, </text:span><text:span text:style-name="T63">V</text:span><text:span text:style-name="T62">&gt; </text:span><text:span text:style-name="T66">Map</text:span><text:span text:style-name="T62">&lt;</text:span><text:span text:style-name="T63">K</text:span><text:span text:style-name="T62">, </text:span><text:span text:style-name="T63">V</text:span><text:span text:style-name="T62">&gt; </text:span><text:span text:style-name="T65">produceMap</text:span><text:span text:style-name="T62"> (</text:span><text:span text:style-name="T66">InjectionPoint</text:span><text:span text:style-name="T62"> </text:span><text:span text:style-name="T123">ip</text:span><text:span text:style-name="T62">) {</text:span></text:p>
            <text:p text:style-name="P8"><text:span text:style-name="T62"><text:s text:c="8"/></text:span><text:span text:style-name="T61">if</text:span><text:span text:style-name="T62">( valueIsNumber(</text:span><text:span text:style-name="T124">ip</text:span><text:span text:style-name="T62">.</text:span><text:span text:style-name="T125">getType</text:span><text:span text:style-name="T62">()) ){</text:span></text:p>
            <text:p text:style-name="P8"><text:span text:style-name="T62"><text:s text:c="12"/></text:span><text:span text:style-name="T61">return</text:span><text:span text:style-name="T62"> </text:span><text:span text:style-name="T61">new</text:span><text:span text:style-name="T62"> </text:span><text:span text:style-name="T63">TreeMap</text:span><text:span text:style-name="T62">&lt;&gt;();</text:span></text:p>
            <text:p text:style-name="P8"><text:span text:style-name="T62"><text:s text:c="8"/></text:span><text:span text:style-name="T62">}</text:span></text:p>
            <text:p text:style-name="P8"><text:span text:style-name="T62"><text:s text:c="8"/></text:span><text:span text:style-name="T61">return</text:span><text:span text:style-name="T62"> </text:span><text:span text:style-name="T61">new</text:span><text:span text:style-name="T62"> </text:span><text:span text:style-name="T63">HashMap</text:span><text:span text:style-name="T62">&lt;&gt;();</text:span></text:p>
            <text:p text:style-name="P8"><text:span text:style-name="T62"><text:s text:c="4"/></text:span><text:span text:style-name="T62">}</text:span></text:p>
            <text:p text:style-name="P8"><text:span text:style-name="T64"/></text:p>
            <text:p text:style-name="P8"><text:span text:style-name="T64">}</text:span></text:p>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6" draw:text-style-name="P3" draw:layer="layout" svg:width="17.271cm" svg:height="12.572cm" svg:x="2.159cm" svg:y="13.271cm" presentation:class="notes">
            <draw:text-box>
              <text:p>Injection points do not have type erasure either.</text:p>
              <text:p>In this example we can separate cases based on type.</text:p>
              <text:p>For numbers we create a TreeMap, everything else gets a generic HashMap instance.</text:p>
              <text:p/>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ny</text:p>
          </draw:text-box>
        </draw:frame>
        <draw:frame presentation:style-name="pr29" draw:layer="layout" svg:width="25.199cm" svg:height="12.18cm" svg:x="1.4cm" svg:y="4.914cm" presentation:class="outline" presentation:user-transformed="true">
          <draw:text-box>
            <text:list text:style-name="L3">
              <text:list-item>
                <text:p text:style-name="P23">Present on all beans except @New</text:p>
              </text:list-item>
              <text:list-item>
                <text:p text:style-name="P23">Instance&lt;T&gt; can be annotated with @Any</text:p>
              </text:list-item>
              <text:list-item>
                <text:p text:style-name="P23">Allows us to select qualifiers dynamically</text:p>
              </text:list-item>
            </text:list>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6" draw:text-style-name="P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fault</text:p>
          </draw:text-box>
        </draw:frame>
        <draw:frame presentation:style-name="pr29" draw:layer="layout" svg:width="25.199cm" svg:height="12.18cm" svg:x="1.4cm" svg:y="4.914cm" presentation:class="outline" presentation:user-transformed="true">
          <draw:text-box>
            <text:list text:style-name="L3">
              <text:list-item>
                <text:p>Present on all beans except @Named</text:p>
              </text:list-item>
              <text:list-item>
                <text:p>Default qualifier on injection points</text:p>
              </text:list-item>
            </text:list>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6" draw:text-style-name="P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lternative</text:p>
          </draw:text-box>
        </draw:frame>
        <draw:frame presentation:style-name="pr29" draw:layer="layout" svg:width="25.199cm" svg:height="12.18cm" svg:x="1.4cm" svg:y="4.914cm" presentation:class="outline" presentation:user-transformed="true">
          <draw:text-box>
            <text:list text:style-name="L3">
              <text:list-item>
                <text:p text:style-name="P23">Alternatives are disabled by default</text:p>
              </text:list-item>
              <text:list-item>
                <text:p text:style-name="P23">They can be enabled in beans.xml</text:p>
              </text:list-item>
              <text:list-item>
                <text:p text:style-name="P23">Or with SeContainerInitializer.selectAlternatives</text:p>
              </text:list-item>
              <text:list-item>
                <text:p text:style-name="P23">Or with various testing frameworks</text:p>
              </text:list-item>
              <text:list-item>
                <text:p text:style-name="P23">They are excellent to tag mocks for testing</text:p>
              </text:list-item>
            </text:list>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6" draw:text-style-name="P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lternatives can prevent ambiguity</text:p>
          </draw:text-box>
        </draw:frame>
        <draw:frame presentation:style-name="pr25" draw:text-style-name="P24" draw:layer="layout" svg:width="25.199cm" svg:height="12.18cm" svg:x="1.4cm" svg:y="4.914cm" presentation:class="outline" presentation:user-transformed="true">
          <draw:text-box>
            <text:p text:style-name="P8"><text:span text:style-name="T121">@Alternative</text:span></text:p>
            <text:p text:style-name="P8"><text:span text:style-name="T117">public</text:span><text:span text:style-name="T126"> </text:span><text:span text:style-name="T117">class</text:span><text:span text:style-name="T126"> </text:span><text:span text:style-name="T119">User</text:span><text:span text:style-name="T126"> {</text:span></text:p>
            <text:p text:style-name="P8"><text:span text:style-name="T126"><text:s text:c="4"/></text:span><text:span text:style-name="T127">// ...</text:span></text:p>
            <text:p text:style-name="P8"><text:span text:style-name="T126">}</text:span></text:p>
            <text:p text:style-name="P8"><text:span text:style-name="T126"/></text:p>
            <text:p text:style-name="P8"><text:span text:style-name="T117">public</text:span><text:span text:style-name="T126"> </text:span><text:span text:style-name="T117">class</text:span><text:span text:style-name="T126"> </text:span><text:span text:style-name="T119">UserProducer</text:span><text:span text:style-name="T126"> {</text:span></text:p>
            <text:p text:style-name="P8"><text:span text:style-name="T126"/></text:p>
            <text:p text:style-name="P8"><text:span text:style-name="T126"><text:s text:c="4"/></text:span><text:span text:style-name="T121">@Produces</text:span></text:p>
            <text:p text:style-name="P8"><text:span text:style-name="T126"><text:s text:c="4"/></text:span><text:span text:style-name="T121">@RequestScoped</text:span></text:p>
            <text:p text:style-name="P8"><text:span text:style-name="T126"><text:s text:c="4"/></text:span><text:span text:style-name="T117">public</text:span><text:span text:style-name="T126"> </text:span><text:span text:style-name="T119">User</text:span><text:span text:style-name="T126"> </text:span><text:span text:style-name="T118">user</text:span><text:span text:style-name="T126">() {</text:span></text:p>
            <text:p text:style-name="P8"><text:span text:style-name="T126"><text:s text:c="8"/></text:span><text:span text:style-name="T127">// ...</text:span></text:p>
            <text:p text:style-name="P8"><text:span text:style-name="T126"><text:s text:c="4"/></text:span><text:span text:style-name="T126">}</text:span></text:p>
            <text:p text:style-name="P8"><text:span text:style-name="T126"/></text:p>
            <text:p text:style-name="P8"><text:span text:style-name="T126">}</text:span></text:p>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6" draw:text-style-name="P3"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lternatives can be used for testing</text:p>
          </draw:text-box>
        </draw:frame>
        <draw:frame presentation:style-name="pr25" draw:text-style-name="P10" draw:layer="layout" svg:width="25.199cm" svg:height="12.18cm" svg:x="1.4cm" svg:y="4.914cm" presentation:class="outline" presentation:user-transformed="true">
          <draw:text-box>
            <text:p text:style-name="P8"><text:span text:style-name="T128">@Alternative</text:span></text:p>
            <text:p text:style-name="P8"><text:span text:style-name="T129">public</text:span><text:span text:style-name="T130"> </text:span><text:span text:style-name="T129">class</text:span><text:span text:style-name="T130"> </text:span><text:span text:style-name="T131">ActionTestBase_DatabaseCreator</text:span><text:span text:style-name="T130"> </text:span><text:span text:style-name="T129">extends</text:span><text:span text:style-name="T130"> </text:span><text:span text:style-name="T131">DatabaseCreator</text:span><text:span text:style-name="T130"> {</text:span></text:p>
            <text:p text:style-name="P8"><text:span text:style-name="T132"/></text:p>
            <text:p text:style-name="P8"><text:span text:style-name="T130"><text:s text:c="4"/></text:span><text:span text:style-name="T128">@Override</text:span></text:p>
            <text:p text:style-name="P8"><text:span text:style-name="T130"><text:s text:c="4"/></text:span><text:span text:style-name="T129">protected</text:span><text:span text:style-name="T130"> </text:span><text:span text:style-name="T131">CloudantDatabase</text:span><text:span text:style-name="T130"> </text:span><text:span text:style-name="T133">createCloudant</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new</text:span><text:span text:style-name="T130"> </text:span><text:span text:style-name="T131">FakeDatabase</text:span><text:span text:style-name="T130">(</text:span><text:span text:style-name="T136">"https://fakedb:1234"</text:span><text:span text:style-name="T130">, </text:span><text:span text:style-name="T137">db</text:span><text:span text:style-name="T130">, </text:span><text:span text:style-name="T136">"user"</text:span><text:span text:style-name="T130">, </text:span><text:span text:style-name="T136">"pass"</text:span><text:span text:style-name="T130">));</text:span></text:p>
            <text:p text:style-name="P8"><text:span text:style-name="T130"><text:s text:c="4"/></text:span><text:span text:style-name="T130">}</text:span></text:p>
            <text:p text:style-name="P8"><text:span text:style-name="T132"/></text:p>
            <text:p text:style-name="P8"><text:span text:style-name="T130"><text:s text:c="4"/></text:span><text:span text:style-name="T128">@Override</text:span></text:p>
            <text:p text:style-name="P8"><text:span text:style-name="T130"><text:s text:c="4"/></text:span><text:span text:style-name="T129">protected</text:span><text:span text:style-name="T130"> </text:span><text:span text:style-name="T131">HistoryDatabase</text:span><text:span text:style-name="T130"> </text:span><text:span text:style-name="T133">createHistory</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super</text:span><text:span text:style-name="T130">.createHistory(</text:span><text:span text:style-name="T137">db</text:span><text:span text:style-name="T130">));</text:span></text:p>
            <text:p text:style-name="P8"><text:span text:style-name="T130"><text:s text:c="4"/></text:span><text:span text:style-name="T130">}</text:span></text:p>
            <text:p text:style-name="P8"><text:span text:style-name="T132"/></text:p>
            <text:p text:style-name="P8"><text:span text:style-name="T130"><text:s text:c="4"/></text:span><text:span text:style-name="T128">@Override</text:span></text:p>
            <text:p text:style-name="P8"><text:span text:style-name="T130"><text:s text:c="4"/></text:span><text:span text:style-name="T129">public</text:span><text:span text:style-name="T130"> </text:span><text:span text:style-name="T131">RevisionedDatabase</text:span><text:span text:style-name="T130"> </text:span><text:span text:style-name="T133">createRevisioned</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super</text:span><text:span text:style-name="T130">.createRevisioned(</text:span><text:span text:style-name="T137">db</text:span><text:span text:style-name="T130">));</text:span></text:p>
            <text:p text:style-name="P8"><text:span text:style-name="T130"><text:s text:c="4"/></text:span><text:span text:style-name="T130">}</text:span></text:p>
            <text:p text:style-name="P8"><text:span text:style-name="T132"/></text:p>
            <text:p text:style-name="P8"><text:span text:style-name="T130">}</text:span></text:p>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6" draw:text-style-name="P3"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nabling alternatives in beans.xml</text:p>
          </draw:text-box>
        </draw:frame>
        <draw:frame presentation:style-name="pr25" draw:text-style-name="P9" draw:layer="layout" svg:width="25.199cm" svg:height="12.18cm" svg:x="1.4cm" svg:y="4.914cm" presentation:class="outline" presentation:user-transformed="true">
          <draw:text-box>
            <text:p text:style-name="P8"><text:span text:style-name="T10">&lt;</text:span><text:span text:style-name="T11">beans</text:span><text:span text:style-name="T94"> </text:span><text:span text:style-name="T12">xmlns</text:span><text:span text:style-name="T13">=</text:span><text:span text:style-name="T14">"https://jakarta.ee/xml/ns/jakartaee"</text:span></text:p>
            <text:p text:style-name="P8"><text:span text:style-name="T94"><text:s text:c="4"/></text:span><text:span text:style-name="T12">xmlns:xsi</text:span><text:span text:style-name="T13">=</text:span><text:span text:style-name="T14">"http://www.w3.org/2001/XMLSchema-instance"</text:span></text:p>
            <text:p text:style-name="P8"><text:span text:style-name="T94"><text:s text:c="4"/></text:span><text:span text:style-name="T12">xsi:schemaLocation</text:span><text:span text:style-name="T13">=</text:span><text:span text:style-name="T14">"https://jakarta.ee/xml/ns/jakartaee https://jakarta.ee/xml/ns/jakartaee/beans_4_0.xsd"</text:span></text:p>
            <text:p text:style-name="P8"><text:span text:style-name="T94"><text:s text:c="4"/></text:span><text:span text:style-name="T12">version</text:span><text:span text:style-name="T13">=</text:span><text:span text:style-name="T14">"4.0"</text:span><text:span text:style-name="T94"> </text:span><text:span text:style-name="T12">bean-discovery-mode</text:span><text:span text:style-name="T13">=</text:span><text:span text:style-name="T14">"all"</text:span><text:span text:style-name="T10">&gt;</text:span></text:p>
            <text:p text:style-name="P8"><text:span text:style-name="T94"/></text:p>
            <text:p text:style-name="P8"><text:span text:style-name="T13"><text:s text:c="4"/></text:span><text:span text:style-name="T10">&lt;</text:span><text:span text:style-name="T11">alternatives</text:span><text:span text:style-name="T10">&gt;</text:span></text:p>
            <text:p text:style-name="P8"><text:span text:style-name="T13"><text:s text:c="8"/></text:span><text:span text:style-name="T10">&lt;</text:span><text:span text:style-name="T11">class</text:span><text:span text:style-name="T10">&gt;</text:span><text:span text:style-name="T13">com.company.product.FakeDatabase</text:span><text:span text:style-name="T10">&lt;/</text:span><text:span text:style-name="T11">class</text:span><text:span text:style-name="T10">&gt;</text:span></text:p>
            <text:p text:style-name="P8"><text:span text:style-name="T13"><text:s text:c="8"/></text:span><text:span text:style-name="T10">&lt;</text:span><text:span text:style-name="T11">stereotype</text:span><text:span text:style-name="T10">&gt;</text:span><text:span text:style-name="T13">com.company.product.Mock</text:span><text:span text:style-name="T10">&lt;/</text:span><text:span text:style-name="T11">stereotype</text:span><text:span text:style-name="T10">&gt;</text:span></text:p>
            <text:p text:style-name="P8"><text:span text:style-name="T13"><text:s text:c="8"/></text:span><text:span text:style-name="T10">&lt;</text:span><text:span text:style-name="T11">stereotype</text:span><text:span text:style-name="T10">&gt;</text:span><text:span text:style-name="T13">com.company.product.Staging</text:span><text:span text:style-name="T10">&lt;/</text:span><text:span text:style-name="T11">stereotype</text:span><text:span text:style-name="T10">&gt;</text:span></text:p>
            <text:p text:style-name="P8"><text:span text:style-name="T13"><text:s text:c="4"/></text:span><text:span text:style-name="T10">&lt;/</text:span><text:span text:style-name="T11">alternatives</text:span><text:span text:style-name="T10">&gt;</text:span></text:p>
            <text:p text:style-name="P8"><text:span text:style-name="T94"/></text:p>
            <text:p text:style-name="P8"><text:span text:style-name="T10">&lt;/</text:span><text:span text:style-name="T11">beans</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6" draw:text-style-name="P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pecializes</text:p>
          </draw:text-box>
        </draw:frame>
        <draw:frame presentation:style-name="pr29" draw:layer="layout" svg:width="25.199cm" svg:height="12.18cm" svg:x="1.4cm" svg:y="4.914cm" presentation:class="outline" presentation:user-transformed="true">
          <draw:text-box>
            <text:list text:style-name="L3">
              <text:list-item>
                <text:p>Subclasses can replace beans and producers</text:p>
              </text:list-item>
              <text:list-item>
                <text:p>Useful if you do not have control over them</text:p>
              </text:list-item>
            </text:list>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6" draw:text-style-name="P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pecialized bean</text:p>
          </draw:text-box>
        </draw:frame>
        <draw:frame presentation:style-name="pr25" draw:text-style-name="P19" draw:layer="layout" svg:width="25.199cm" svg:height="12.18cm" svg:x="1.4cm" svg:y="4.914cm" presentation:class="outline" presentation:user-transformed="true">
          <draw:text-box>
            <text:p text:style-name="P8"><text:span text:style-name="T121">@Specializes</text:span></text:p>
            <text:p text:style-name="P8"><text:span text:style-name="T117">public</text:span><text:span text:style-name="T126"> </text:span><text:span text:style-name="T117">class</text:span><text:span text:style-name="T126"> </text:span><text:span text:style-name="T119">MockSmtpEmailService</text:span><text:span text:style-name="T126"> </text:span><text:span text:style-name="T117">extends</text:span><text:span text:style-name="T126"> </text:span><text:span text:style-name="T119">SmtpEmailService</text:span><text:span text:style-name="T126"> {</text:span></text:p>
            <text:p text:style-name="P8"><text:span text:style-name="T138"/></text:p>
            <text:p text:style-name="P8"><text:span text:style-name="T126"><text:s text:c="4"/></text:span><text:span text:style-name="T121">@Override</text:span></text:p>
            <text:p text:style-name="P8"><text:span text:style-name="T126"><text:s text:c="4"/></text:span><text:span text:style-name="T117">public</text:span><text:span text:style-name="T126"> </text:span><text:span text:style-name="T117">void</text:span><text:span text:style-name="T126"> </text:span><text:span text:style-name="T118">send</text:span><text:span text:style-name="T126">(</text:span><text:span text:style-name="T119">String</text:span><text:span text:style-name="T126"> </text:span><text:span text:style-name="T139">hello</text:span><text:span text:style-name="T126">) {</text:span></text:p>
            <text:p text:style-name="P8"><text:span text:style-name="T126"><text:s text:c="8"/></text:span><text:span text:style-name="T119">System</text:span><text:span text:style-name="T126">.</text:span><text:span text:style-name="T140">out</text:span><text:span text:style-name="T126">.println(</text:span><text:span text:style-name="T141">hello</text:span><text:span text:style-name="T126">);</text:span></text:p>
            <text:p text:style-name="P8"><text:span text:style-name="T126"><text:s text:c="4"/></text:span><text:span text:style-name="T126">}</text:span></text:p>
            <text:p text:style-name="P8"><text:span text:style-name="T138"/></text:p>
            <text:p text:style-name="P8"><text:span text:style-name="T126">}</text:span></text:p>
          </draw:text-box>
        </draw:frame>
        <presentation:notes draw:style-name="dp2">
          <office:forms form:automatic-focus="false" form:apply-design-mode="false"/>
          <draw:page-thumbnail draw:style-name="gr1" draw:layer="layout" svg:width="13.968cm" svg:height="10.476cm" svg:x="3.81cm" svg:y="2.123cm" draw:page-number="66" presentation:class="page"/>
          <draw:frame presentation:style-name="pr6" draw:text-style-name="P3"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pecialized producer</text:p>
          </draw:text-box>
        </draw:frame>
        <draw:frame presentation:style-name="pr25" draw:text-style-name="P10" draw:layer="layout" svg:width="25.199cm" svg:height="12.18cm" svg:x="1.4cm" svg:y="4.914cm" presentation:class="outline" presentation:user-transformed="true">
          <draw:text-box>
            <text:p text:style-name="P8"><text:span text:style-name="T128">@</text:span><text:span text:style-name="T130">ApplicationScoped</text:span></text:p>
            <text:p text:style-name="P8"><text:span text:style-name="T129">public</text:span><text:span text:style-name="T130"> </text:span><text:span text:style-name="T129">class</text:span><text:span text:style-name="T130"> </text:span><text:span text:style-name="T131">ObjectMapperConfigProducerOverride</text:span><text:span text:style-name="T130"> </text:span><text:span text:style-name="T129">extends</text:span><text:span text:style-name="T130"> </text:span><text:span text:style-name="T131">ObjectMapperConfigProducer</text:span><text:span text:style-name="T130"> {</text:span></text:p>
            <text:p text:style-name="P8"><text:span text:style-name="T132"/></text:p>
            <text:p text:style-name="P8"><text:span text:style-name="T130"><text:s text:c="4"/></text:span><text:span text:style-name="T128">@Override</text:span></text:p>
            <text:p text:style-name="P8"><text:span text:style-name="T130"><text:s text:c="4"/></text:span><text:span text:style-name="T128">@</text:span><text:span text:style-name="T130">Produces</text:span></text:p>
            <text:p text:style-name="P8"><text:span text:style-name="T130"><text:s text:c="4"/></text:span><text:span text:style-name="T128">@</text:span><text:span text:style-name="T130">Specializes</text:span></text:p>
            <text:p text:style-name="P8"><text:span text:style-name="T130"><text:s text:c="4"/></text:span><text:span text:style-name="T128">@</text:span><text:span text:style-name="T130">JSON</text:span></text:p>
            <text:p text:style-name="P8"><text:span text:style-name="T130"><text:s text:c="4"/></text:span><text:span text:style-name="T129">public</text:span><text:span text:style-name="T130"> </text:span><text:span text:style-name="T131">ObjectMapperConfig</text:span><text:span text:style-name="T130"> </text:span><text:span text:style-name="T133">produce</text:span><text:span text:style-name="T130">() {</text:span></text:p>
            <text:p text:style-name="P8"><text:span text:style-name="T130"><text:s text:c="8"/></text:span><text:span text:style-name="T131">ObjectMapperConfig</text:span><text:span text:style-name="T130"> </text:span><text:span text:style-name="T134">config</text:span><text:span text:style-name="T130"> = </text:span><text:span text:style-name="T129">super</text:span><text:span text:style-name="T130">.produce();</text:span></text:p>
            <text:p text:style-name="P8"><text:span text:style-name="T130"><text:s text:c="8"/></text:span><text:span text:style-name="T131">Jackson2ObjectMapperFactoryImpl</text:span><text:span text:style-name="T130"> </text:span><text:span text:style-name="T134">factory</text:span><text:span text:style-name="T130"> = (</text:span><text:span text:style-name="T131">Jackson2ObjectMapperFactoryImpl</text:span><text:span text:style-name="T130">) </text:span><text:span text:style-name="T137">config</text:span><text:span text:style-name="T130">.jackson2ObjectMapperFactory();</text:span></text:p>
            <text:p text:style-name="P8"><text:span text:style-name="T130"><text:s text:c="8"/></text:span><text:span text:style-name="T131">ObjectMapper</text:span><text:span text:style-name="T130"> </text:span><text:span text:style-name="T134">mapper</text:span><text:span text:style-name="T130"> = </text:span><text:span text:style-name="T137">factory</text:span><text:span text:style-name="T130">.getObjectMapper();</text:span></text:p>
            <text:p text:style-name="P8"><text:span text:style-name="T130"><text:s text:c="8"/></text:span><text:span text:style-name="T137">mapper</text:span><text:span text:style-name="T130">.configure(SerializationFeature.WRITE_ENUMS_USING_TO_STRING, </text:span><text:span text:style-name="T129">true</text:span><text:span text:style-name="T130">);</text:span></text:p>
            <text:p text:style-name="P8"><text:span text:style-name="T130"><text:s text:c="8"/></text:span><text:span text:style-name="T137">mapper</text:span><text:span text:style-name="T130">.configure(DeserializationFeature.READ_ENUMS_USING_TO_STRING, </text:span><text:span text:style-name="T129">true</text:span><text:span text:style-name="T130">);</text:span></text:p>
            <text:p text:style-name="P8"><text:span text:style-name="T130"><text:s text:c="8"/></text:span><text:span text:style-name="T129">return</text:span><text:span text:style-name="T130"> </text:span><text:span text:style-name="T137">config</text:span><text:span text:style-name="T130">;</text:span></text:p>
            <text:p text:style-name="P8"><text:span text:style-name="T130"><text:s text:c="4"/></text:span><text:span text:style-name="T130">}</text:span></text:p>
            <text:p text:style-name="P8"><text:span text:style-name="T132"/></text:p>
            <text:p text:style-name="P8"><text:span text:style-name="T130">}</text:span></text:p>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6" draw:text-style-name="P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amed</text:p>
          </draw:text-box>
        </draw:frame>
        <draw:frame presentation:style-name="pr29" draw:layer="layout" svg:width="25.199cm" svg:height="12.18cm" svg:x="1.4cm" svg:y="4.914cm" presentation:class="outline" presentation:user-transformed="true">
          <draw:text-box>
            <text:list text:style-name="L3">
              <text:list-item>
                <text:p text:style-name="P23">Names can be assigned to beans</text:p>
              </text:list-item>
              <text:list-item>
                <text:p text:style-name="P23">Necessary to maintain compatibility</text:p>
              </text:list-item>
              <text:list-item>
                <text:p text:style-name="P23">JSF, JSP, EL, JBatch all use names</text:p>
              </text:list-item>
              <text:list-item>
                <text:p text:style-name="P23">Defaults to camelCase name of the bean class, producer method, or producer field</text:p>
              </text:list-item>
            </text:list>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6" draw:text-style-name="P3"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JBatch example classes</text:p>
          </draw:text-box>
        </draw:frame>
        <draw:frame presentation:style-name="pr26" draw:text-style-name="P9" draw:layer="layout" svg:width="25.199cm" svg:height="12.95cm" svg:x="1.4cm" svg:y="5.476cm" presentation:class="outline" presentation:user-transformed="true">
          <draw:text-box>
            <text:p text:style-name="P8"><text:span text:style-name="T95">@Named</text:span></text:p>
            <text:p text:style-name="P8"><text:span text:style-name="T92">class</text:span><text:span text:style-name="T13"> </text:span><text:span text:style-name="T93">DeductionCsvReader</text:span><text:span text:style-name="T13"> </text:span><text:span text:style-name="T92">extends</text:span><text:span text:style-name="T13"> </text:span><text:span text:style-name="T142">AbstractItemReader</text:span><text:span text:style-name="T13"> {</text:span></text:p>
            <text:p text:style-name="P8"><text:span text:style-name="T13"><text:s text:c="4"/></text:span><text:span text:style-name="T95">@Override</text:span></text:p>
            <text:p text:style-name="P8"><text:span text:style-name="T13"><text:s text:c="4"/></text:span><text:span text:style-name="T92">public</text:span><text:span text:style-name="T13"> </text:span><text:span text:style-name="T93">Object</text:span><text:span text:style-name="T13"> </text:span><text:span text:style-name="T98">readItem</text:span><text:span text:style-name="T13">() {</text:span></text:p>
            <text:p text:style-name="P8"><text:span text:style-name="T13"><text:s text:c="8"/></text:span><text:span text:style-name="T143">// ...</text:span></text:p>
            <text:p text:style-name="P8"><text:span text:style-name="T94"><text:s text:c="4"/></text:span><text:span text:style-name="T94">}</text:span></text:p>
            <text:p text:style-name="P8"><text:span text:style-name="T13">}</text:span></text:p>
            <text:p text:style-name="P8"><text:span text:style-name="T94"/></text:p>
            <text:p text:style-name="P8"><text:span text:style-name="T95">@Named</text:span></text:p>
            <text:p text:style-name="P8"><text:span text:style-name="T92">class</text:span><text:span text:style-name="T13"> </text:span><text:span text:style-name="T93">DeductionCsvTransformer</text:span><text:span text:style-name="T13"> </text:span><text:span text:style-name="T92">implements</text:span><text:span text:style-name="T13"> </text:span><text:span text:style-name="T96">ItemProcessor</text:span><text:span text:style-name="T13"> {</text:span></text:p>
            <text:p text:style-name="P8"><text:span text:style-name="T13"><text:s text:c="4"/></text:span><text:span text:style-name="T95">@Override</text:span></text:p>
            <text:p text:style-name="P8"><text:span text:style-name="T13"><text:s text:c="4"/></text:span><text:span text:style-name="T92">public</text:span><text:span text:style-name="T13"> </text:span><text:span text:style-name="T93">Object</text:span><text:span text:style-name="T13"> </text:span><text:span text:style-name="T98">processItem</text:span><text:span text:style-name="T13">(</text:span><text:span text:style-name="T93">Object</text:span><text:span text:style-name="T13"> </text:span><text:span text:style-name="T100">item</text:span><text:span text:style-name="T13">) {</text:span></text:p>
            <text:p text:style-name="P8"><text:span text:style-name="T13"><text:s text:c="8"/></text:span><text:span text:style-name="T143">/// ...</text:span></text:p>
            <text:p text:style-name="P8"><text:span text:style-name="T94"><text:s text:c="4"/></text:span><text:span text:style-name="T94">}</text:span></text:p>
            <text:p text:style-name="P8"><text:span text:style-name="T13">}</text:span></text:p>
            <text:p text:style-name="P8"><text:span text:style-name="T94"/></text:p>
            <text:p text:style-name="P8"><text:span text:style-name="T95">@Named</text:span></text:p>
            <text:p text:style-name="P8"><text:span text:style-name="T92">class</text:span><text:span text:style-name="T13"> </text:span><text:span text:style-name="T93">DeductionCsvWriter</text:span><text:span text:style-name="T13"> </text:span><text:span text:style-name="T92">extends</text:span><text:span text:style-name="T13"> </text:span><text:span text:style-name="T142">AbstractItemWriter</text:span><text:span text:style-name="T13"> {</text:span></text:p>
            <text:p text:style-name="P8"><text:span text:style-name="T13"><text:s text:c="4"/></text:span><text:span text:style-name="T95">@Override</text:span></text:p>
            <text:p text:style-name="P8"><text:span text:style-name="T13"><text:s text:c="4"/></text:span><text:span text:style-name="T92">public</text:span><text:span text:style-name="T13"> </text:span><text:span text:style-name="T92">void</text:span><text:span text:style-name="T13"> </text:span><text:span text:style-name="T98">writeItems</text:span><text:span text:style-name="T13">(</text:span><text:span text:style-name="T96">List</text:span><text:span text:style-name="T13">&lt;</text:span><text:span text:style-name="T93">Object</text:span><text:span text:style-name="T13">&gt; </text:span><text:span text:style-name="T100">entries</text:span><text:span text:style-name="T13">) {</text:span></text:p>
            <text:p text:style-name="P8"><text:span text:style-name="T13"><text:s text:c="8"/></text:span><text:span text:style-name="T143">// ...</text:span></text:p>
            <text:p text:style-name="P8"><text:span text:style-name="T13"><text:s text:c="4"/></text:span><text:span text:style-name="T13">}</text:span></text:p>
            <text:p text:style-name="P8"><text:span text:style-name="T13">}</text:span></text:p>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6" draw:text-style-name="P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JBatch example job</text:p>
          </draw:text-box>
        </draw:frame>
        <draw:frame presentation:style-name="pr25" draw:text-style-name="P25" draw:layer="layout" svg:width="25.199cm" svg:height="12.18cm" svg:x="1.4cm" svg:y="4.914cm" presentation:class="outline" presentation:user-transformed="true">
          <draw:text-box>
            <text:p text:style-name="P8"><text:span text:style-name="T144">&lt;</text:span><text:span text:style-name="T145">job</text:span><text:span text:style-name="T146"> </text:span><text:span text:style-name="T147">id</text:span><text:span text:style-name="T148">=</text:span><text:span text:style-name="T149">"deductions"</text:span><text:span text:style-name="T146"> </text:span></text:p>
            <text:p text:style-name="P8"><text:span text:style-name="T146"><text:s text:c="4"/></text:span><text:span text:style-name="T147">xmlns</text:span><text:span text:style-name="T148">=</text:span><text:span text:style-name="T149">"http://xmlns.jcp.org/xml/ns/javaee"</text:span><text:span text:style-name="T146"> </text:span><text:span text:style-name="T147">version</text:span><text:span text:style-name="T148">=</text:span><text:span text:style-name="T149">"1.0"</text:span><text:span text:style-name="T144">&gt;</text:span></text:p>
            <text:p text:style-name="P8"><text:span text:style-name="T148"><text:s text:c="4"/></text:span><text:span text:style-name="T144">&lt;</text:span><text:span text:style-name="T150">step</text:span><text:span text:style-name="T146"> </text:span><text:span text:style-name="T147">id</text:span><text:span text:style-name="T148">=</text:span><text:span text:style-name="T149">"csvToRecords"</text:span><text:span text:style-name="T146"> </text:span><text:span text:style-name="T147">next</text:span><text:span text:style-name="T148">=</text:span><text:span text:style-name="T149">"recordsUpdate"</text:span><text:span text:style-name="T144">&gt;</text:span></text:p>
            <text:p text:style-name="P8"><text:span text:style-name="T148"><text:s text:c="8"/></text:span><text:span text:style-name="T144">&lt;</text:span><text:span text:style-name="T150">chunk</text:span><text:span text:style-name="T146"> </text:span><text:span text:style-name="T147">item-count</text:span><text:span text:style-name="T148">=</text:span><text:span text:style-name="T149">"3"</text:span><text:span text:style-name="T144">&gt;</text:span></text:p>
            <text:p text:style-name="P8"><text:span text:style-name="T148"><text:s text:c="12"/></text:span><text:span text:style-name="T144">&lt;</text:span><text:span text:style-name="T150">reader</text:span><text:span text:style-name="T146"> </text:span><text:span text:style-name="T147">ref</text:span><text:span text:style-name="T148">=</text:span><text:span text:style-name="T149">"deductionCsvReader"</text:span><text:span text:style-name="T144">/&gt;</text:span></text:p>
            <text:p text:style-name="P8"><text:span text:style-name="T148"><text:s text:c="12"/></text:span><text:span text:style-name="T144">&lt;</text:span><text:span text:style-name="T150">processor</text:span><text:span text:style-name="T146"> </text:span><text:span text:style-name="T147">ref</text:span><text:span text:style-name="T148">=</text:span><text:span text:style-name="T149">"deductionCsvTransformer"</text:span><text:span text:style-name="T144">/&gt;</text:span></text:p>
            <text:p text:style-name="P8"><text:span text:style-name="T148"><text:s text:c="12"/></text:span><text:span text:style-name="T144">&lt;</text:span><text:span text:style-name="T150">writer</text:span><text:span text:style-name="T146"> </text:span><text:span text:style-name="T147">ref</text:span><text:span text:style-name="T148">=</text:span><text:span text:style-name="T149">"deductionCsvWriter"</text:span><text:span text:style-name="T144">/&gt;</text:span></text:p>
            <text:p text:style-name="P8"><text:span text:style-name="T148"><text:s text:c="8"/></text:span><text:span text:style-name="T144">&lt;/</text:span><text:span text:style-name="T150">chunk</text:span><text:span text:style-name="T144">&gt;</text:span></text:p>
            <text:p text:style-name="P8"><text:span text:style-name="T148"><text:s text:c="4"/></text:span><text:span text:style-name="T144">&lt;/</text:span><text:span text:style-name="T150">step</text:span><text:span text:style-name="T144">&gt;</text:span></text:p>
            <text:p text:style-name="P8"><text:span text:style-name="T148"><text:s text:c="4"/></text:span><text:span text:style-name="T144">&lt;</text:span><text:span text:style-name="T150">step</text:span><text:span text:style-name="T146"> </text:span><text:span text:style-name="T147">id</text:span><text:span text:style-name="T148">=</text:span><text:span text:style-name="T149">"recordsUpdate"</text:span><text:span text:style-name="T144">&gt;</text:span></text:p>
            <text:p text:style-name="P8"><text:span text:style-name="T148"><text:s text:c="8"/></text:span><text:span text:style-name="T144">&lt;</text:span><text:span text:style-name="T150">chunk</text:span><text:span text:style-name="T146"> </text:span><text:span text:style-name="T147">item-count</text:span><text:span text:style-name="T148">=</text:span><text:span text:style-name="T149">"3"</text:span><text:span text:style-name="T144">&gt;</text:span></text:p>
            <text:p text:style-name="P8"><text:span text:style-name="T148"><text:s text:c="12"/></text:span><text:span text:style-name="T144">&lt;</text:span><text:span text:style-name="T150">reader</text:span><text:span text:style-name="T146"> </text:span><text:span text:style-name="T147">ref</text:span><text:span text:style-name="T148">=</text:span><text:span text:style-name="T149">"deductionEntryReader"</text:span><text:span text:style-name="T144">/&gt;</text:span></text:p>
            <text:p text:style-name="P8"><text:span text:style-name="T148"><text:s text:c="12"/></text:span><text:span text:style-name="T144">&lt;</text:span><text:span text:style-name="T150">processor</text:span><text:span text:style-name="T146"> </text:span><text:span text:style-name="T147">ref</text:span><text:span text:style-name="T148">=</text:span><text:span text:style-name="T149">"deductionEntryTransformer"</text:span><text:span text:style-name="T144">/&gt;</text:span></text:p>
            <text:p text:style-name="P8"><text:span text:style-name="T148"><text:s text:c="12"/></text:span><text:span text:style-name="T144">&lt;</text:span><text:span text:style-name="T150">writer</text:span><text:span text:style-name="T146"> </text:span><text:span text:style-name="T147">ref</text:span><text:span text:style-name="T148">=</text:span><text:span text:style-name="T149">"deductionEntryWriter"</text:span><text:span text:style-name="T144">/&gt;</text:span></text:p>
            <text:p text:style-name="P8"><text:span text:style-name="T148"><text:s text:c="8"/></text:span><text:span text:style-name="T144">&lt;/</text:span><text:span text:style-name="T150">chunk</text:span><text:span text:style-name="T144">&gt;</text:span></text:p>
            <text:p text:style-name="P8"><text:span text:style-name="T148"><text:s text:c="4"/></text:span><text:span text:style-name="T144">&lt;/</text:span><text:span text:style-name="T150">step</text:span><text:span text:style-name="T144">&gt;</text:span></text:p>
            <text:p text:style-name="P8"><text:span text:style-name="T144">&lt;/</text:span><text:span text:style-name="T150">job</text:span><text:span text:style-name="T144">&gt;</text:span></text:p>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6" draw:text-style-name="P3"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ew</text:p>
          </draw:text-box>
        </draw:frame>
        <draw:frame presentation:style-name="pr29" draw:layer="layout" svg:width="25.199cm" svg:height="12.18cm" svg:x="1.4cm" svg:y="4.914cm" presentation:class="outline" presentation:user-transformed="true">
          <draw:text-box>
            <text:list text:style-name="L3">
              <text:list-item>
                <text:p>Used to obtain a new bean on demand</text:p>
              </text:list-item>
              <text:list-item>
                <text:p>Deprecated so do not use it</text:p>
              </text:list-item>
              <text:list-item>
                <text:p>Do not create your own bean</text:p>
              </text:list-item>
              <text:list-item>
                <text:p>Always query CDI for the appropriate bean</text:p>
              </text:list-item>
            </text:list>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6" draw:text-style-name="P3"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etoed</text:p>
          </draw:text-box>
        </draw:frame>
        <draw:frame presentation:style-name="pr29" draw:layer="layout" svg:width="25.199cm" svg:height="12.18cm" svg:x="1.4cm" svg:y="4.914cm" presentation:class="outline" presentation:user-transformed="true">
          <draw:text-box>
            <text:list text:style-name="L3">
              <text:list-item>
                <text:p text:style-name="P23">Removes a bean from CDI control</text:p>
              </text:list-item>
              <text:list-item>
                <text:p text:style-name="P23">Bean is not discovered and can not be injected</text:p>
              </text:list-item>
              <text:list-item>
                <text:p text:style-name="P23">Can be used as a package annotation</text:p>
              </text:list-item>
              <text:list-item>
                <text:p text:style-name="P23">Useful to hide application or library details</text:p>
              </text:list-item>
            </text:list>
          </draw:text-box>
        </draw:frame>
        <presentation:notes draw:style-name="dp2">
          <office:forms form:automatic-focus="false" form:apply-design-mode="false"/>
          <draw:page-thumbnail draw:style-name="gr1" draw:layer="layout" svg:width="13.968cm" svg:height="10.476cm" svg:x="3.81cm" svg:y="2.123cm" draw:page-number="72" presentation:class="page"/>
          <draw:frame presentation:style-name="pr6" draw:text-style-name="P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yped</text:p>
          </draw:text-box>
        </draw:frame>
        <draw:frame presentation:style-name="pr25" draw:layer="layout" svg:width="25.199cm" svg:height="12.18cm" svg:x="1.4cm" svg:y="4.914cm" presentation:class="outline" presentation:user-transformed="true">
          <draw:text-box>
            <text:list text:style-name="L3">
              <text:list-item>
                <text:p>Restrict the bean types of a class or producer</text:p>
              </text:list-item>
            </text:list>
            <text:p text:style-name="P26"><text:span text:style-name="T95">@Typed</text:span><text:span text:style-name="T13">(</text:span><text:span text:style-name="T93">Shop</text:span><text:span text:style-name="T13">.</text:span><text:span text:style-name="T92">class</text:span><text:span text:style-name="T13">)</text:span></text:p>
            <text:p text:style-name="P26"><text:span text:style-name="T92">public</text:span><text:span text:style-name="T13"> </text:span><text:span text:style-name="T92">class</text:span><text:span text:style-name="T13"> </text:span><text:span text:style-name="T93">BookShop</text:span><text:span text:style-name="T13"> </text:span><text:span text:style-name="T92">extends</text:span><text:span text:style-name="T13"> </text:span><text:span text:style-name="T93">Business</text:span><text:span text:style-name="T13"> </text:span><text:span text:style-name="T92">implements</text:span><text:span text:style-name="T13"> </text:span><text:span text:style-name="T93">Shop</text:span><text:span text:style-name="T13">&lt;</text:span><text:span text:style-name="T93">Book</text:span><text:span text:style-name="T13">&gt; {...</text:span><text:span text:style-name="T151">}</text:span></text:p>
            <text:p text:style-name="P26"><text:span text:style-name="T151"/></text:p>
            <text:p text:style-name="P26"><text:span text:style-name="T92">public</text:span><text:span text:style-name="T13"> </text:span><text:span text:style-name="T92">class</text:span><text:span text:style-name="T13"> </text:span><text:span text:style-name="T93">BookShopProducer</text:span><text:span text:style-name="T13"> {</text:span></text:p>
            <text:p text:style-name="P26"><text:span text:style-name="T13"/></text:p>
            <text:p text:style-name="P26"><text:span text:style-name="T13"><text:s text:c="4"/></text:span><text:span text:style-name="T95">@Produces</text:span></text:p>
            <text:p text:style-name="P26"><text:span text:style-name="T13"><text:s text:c="4"/></text:span><text:span text:style-name="T95">@Typed</text:span><text:span text:style-name="T13">({</text:span><text:span text:style-name="T93">Shop</text:span><text:span text:style-name="T13">.</text:span><text:span text:style-name="T92">class</text:span><text:span text:style-name="T13">, </text:span><text:span text:style-name="T93">BookShop</text:span><text:span text:style-name="T13">.</text:span><text:span text:style-name="T92">class</text:span><text:span text:style-name="T13">})</text:span></text:p>
            <text:p text:style-name="P26"><text:span text:style-name="T13"><text:s text:c="4"/></text:span><text:span text:style-name="T92">public</text:span><text:span text:style-name="T13"> </text:span><text:span text:style-name="T93">BookShop</text:span><text:span text:style-name="T13"> </text:span><text:span text:style-name="T98">produce</text:span><text:span text:style-name="T13"> () {...}</text:span></text:p>
            <text:p text:style-name="P27"><text:span text:style-name="T13"><text:s text:c="4"/></text:span></text:p>
            <text:p text:style-name="P27"><text:span text:style-name="T13">}</text:span></text:p>
          </draw:text-box>
        </draw:frame>
        <presentation:notes draw:style-name="dp2">
          <office:forms form:automatic-focus="false" form:apply-design-mode="false"/>
          <draw:page-thumbnail draw:style-name="gr1" draw:layer="layout" svg:width="13.968cm" svg:height="10.476cm" svg:x="3.81cm" svg:y="2.123cm" draw:page-number="73" presentation:class="page"/>
          <draw:frame presentation:style-name="pr6" draw:text-style-name="P3"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source annotations</text:p>
          </draw:text-box>
        </draw:frame>
        <draw:frame presentation:style-name="pr29" draw:layer="layout" svg:width="25.199cm" svg:height="12.18cm" svg:x="1.4cm" svg:y="4.914cm" presentation:class="outline" presentation:user-transformed="true">
          <draw:text-box>
            <text:list text:style-name="L3">
              <text:list-item>
                <text:p>@Resource for Java EE resources</text:p>
              </text:list-item>
              <text:list-item>
                <text:p>@PersistenceContext for JPA persistence context</text:p>
              </text:list-item>
              <text:list-item>
                <text:p>@PersistenceUnit for JPA persistence unit</text:p>
              </text:list-item>
              <text:list-item>
                <text:p>@EJB for remote EJB</text:p>
              </text:list-item>
              <text:list-item>
                <text:p>@WebServiceRef for web service</text:p>
              </text:list-item>
            </text:list>
          </draw:text-box>
        </draw:frame>
        <presentation:notes draw:style-name="dp2">
          <office:forms form:automatic-focus="false" form:apply-design-mode="false"/>
          <draw:page-thumbnail draw:style-name="gr1" draw:layer="layout" svg:width="13.968cm" svg:height="10.476cm" svg:x="3.81cm" svg:y="2.123cm" draw:page-number="74" presentation:class="page"/>
          <draw:frame presentation:style-name="pr6" draw:text-style-name="P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texts</text:p>
          </draw:text-box>
        </draw:frame>
        <draw:frame presentation:style-name="pr5" draw:layer="layout" svg:width="25.199cm" svg:height="13.859cm" svg:x="1.4cm" svg:y="4.914cm" presentation:class="outline" presentation:user-transformed="true">
          <draw:text-box>
            <text:list text:style-name="L3">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office:forms form:automatic-focus="false" form:apply-design-mode="false"/>
          <draw:page-thumbnail draw:style-name="gr1" draw:layer="layout" svg:width="13.968cm" svg:height="10.476cm" svg:x="3.81cm" svg:y="2.123cm" draw:page-number="75"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uilt-in scopes</text:p>
          </draw:text-box>
        </draw:frame>
        <draw:frame presentation:style-name="pr5" draw:layer="layout" svg:width="25.199cm" svg:height="13.859cm" svg:x="1.4cm" svg:y="4.914cm" presentation:class="outline" presentation:user-transformed="true">
          <draw:text-box>
            <text:list text:style-name="L3">
              <text:list-item>
                <text:p>Pseudo-scopes are injected directly</text:p>
                <text:list>
                  <text:list-item>
                    <text:p>@Dependent</text:p>
                  </text:list-item>
                  <text:list-item>
                    <text:p>@Singleton</text:p>
                  </text:list-item>
                </text:list>
              </text:list-item>
              <text:list-item>
                <text:p>Normal scopes are injected through proxy</text:p>
                <text:list>
                  <text:list-item>
                    <text:p>@ApplicationScoped</text:p>
                  </text:list-item>
                  <text:list-item>
                    <text:p text:style-name="P28">@RequestScoped</text:p>
                  </text:list-item>
                  <text:list-item>
                    <text:p>@SessionScoped</text:p>
                  </text:list-item>
                  <text:list-item>
                    <text:p>@ConversationScoped</text:p>
                  </text:list-item>
                </text:list>
              </text:list-item>
              <text:list-item>
                <text:p>Custom scopes can be created </text:p>
              </text:list-item>
            </text:list>
          </draw:text-box>
        </draw:frame>
        <presentation:notes draw:style-name="dp2">
          <office:forms form:automatic-focus="false" form:apply-design-mode="false"/>
          <draw:page-thumbnail draw:style-name="gr1" draw:layer="layout" svg:width="13.968cm" svg:height="10.476cm" svg:x="3.81cm" svg:y="2.123cm" draw:page-number="76" presentation:class="page"/>
          <draw:frame presentation:style-name="pr6" draw:text-style-name="P4" draw:layer="layout" svg:width="17.271cm" svg:height="12.572cm" svg:x="2.159cm" svg:y="13.271cm" presentation:class="notes">
            <draw:text-box>
              <text:p><text:span text:style-name="T2">Built-in scopes are based loosely on the servlet API.</text:span></text:p>
              <text:p><text:span text:style-name="T2">I have not created custom scopes yet, but there was one situation where they would have been useful.</text:span></text:p>
              <text:p><text:span text:style-name="T2"/></text:p>
            </draw:text-box>
          </draw:frame>
        </presentation:notes>
      </draw:page>
      <draw:page draw:name="page7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pendent</text:p>
          </draw:text-box>
        </draw:frame>
        <draw:frame presentation:style-name="pr31" draw:layer="layout" svg:width="25.199cm" svg:height="15.256cm" svg:x="1.4cm" svg:y="4.216cm" presentation:class="outline" presentation:user-transformed="true">
          <draw:text-box>
            <text:list text:style-name="L3">
              <text:list-item>
                <text:p text:style-name="P29">Default scope</text:p>
              </text:list-item>
              <text:list-item>
                <text:p>Bean lifecycle is same where it is injected</text:p>
              </text:list-item>
            </text:list>
            <text:p text:style-name="P8"><text:span text:style-name="T152"/></text:p>
            <text:p text:style-name="P8"><text:span text:style-name="T152">public</text:span><text:span text:style-name="T153"> </text:span><text:span text:style-name="T152">class</text:span><text:span text:style-name="T153"> </text:span><text:span text:style-name="T154">RecordDatabase</text:span><text:span text:style-name="T155"> {</text:span></text:p>
            <text:p text:style-name="P8"><text:span text:style-name="T155"><text:s text:c="4"/></text:span><text:span text:style-name="T155">...</text:span></text:p>
            <text:p text:style-name="P8"><text:span text:style-name="T155">}</text:span></text:p>
            <text:p text:style-name="P8"><text:span text:style-name="T155"/></text:p>
            <text:p text:style-name="P8"><text:span text:style-name="T155">@ApplicationScoped</text:span></text:p>
            <text:p text:style-name="P8"><text:span text:style-name="T152">public</text:span><text:span text:style-name="T155"> </text:span><text:span text:style-name="T152">class</text:span><text:span text:style-name="T155"> </text:span><text:span text:style-name="T154">RecordService</text:span><text:span text:style-name="T155"> {</text:span></text:p>
            <text:p text:style-name="P8"><text:span text:style-name="T155"/></text:p>
            <text:p text:style-name="P8"><text:span text:style-name="T155"><text:s text:c="4"/></text:span><text:span text:style-name="T156">@Inject</text:span></text:p>
            <text:p text:style-name="P8"><text:span text:style-name="T155"><text:s text:c="4"/></text:span><text:span text:style-name="T152">private</text:span><text:span text:style-name="T155"> </text:span><text:span text:style-name="T154">RecordDatabase</text:span><text:span text:style-name="T155"> </text:span><text:span text:style-name="T157">database</text:span><text:span text:style-name="T155">;</text:span></text:p>
            <text:p text:style-name="P8"><text:span text:style-name="T155"/></text:p>
            <text:p text:style-name="P8"><text:span text:style-name="T155">}</text:span></text:p>
          </draw:text-box>
        </draw:frame>
        <presentation:notes draw:style-name="dp2">
          <office:forms form:automatic-focus="false" form:apply-design-mode="false"/>
          <draw:page-thumbnail draw:style-name="gr1" draw:layer="layout" svg:width="13.968cm" svg:height="10.476cm" svg:x="3.81cm" svg:y="2.123cm" draw:page-number="77" presentation:class="page"/>
          <draw:frame presentation:style-name="pr6" draw:text-style-name="P4" draw:layer="layout" svg:width="17.271cm" svg:height="12.572cm" svg:x="2.159cm" svg:y="13.271cm" presentation:class="notes" presentation:user-transformed="true">
            <draw:text-box>
              <text:p>Pseudo scope, injected directly, not proxied.</text:p>
              <text:p>Since it is directly injected, the lifecycle is the same where it is injected.</text:p>
              <text:p>In this example we inject into an application scoped bean, so it will become application scoped.</text:p>
              <text:p>RecordService can refer to the record database with direct field and method access.</text:p>
              <text:p/>
            </draw:text-box>
          </draw:frame>
        </presentation:notes>
      </draw:page>
      <draw:page draw:name="page7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ngleton</text:p>
          </draw:text-box>
        </draw:frame>
        <draw:frame presentation:style-name="pr32" draw:layer="layout" svg:width="25.199cm" svg:height="14.531cm" svg:x="1.4cm" svg:y="4.578cm" presentation:class="outline" presentation:user-transformed="true">
          <draw:text-box>
            <text:list text:style-name="L3">
              <text:list-item>
                <text:p text:style-name="P29">Lives through the entire container</text:p>
              </text:list-item>
              <text:list-item>
                <text:p>Complicates serialization</text:p>
              </text:list-item>
              <text:list-item>
                <text:p>Use @ApplicationScoped instead</text:p>
              </text:list-item>
            </text:list>
            <text:p text:style-name="P8"><text:span text:style-name="T60"/></text:p>
            <text:p text:style-name="P8"><text:span text:style-name="T60">@Singleton</text:span></text:p>
            <text:p text:style-name="P8"><text:span text:style-name="T61">public</text:span><text:span text:style-name="T62"> </text:span><text:span text:style-name="T61">class</text:span><text:span text:style-name="T62"> </text:span><text:span text:style-name="T63">RandomGenerator</text:span><text:span text:style-name="T62"> {</text:span></text:p>
            <text:p text:style-name="P8"><text:span text:style-name="T64"/></text:p>
            <text:p text:style-name="P8"><text:span text:style-name="T62"><text:s text:c="4"/></text:span><text:span text:style-name="T61">public</text:span><text:span text:style-name="T62"> </text:span><text:span text:style-name="T61">int</text:span><text:span text:style-name="T62"> </text:span><text:span text:style-name="T65">nextInt</text:span><text:span text:style-name="T62"> () {</text:span></text:p>
            <text:p text:style-name="P8"><text:span text:style-name="T64"><text:s text:c="8"/></text:span><text:span text:style-name="T64">...</text:span></text:p>
            <text:p text:style-name="P8"><text:span text:style-name="T62"><text:s text:c="4"/></text:span><text:span text:style-name="T62">}</text:span></text:p>
            <text:p text:style-name="P8"><text:span text:style-name="T62"><text:s text:c="4"/></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78" presentation:class="page"/>
          <draw:frame presentation:style-name="pr6" draw:text-style-name="P4" draw:layer="layout" svg:width="17.271cm" svg:height="12.572cm" svg:x="2.159cm" svg:y="13.271cm" presentation:class="notes">
            <draw:text-box>
              <text:p><text:span text:style-name="T2">Pseudo scope, injected directly, not proxied.</text:span></text:p>
              <text:p><text:span text:style-name="T2">With some certain technologies like EJB you have to use singleton.</text:span></text:p>
              <text:p><text:span text:style-name="T2"/></text:p>
            </draw:text-box>
          </draw:frame>
        </presentation:notes>
      </draw:page>
      <draw:page draw:name="page7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pplicationScoped</text:p>
          </draw:text-box>
        </draw:frame>
        <draw:frame presentation:style-name="pr5" draw:layer="layout" svg:width="25.199cm" svg:height="13.859cm" svg:x="1.4cm" svg:y="4.914cm" presentation:class="outline" presentation:user-transformed="true">
          <draw:text-box>
            <text:list text:style-name="L3">
              <text:list-item>
                <text:p>Lives through the entire application</text:p>
              </text:list-item>
              <text:list-item>
                <text:p>All users share the same instance</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LogDatabas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ogEvent</text:span><text:span text:style-name="T62"> (</text:span><text:span text:style-name="T63">String</text:span><text:span text:style-name="T62"> </text:span><text:span text:style-name="T123">event</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79" presentation:class="page"/>
          <draw:frame presentation:style-name="pr33" draw:text-style-name="P3" draw:layer="layout" svg:width="17.271cm" svg:height="0.788cm" svg:x="2.159cm" svg:y="13.271cm" presentation:class="notes" presentation:user-transformed="true">
            <draw:text-box>
              <text:p>Normal scope, proxied.</text:p>
            </draw:text-box>
          </draw:frame>
        </presentation:notes>
      </draw:page>
      <draw:page draw:name="page8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questScoped</text:p>
          </draw:text-box>
        </draw:frame>
        <draw:frame presentation:style-name="pr5" draw:layer="layout" svg:width="25.199cm" svg:height="13.859cm" svg:x="1.4cm" svg:y="4.914cm" presentation:class="outline" presentation:user-transformed="true">
          <draw:text-box>
            <text:list text:style-name="L3">
              <text:list-item>
                <text:p>Lives only one request</text:p>
              </text:list-item>
              <text:list-item>
                <text:p>Request can be a variety of things like jobs</text:p>
              </text:list-item>
            </text:list>
            <text:p text:style-name="P8"><text:span text:style-name="T60"/></text:p>
            <text:p text:style-name="P8"><text:span text:style-name="T60">@RequestScoped</text:span></text:p>
            <text:p text:style-name="P8"><text:span text:style-name="T61">public</text:span><text:span text:style-name="T62"> </text:span><text:span text:style-name="T61">class</text:span><text:span text:style-name="T62"> </text:span><text:span text:style-name="T63">AuthCheck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heckAuth</text:span><text:span text:style-name="T62"> (</text:span><text:span text:style-name="T63">String</text:span><text:span text:style-name="T62"> </text:span><text:span text:style-name="T123">user</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0" presentation:class="page"/>
          <draw:frame presentation:style-name="pr6" draw:text-style-name="P4" draw:layer="layout" svg:width="17.271cm" svg:height="12.572cm" svg:x="2.159cm" svg:y="13.271cm" presentation:class="notes" presentation:user-transformed="true">
            <draw:text-box>
              <text:p><text:span text:style-name="T2">Normal scope, proxied.</text:span></text:p>
              <text:p><text:span text:style-name="T2"/></text:p>
            </draw:text-box>
          </draw:frame>
        </presentation:notes>
      </draw:page>
      <draw:page draw:name="page8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essionScoped</text:p>
          </draw:text-box>
        </draw:frame>
        <draw:frame presentation:style-name="pr5" draw:layer="layout" svg:width="25.199cm" svg:height="13.859cm" svg:x="1.4cm" svg:y="4.914cm" presentation:class="outline" presentation:user-transformed="true">
          <draw:text-box>
            <text:list text:style-name="L3">
              <text:list-item>
                <text:p>Lives through user session</text:p>
              </text:list-item>
              <text:list-item>
                <text:p>Needs to be serializable</text:p>
              </text:list-item>
            </text:list>
            <text:p text:style-name="P8"><text:span text:style-name="T60"/></text:p>
            <text:p text:style-name="P8"><text:span text:style-name="T60">@SessionScoped</text:span></text:p>
            <text:p text:style-name="P8"><text:span text:style-name="T61">public</text:span><text:span text:style-name="T62"> </text:span><text:span text:style-name="T61">class</text:span><text:span text:style-name="T62"> </text:span><text:span text:style-name="T63">ShoppingCart</text:span><text:span text:style-name="T62"> </text:span><text:span text:style-name="T61">implements</text:span><text:span text:style-name="T62"> </text:span><text:span text:style-name="T66">Serializabl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Item</text:span><text:span text:style-name="T62"> (</text:span><text:span text:style-name="T63">Item</text:span><text:span text:style-name="T62"> </text:span><text:span text:style-name="T123">item</text:span><text:span text:style-name="T62">) {</text:span></text:p>
            <text:p text:style-name="P8"><text:span text:style-name="T62"><text:s text:c="8"/></text:span><text:span text:style-name="T125">doSomethin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1" presentation:class="page"/>
          <draw:frame presentation:style-name="pr15" draw:text-style-name="P3" draw:layer="layout" svg:width="17.271cm" svg:height="12.593cm" svg:x="2.159cm" svg:y="13.271cm" presentation:class="notes" presentation:user-transformed="true">
            <draw:text-box>
              <text:p>Normal scope, proxied.</text:p>
              <text:p>For compatibility reasons it has to be serializable.</text:p>
              <text:p>Sessions can be activated and passivated, they can be stored in permanent storage.</text:p>
              <text:p>Serialization is poorly implemented in Java.</text:p>
              <text:p/>
            </draw:text-box>
          </draw:frame>
        </presentation:notes>
      </draw:page>
      <draw:page draw:name="page8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versationScoped</text:p>
          </draw:text-box>
        </draw:frame>
        <draw:frame presentation:style-name="pr5" draw:layer="layout" svg:width="25.199cm" svg:height="13.859cm" svg:x="1.4cm" svg:y="4.914cm" presentation:class="outline" presentation:user-transformed="true">
          <draw:text-box>
            <text:list text:style-name="L3">
              <text:list-item>
                <text:p text:style-name="P29">Lives through one browser window</text:p>
              </text:list-item>
              <text:list-item>
                <text:p>Used for JSF conversation</text:p>
              </text:list-item>
              <text:list-item>
                <text:p>Needs to be serializable</text:p>
                <text:p/>
                <text:p>No example because I have never used JSF.</text:p>
              </text:list-item>
            </text:list>
          </draw:text-box>
        </draw:frame>
        <presentation:notes draw:style-name="dp2">
          <office:forms form:automatic-focus="false" form:apply-design-mode="false"/>
          <draw:page-thumbnail draw:style-name="gr1" draw:layer="layout" svg:width="13.968cm" svg:height="10.476cm" svg:x="3.81cm" svg:y="2.123cm" draw:page-number="82" presentation:class="page"/>
          <draw:frame presentation:style-name="pr6" draw:text-style-name="P3" draw:layer="layout" svg:width="17.271cm" svg:height="12.572cm" svg:x="2.159cm" svg:y="13.271cm" presentation:class="notes">
            <draw:text-box>
              <text:p>Normal scope, proxied.</text:p>
              <text:p>JSF specific scope, I might have used it once long ago.</text:p>
              <text:p/>
            </draw:text-box>
          </draw:frame>
        </presentation:notes>
      </draw:page>
      <draw:page draw:name="page8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cope mix and match</text:p>
          </draw:text-box>
        </draw:frame>
        <draw:frame presentation:style-name="pr34" draw:layer="layout" svg:width="25.199cm" svg:height="14.216cm" svg:x="1.4cm" svg:y="6.63cm" presentation:class="outline" presentation:user-transformed="true">
          <draw:text-box>
            <text:list text:style-name="L3">
              <text:list-item>
                <text:p>Different scoped beans can be used together</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LoginName</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60">@RequestScoped</text:span></text:p>
            <text:p text:style-name="P8"><text:span text:style-name="T61">public</text:span><text:span text:style-name="T62"> </text:span><text:span text:style-name="T61">class</text:span><text:span text:style-name="T62"> </text:span><text:span text:style-name="T63">LoginName</text:span><text:span text:style-name="T62"> {</text:span></text:p>
            <text:p text:style-name="P8"><text:span text:style-name="T64"><text:s text:c="4"/></text:span><text:span text:style-name="T64">...</text:span></text:p>
            <text:p text:style-name="P8"><text:span text:style-name="T64">}</text:span></text:p>
          </draw:text-box>
        </draw:frame>
        <presentation:notes draw:style-name="dp2">
          <office:forms form:automatic-focus="false" form:apply-design-mode="false"/>
          <draw:page-thumbnail draw:style-name="gr1" draw:layer="layout" svg:width="13.968cm" svg:height="10.476cm" svg:x="3.81cm" svg:y="2.123cm" draw:page-number="83" presentation:class="page"/>
          <draw:frame presentation:style-name="pr6" draw:text-style-name="P3" draw:layer="layout" svg:width="17.271cm" svg:height="12.572cm" svg:x="2.159cm" svg:y="13.271cm" presentation:class="notes" presentation:user-transformed="true">
            <draw:text-box>
              <text:p>One of the advantage of proxies is that you can mix and match scopes without any errors.</text:p>
              <text:p>In this example we inject a request scoped bean into an application scoped bean without any errors.</text:p>
              <text:p text:style-name="P5">RecordService is one instance, but LoginName is different for all users.</text:p>
              <text:p text:style-name="P5">Every time RecordService accesses LoginName, CDI will proxy calls to the appropriate instance.</text:p>
              <text:p text:style-name="P5"/>
              <text:p/>
            </draw:text-box>
          </draw:frame>
        </presentation:notes>
      </draw:page>
      <draw:page draw:name="page8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y</text:p>
          </draw:text-box>
        </draw:frame>
        <draw:frame presentation:style-name="pr35" draw:layer="layout" svg:width="25.199cm" svg:height="13.859cm" svg:x="1.4cm" svg:y="4.914cm" presentation:class="outline" presentation:user-transformed="true">
          <draw:text-box>
            <text:list text:style-name="L3">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office:forms form:automatic-focus="false" form:apply-design-mode="false"/>
          <draw:page-thumbnail draw:style-name="gr1" draw:layer="layout" svg:width="13.968cm" svg:height="10.476cm" svg:x="3.81cm" svg:y="2.123cm" draw:page-number="84"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y example</text:p>
          </draw:text-box>
        </draw:frame>
        <draw:frame presentation:style-name="pr25" draw:text-style-name="P20" draw:layer="layout" svg:width="25.199cm" svg:height="13.537cm" svg:x="1.4cm" svg:y="5.125cm" presentation:class="outline" presentation:user-transformed="true">
          <draw:text-box>
            <text:p text:style-name="P30"><text:span text:style-name="T158">public</text:span><text:span text:style-name="T159"> </text:span><text:span text:style-name="T158">class</text:span><text:span text:style-name="T159"> </text:span><text:span text:style-name="T160">Service$Proxy$_$$_WeldClientProxy</text:span><text:span text:style-name="T159"> </text:span><text:span text:style-name="T158">extends</text:span><text:span text:style-name="T159"> </text:span><text:span text:style-name="T160">Service</text:span><text:span text:style-name="T159"> </text:span><text:span text:style-name="T158">implements</text:span><text:span text:style-name="T159"> </text:span><text:span text:style-name="T161">Serializable</text:span><text:span text:style-name="T159">, </text:span><text:span text:style-name="T160">WeldConstruct</text:span><text:span text:style-name="T159">, </text:span><text:span text:style-name="T160">WeldClientProxy</text:span><text:span text:style-name="T159">, </text:span><text:span text:style-name="T160">TargetInstanceProxy</text:span><text:span text:style-name="T159">, </text:span><text:span text:style-name="T160">LifecycleMixin</text:span><text:span text:style-name="T159">, </text:span><text:span text:style-name="T160">ProxyObject</text:span><text:span text:style-name="T159"> {</text:span></text:p>
            <text:p text:style-name="P30"><text:span text:style-name="T162"/></text:p>
            <text:p text:style-name="P30"><text:span text:style-name="T159"><text:s text:c="4"/></text:span><text:span text:style-name="T158">public</text:span><text:span text:style-name="T159"> </text:span><text:span text:style-name="T158">void</text:span><text:span text:style-name="T159"> </text:span><text:span text:style-name="T163">lifecycle_mixin_$$_preDestroy</text:span><text:span text:style-name="T159">() {...}</text:span></text:p>
            <text:p text:style-name="P30"><text:span text:style-name="T162"/></text:p>
            <text:p text:style-name="P30"><text:span text:style-name="T159"><text:s text:c="4"/></text:span><text:span text:style-name="T158">public</text:span><text:span text:style-name="T159"> </text:span><text:span text:style-name="T158">void</text:span><text:span text:style-name="T159"> </text:span><text:span text:style-name="T163">lifecycle_mixin_$$_postConstruct</text:span><text:span text:style-name="T159">() {...}</text:span></text:p>
            <text:p text:style-name="P30"><text:span text:style-name="T162"/></text:p>
            <text:p text:style-name="P30"><text:span text:style-name="T159"><text:s text:c="4"/></text:span><text:span text:style-name="T158">public</text:span><text:span text:style-name="T159"> </text:span><text:span text:style-name="T160">Object</text:span><text:span text:style-name="T159"> </text:span><text:span text:style-name="T163">getTargetInstance</text:span><text:span text:style-name="T159">() {...}</text:span></text:p>
            <text:p text:style-name="P30"><text:span text:style-name="T162"/></text:p>
            <text:p text:style-name="P30"><text:span text:style-name="T159"><text:s text:c="4"/></text:span><text:span text:style-name="T158">public</text:span><text:span text:style-name="T159"> </text:span><text:span text:style-name="T160">Class</text:span><text:span text:style-name="T159"> </text:span><text:span text:style-name="T163">getTargetClass</text:span><text:span text:style-name="T159">() {...}</text:span></text:p>
            <text:p text:style-name="P30"><text:span text:style-name="T162"/></text:p>
            <text:p text:style-name="P30"><text:span text:style-name="T159"><text:s text:c="4"/></text:span><text:span text:style-name="T158">public</text:span><text:span text:style-name="T159"> </text:span><text:span text:style-name="T164">Metadata</text:span><text:span text:style-name="T159"> </text:span><text:span text:style-name="T163">getMetadata</text:span><text:span text:style-name="T159">() {...}</text:span></text:p>
            <text:p text:style-name="P30"><text:span text:style-name="T162"/></text:p>
            <text:p text:style-name="P30"><text:span text:style-name="T159"><text:s text:c="4"/></text:span><text:span text:style-name="T158">public</text:span><text:span text:style-name="T159"> </text:span><text:span text:style-name="T160">MethodHandler</text:span><text:span text:style-name="T159"> </text:span><text:span text:style-name="T163">getHandler</text:span><text:span text:style-name="T159">() {...}</text:span></text:p>
            <text:p text:style-name="P30"><text:span text:style-name="T162"/></text:p>
            <text:p text:style-name="P30"><text:span text:style-name="T159"><text:s text:c="4"/></text:span><text:span text:style-name="T158">public</text:span><text:span text:style-name="T159"> </text:span><text:span text:style-name="T158">void</text:span><text:span text:style-name="T159"> </text:span><text:span text:style-name="T163">setHandler</text:span><text:span text:style-name="T159">() {...}</text:span></text:p>
            <text:p text:style-name="P30"><text:span text:style-name="T162"/></text:p>
            <text:p text:style-name="P30"><text:span text:style-name="T159"><text:s text:c="4"/></text:span><text:span text:style-name="T165">@Override</text:span></text:p>
            <text:p text:style-name="P30"><text:span text:style-name="T159"><text:s text:c="4"/></text:span><text:span text:style-name="T158">public</text:span><text:span text:style-name="T159"> </text:span><text:span text:style-name="T158">void</text:span><text:span text:style-name="T159"> </text:span><text:span text:style-name="T163">doStuff</text:span><text:span text:style-name="T159">() {</text:span></text:p>
            <text:p text:style-name="P30"><text:span text:style-name="T159"><text:s text:c="8"/></text:span><text:span text:style-name="T166">// </text:span><text:span text:style-name="T167">Interceptor</text:span><text:span text:style-name="T166"> operations, before calling proceed()</text:span></text:p>
            <text:p text:style-name="P30"><text:span text:style-name="T159"><text:s text:c="8"/></text:span><text:span text:style-name="T160">Service</text:span><text:span text:style-name="T159"> </text:span><text:span text:style-name="T168">instance</text:span><text:span text:style-name="T159"> = (</text:span><text:span text:style-name="T160">Service</text:span><text:span text:style-name="T159">) getTargetInstance();</text:span></text:p>
            <text:p text:style-name="P30"><text:span text:style-name="T159"><text:s text:c="8"/></text:span><text:span text:style-name="T169">instance</text:span><text:span text:style-name="T159">.doStuff();</text:span></text:p>
            <text:p text:style-name="P30"><text:span text:style-name="T159"><text:s text:c="8"/></text:span><text:span text:style-name="T166">// </text:span><text:span text:style-name="T167">Interceptor</text:span><text:span text:style-name="T166"> operations, after calling proceed()</text:span></text:p>
            <text:p text:style-name="P31"><text:span text:style-name="T162"><text:s text:c="4"/></text:span><text:span text:style-name="T162">}</text:span></text:p>
            <text:p text:style-name="P30"><text:span text:style-name="T162"/></text:p>
            <text:p text:style-name="P30"><text:span text:style-name="T159"><text:s text:c="4"/></text:span><text:span text:style-name="T165">@Override</text:span></text:p>
            <text:p text:style-name="P30"><text:span text:style-name="T159"><text:s text:c="4"/></text:span><text:span text:style-name="T158">public</text:span><text:span text:style-name="T159"> </text:span><text:span text:style-name="T158">void</text:span><text:span text:style-name="T159"> </text:span><text:span text:style-name="T163">setA</text:span><text:span text:style-name="T159">(</text:span><text:span text:style-name="T160">Attribute</text:span><text:span text:style-name="T159"> </text:span><text:span text:style-name="T168">a</text:span><text:span text:style-name="T159">) {...}</text:span></text:p>
            <text:p text:style-name="P30"><text:span text:style-name="T162"/></text:p>
            <text:p text:style-name="P30"><text:span text:style-name="T159"><text:s text:c="4"/></text:span><text:span text:style-name="T165">@Override</text:span></text:p>
            <text:p text:style-name="P30"><text:span text:style-name="T159"><text:s text:c="4"/></text:span><text:span text:style-name="T158">public</text:span><text:span text:style-name="T159"> </text:span><text:span text:style-name="T160">Attribute</text:span><text:span text:style-name="T159"> </text:span><text:span text:style-name="T163">getA</text:span><text:span text:style-name="T159">() {...}</text:span></text:p>
            <text:p text:style-name="P30"><text:span text:style-name="T162"/></text:p>
            <text:p text:style-name="P31"><text:span text:style-name="T162">}</text:span></text:p>
          </draw:text-box>
        </draw:frame>
        <presentation:notes draw:style-name="dp2">
          <office:forms form:automatic-focus="false" form:apply-design-mode="false"/>
          <draw:page-thumbnail draw:style-name="gr1" draw:layer="layout" svg:width="13.968cm" svg:height="10.476cm" svg:x="3.81cm" svg:y="2.123cm" draw:page-number="85" presentation:class="page"/>
          <draw:frame presentation:style-name="pr6" draw:text-style-name="P3"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y method calls</text:p>
          </draw:text-box>
        </draw:frame>
        <draw:frame presentation:style-name="pr36" draw:text-style-name="P19" draw:layer="layout" svg:width="25.199cm" svg:height="15.046cm" svg:x="1.4cm" svg:y="4.419cm" presentation:class="outline" presentation:user-transformed="true">
          <draw:text-box>
            <text:list text:style-name="L3">
              <text:list-item>
                <text:p>Proxy method calls to beans with other scope</text:p>
              </text:list-item>
            </text:list>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user</text:span><text:span text:style-name="T62">.getId();</text:span></text:p>
            <text:p text:style-name="P8"><text:span text:style-name="T62"><text:s text:c="8"/></text:span><text:span text:style-name="T67">user</text:span><text:span text:style-name="T62">.getName();</text:span></text:p>
            <text:p text:style-name="P8"><text:span text:style-name="T62"><text:s text:c="8"/></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6"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y class names</text:p>
          </draw:text-box>
        </draw:frame>
        <draw:frame presentation:style-name="pr34" draw:text-style-name="P19" draw:layer="layout" svg:width="25.199cm" svg:height="14.216cm" svg:x="1.4cm" svg:y="4.736cm" presentation:class="outline" presentation:user-transformed="true">
          <draw:text-box>
            <text:list text:style-name="L3">
              <text:list-item>
                <text:p>Class names differ, do not rely on them</text:p>
              </text:list-item>
            </text:list>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span text:style-name="T64">}</text:span></text:p>
            <text:p text:style-name="P8"><text:span text:style-name="T64"/></text:p>
            <text:p text:style-name="P8"><text:span text:style-name="T156">@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157"><text:s text:c="8"/></text:span><text:span text:style-name="T157">user</text:span><text:span text:style-name="T155">.getClass();</text:span></text:p>
            <text:p text:style-name="P8"><text:span text:style-name="T170"><text:s text:c="8"/></text:span><text:span text:style-name="T170">// org.jboss.weld.proxies.User$</text:span><text:span text:style-name="T171">Proxy</text:span><text:span text:style-name="T172">$_$$_WeldClientProxy</text:span></text:p>
            <text:p text:style-name="P8"><text:span text:style-name="T62"><text:s text:c="4"/></text:span><text:span text:style-name="T62">}</text:span></text:p>
            <text:p text:style-name="P8"><text:span text:style-name="T64"><text:s text:c="4"/></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87" presentation:class="page"/>
          <draw:frame presentation:style-name="pr6" draw:text-style-name="P4" draw:layer="layout" svg:width="17.271cm" svg:height="12.572cm" svg:x="2.159cm" svg:y="13.271cm" presentation:class="notes">
            <draw:text-box>
              <text:p><text:span text:style-name="T2">Java Object final method calls can not be proxied.</text:span></text:p>
              <text:p><text:span text:style-name="T2">The getClass method is notorious for this.</text:span></text:p>
              <text:p><text:span text:style-name="T2">Instead of User it returns the name of the Weld proxy.</text:span></text:p>
              <text:p><text:span text:style-name="T2"/></text:p>
            </draw:text-box>
          </draw:frame>
        </presentation:notes>
      </draw:page>
      <draw:page draw:name="page8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ied beans with public fields</text:p>
          </draw:text-box>
        </draw:frame>
        <draw:frame presentation:style-name="pr5" draw:text-style-name="P32" draw:layer="layout" svg:width="25.199cm" svg:height="13.859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4"/></text:p>
            <text:p text:style-name="P8"><text:span text:style-name="T62"><text:s text:c="4"/></text:span><text:span text:style-name="T61">public</text:span><text:span text:style-name="T62"> </text:span><text:span text:style-name="T63">String</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173">org.jboss.weld.exceptions.DefinitionException</text:span><text:span text:style-name="T174">: WELD-000075: Normal scoped managed bean implementation class has a public field: <text:s/>[EnhancedAnnotatedFieldImpl] public User.name</text:span></text:p>
          </draw:text-box>
        </draw:frame>
        <presentation:notes draw:style-name="dp2">
          <office:forms form:automatic-focus="false" form:apply-design-mode="false"/>
          <draw:page-thumbnail draw:style-name="gr1" draw:layer="layout" svg:width="13.968cm" svg:height="10.476cm" svg:x="3.81cm" svg:y="2.123cm" draw:page-number="88" presentation:class="page"/>
          <draw:frame presentation:style-name="pr6" draw:text-style-name="P3" draw:layer="layout" svg:width="17.271cm" svg:height="12.572cm" svg:x="2.159cm" svg:y="13.271cm" presentation:class="notes" presentation:user-transformed="true">
            <draw:text-box>
              <text:p>Proxied beans can not have public fields, because only methods can be proxied. CDI will refuse to start.</text:p>
            </draw:text-box>
          </draw:frame>
        </presentation:notes>
      </draw:page>
      <draw:page draw:name="page8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xied beans with protected fields</text:p>
          </draw:text-box>
        </draw:frame>
        <draw:frame presentation:style-name="pr20" draw:text-style-name="P19" draw:layer="layout" svg:width="25.199cm" svg:height="14.941cm" svg:x="1.4cm" svg:y="4.363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2"><text:s text:c="4"/></text:span><text:span text:style-name="T61">protected</text:span><text:span text:style-name="T62"> </text:span><text:span text:style-name="T61">int</text:span><text:span text:style-name="T62"> </text:span><text:span text:style-name="T67">id</text:span><text:span text:style-name="T62">;</text:span></text:p>
            <text:p text:style-name="P8"><text:span text:style-name="T62"><text:s text:c="4"/></text:span><text:span text:style-name="T61">protected</text:span><text:span text:style-name="T62"> </text:span><text:span text:style-name="T63">String</text:span><text:span text:style-name="T62"> </text:span><text:span text:style-name="T67">name</text:span><text:span text:style-name="T62">;</text:span></text:p>
            <text:p text:style-name="P8"><text:span text:style-name="T64">}</text:span></text:p>
            <text:p text:style-name="P8"><text:span text:style-name="T62"/></text:p>
            <text:p text:style-name="P8"><text:span text:style-name="T156">@ApplicationScoped</text:span></text:p>
            <text:p text:style-name="P8"><text:span text:style-name="T152">public</text:span><text:span text:style-name="T175"> </text:span><text:span text:style-name="T152">class</text:span><text:span text:style-name="T175"> </text:span><text:span text:style-name="T154">GreeterClient</text:span><text:span text:style-name="T175"> {</text:span></text:p>
            <text:p text:style-name="P8"><text:span text:style-name="T152"/></text:p>
            <text:p text:style-name="P8"><text:span text:style-name="T175"><text:s text:c="4"/></text:span><text:span text:style-name="T156">@Inject</text:span></text:p>
            <text:p text:style-name="P8"><text:span text:style-name="T175"><text:s text:c="4"/></text:span><text:span text:style-name="T152">private</text:span><text:span text:style-name="T175"> </text:span><text:span text:style-name="T154">User</text:span><text:span text:style-name="T175"> </text:span><text:span text:style-name="T154">user</text:span><text:span text:style-name="T175">;</text:span></text:p>
            <text:p text:style-name="P8"><text:span text:style-name="T152"/></text:p>
            <text:p text:style-name="P8"><text:span text:style-name="T175"><text:s text:c="4"/></text:span><text:span text:style-name="T152">public</text:span><text:span text:style-name="T175"> </text:span><text:span text:style-name="T152">void</text:span><text:span text:style-name="T175"> greet () {</text:span></text:p>
            <text:p text:style-name="P8"><text:span text:style-name="T175"><text:s text:c="8"/></text:span><text:span text:style-name="T176">// user.id is 0</text:span></text:p>
            <text:p text:style-name="P8"><text:span text:style-name="T175"><text:s text:c="8"/></text:span><text:span text:style-name="T176">// user.name is null</text:span></text:p>
            <text:p text:style-name="P8"><text:span text:style-name="T152"><text:s text:c="4"/></text:span><text:span text:style-name="T152">}</text:span></text:p>
            <text:p text:style-name="P8"><text:span text:style-name="T152"/></text:p>
            <text:p text:style-name="P8"><text:span text:style-name="T152">}</text:span></text:p>
          </draw:text-box>
        </draw:frame>
        <presentation:notes draw:style-name="dp2">
          <office:forms form:automatic-focus="false" form:apply-design-mode="false"/>
          <draw:page-thumbnail draw:style-name="gr1" draw:layer="layout" svg:width="13.968cm" svg:height="10.476cm" svg:x="3.81cm" svg:y="2.123cm" draw:page-number="89" presentation:class="page"/>
          <draw:frame presentation:style-name="pr6" draw:text-style-name="P3" draw:layer="layout" svg:width="17.271cm" svg:height="12.572cm" svg:x="2.159cm" svg:y="13.271cm" presentation:class="notes" presentation:user-transformed="true">
            <draw:text-box>
              <text:p>Unfortunately CDI will start in case of protected fields.</text:p>
              <text:p>Proxy fields will have default values null or 0 or 0.0.</text:p>
              <text:p>Your application will be incorrect if it relies on them.</text:p>
              <text:p>Always use getters or setters instead of field access.</text:p>
              <text:p/>
            </draw:text-box>
          </draw:frame>
        </presentation:notes>
      </draw:page>
      <draw:page draw:name="page9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ans can not be created with new</text:p>
          </draw:text-box>
        </draw:frame>
        <draw:frame presentation:style-name="pr5" draw:layer="layout" svg:width="25.199cm" svg:height="13.859cm" svg:x="1.4cm" svg:y="4.914cm" presentation:class="outline" presentation:user-transformed="true">
          <draw:text-box>
            <text:list text:style-name="L3">
              <text:list-item>
                <text:p>CDI can not intercept the new keyword</text:p>
              </text:list-item>
            </text:list>
            <text:p text:style-name="P8"><text:span text:style-name="T177"/></text:p>
            <text:p text:style-name="P8"><text:span text:style-name="T177">public</text:span><text:span text:style-name="T178"> </text:span><text:span text:style-name="T177">class</text:span><text:span text:style-name="T178"> </text:span><text:span text:style-name="T179">DatabaseReplicator</text:span><text:span text:style-name="T178"> {</text:span></text:p>
            <text:p text:style-name="P8"><text:span text:style-name="T180"/></text:p>
            <text:p text:style-name="P8"><text:span text:style-name="T178"><text:s text:c="4"/></text:span><text:span text:style-name="T181">@Inject</text:span><text:span text:style-name="T178"> </text:span><text:span text:style-name="T181">@Source</text:span><text:span text:style-name="T178"> </text:span><text:span text:style-name="T177">private</text:span><text:span text:style-name="T178"> </text:span><text:span text:style-name="T179">Database</text:span><text:span text:style-name="T178"> </text:span><text:span text:style-name="T182">source</text:span><text:span text:style-name="T178">;</text:span></text:p>
            <text:p text:style-name="P8"><text:span text:style-name="T178"><text:s text:c="4"/></text:span><text:span text:style-name="T181">@Inject</text:span><text:span text:style-name="T178"> </text:span><text:span text:style-name="T181">@Target</text:span><text:span text:style-name="T178"> </text:span><text:span text:style-name="T177">private</text:span><text:span text:style-name="T178"> </text:span><text:span text:style-name="T179">Database</text:span><text:span text:style-name="T178"> </text:span><text:span text:style-name="T182">target</text:span><text:span text:style-name="T178">;</text:span></text:p>
            <text:p text:style-name="P8"><text:span text:style-name="T180"/></text:p>
            <text:p text:style-name="P8"><text:span text:style-name="T178"><text:s text:c="4"/></text:span><text:span text:style-name="T181">@Log</text:span></text:p>
            <text:p text:style-name="P8"><text:span text:style-name="T178"><text:s text:c="4"/></text:span><text:span text:style-name="T177">public</text:span><text:span text:style-name="T178"> </text:span><text:span text:style-name="T177">void</text:span><text:span text:style-name="T178"> </text:span><text:span text:style-name="T183">replicate</text:span><text:span text:style-name="T178"> () {</text:span></text:p>
            <text:p text:style-name="P8"><text:span text:style-name="T178"><text:s text:c="8"/></text:span><text:span text:style-name="T178">...</text:span></text:p>
            <text:p text:style-name="P8"><text:span text:style-name="T178"><text:s text:c="4"/></text:span><text:span text:style-name="T178">}</text:span></text:p>
            <text:p text:style-name="P8"><text:span text:style-name="T180"/></text:p>
            <text:p text:style-name="P8"><text:span text:style-name="T178">}</text:span></text:p>
            <text:p text:style-name="P8"><text:span text:style-name="T184"/></text:p>
            <text:p text:style-name="P8"><text:span text:style-name="T184">new</text:span><text:span text:style-name="T185"> </text:span><text:span text:style-name="T186">DatabaseReplicator</text:span><text:span text:style-name="T187">().replicate(); <text:s/></text:span><text:span text:style-name="T188">// This will never work</text:span></text:p>
          </draw:text-box>
        </draw:frame>
        <presentation:notes draw:style-name="dp2">
          <office:forms form:automatic-focus="false" form:apply-design-mode="false"/>
          <draw:page-thumbnail draw:style-name="gr1" draw:layer="layout" svg:width="13.968cm" svg:height="10.476cm" svg:x="3.81cm" svg:y="2.123cm" draw:page-number="90" presentation:class="page"/>
          <draw:frame presentation:style-name="pr37" draw:text-style-name="P3" draw:layer="layout" svg:width="17.271cm" svg:height="8.658cm" svg:x="2.159cm" svg:y="13.271cm" presentation:class="notes" presentation:user-transformed="true">
            <draw:text-box>
              <text:p>CDI can not intercept the new keyword.</text:p>
              <text:p>If you create an object with the new keyword, CDI will not be able to inject dependencies, run decorators or interceptors, or manage bean context and lifecycle.</text:p>
              <text:p>Spring AOP can use AspectJ which does compile time magic to insert dependencies even with new calls.</text:p>
              <text:p>CDI does not work that way, and there is no workaround because CDI has to handle lifecycle.</text:p>
              <text:p>Only use the new keyword for data classes, for business logic use beans or producers.</text:p>
              <text:p/>
            </draw:text-box>
          </draw:frame>
        </presentation:notes>
      </draw:page>
      <draw:page draw:name="page9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Unproxyable bean types</text:p>
          </draw:text-box>
        </draw:frame>
        <draw:frame presentation:style-name="pr35" draw:layer="layout" svg:width="25.199cm" svg:height="13.859cm" svg:x="1.4cm" svg:y="4.914cm" presentation:class="outline" presentation:user-transformed="true">
          <draw:text-box>
            <text:list text:style-name="L3">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office:forms form:automatic-focus="false" form:apply-design-mode="false"/>
          <draw:page-thumbnail draw:style-name="gr1" draw:layer="layout" svg:width="13.968cm" svg:height="10.476cm" svg:x="3.81cm" svg:y="2.123cm" draw:page-number="91" presentation:class="page"/>
          <draw:frame presentation:style-name="pr6" draw:text-style-name="P3" draw:layer="layout" svg:width="17.271cm" svg:height="12.572cm" svg:x="2.159cm" svg:y="13.271cm" presentation:class="notes" presentation:user-transformed="true">
            <draw:text-box>
              <text:p>Unproxyable bean types can not be injected as normal scope dependencies. They can only be injected as pseudo scope dependent or singleton dependencies.</text:p>
              <text:p/>
            </draw:text-box>
          </draw:frame>
        </presentation:notes>
      </draw:page>
      <draw:page draw:name="page9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s</text:p>
          </draw:text-box>
        </draw:frame>
        <draw:frame presentation:style-name="pr35" draw:layer="layout" svg:width="25.199cm" svg:height="13.859cm" svg:x="1.4cm" svg:y="4.914cm" presentation:class="outline" presentation:user-transformed="true">
          <draw:text-box>
            <text:list text:style-name="L3">
              <text:list-item>
                <text:p>Events can be used to send messages</text:p>
              </text:list-item>
              <text:list-item>
                <text:p>Events do not depend on the scope</text:p>
              </text:list-item>
              <text:list-item>
                <text:p>The message does not need to be a bean</text:p>
              </text:list-item>
              <text:list-item>
                <text:p>In fact events should not be beans</text:p>
              </text:list-item>
              <text:list-item>
                <text:p>There could be context and lifecycle issues</text:p>
              </text:list-item>
            </text:list>
          </draw:text-box>
        </draw:frame>
        <presentation:notes draw:style-name="dp1">
          <office:forms form:automatic-focus="false" form:apply-design-mode="false"/>
          <draw:page-thumbnail draw:style-name="gr1" draw:layer="layout" svg:width="13.968cm" svg:height="10.476cm" svg:x="3.81cm" svg:y="2.123cm" draw:page-number="92" presentation:class="page"/>
          <draw:frame presentation:style-name="pr6" draw:text-style-name="P4" draw:layer="layout" svg:width="17.271cm" svg:height="12.572cm" svg:x="2.159cm" svg:y="13.271cm" presentation:class="notes" presentation:user-transformed="true">
            <draw:text-box>
              <text:p text:style-name="P33">Events do not depend on the scope. Whatever is currently running can fire and receive events.</text:p>
              <text:p text:style-name="P33">The message does not have to be a bean, it can be a data class. The example Record is such data class.</text:p>
              <text:p text:style-name="P33">Events should not be beans because it is tricky, context issues can arise, and bean lifecycle callbacks can interfere with the event callbacks.</text:p>
              <text:p text:style-name="P33">TODO observers can have priority</text:p>
            </draw:text-box>
          </draw:frame>
        </presentation:notes>
      </draw:page>
      <draw:page draw:name="page9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s example</text:p>
          </draw:text-box>
        </draw:frame>
        <draw:frame presentation:style-name="pr20" draw:text-style-name="P19" draw:layer="layout" svg:width="25.199cm" svg:height="14.941cm" svg:x="1.4cm" svg:y="4.929cm" presentation:class="outline" presentation:user-transformed="true">
          <draw:text-box>
            <text:p text:style-name="P8"><text:span text:style-name="T61">public</text:span><text:span text:style-name="T62"> </text:span><text:span text:style-name="T61">class</text:span><text:span text:style-name="T62"> </text:span><text:span text:style-name="T63">RecordDatabas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vent</text:span><text:span text:style-name="T62">&lt;</text:span><text:span text:style-name="T63">Record</text:span><text:span text:style-name="T62">&gt; </text:span><text:span text:style-name="T67">recordAdded</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Record</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7">recordAdded</text:span><text:span text:style-name="T62">.</text:span><text:span text:style-name="T125">fire</text:span><text:span text:style-name="T62">(</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RecordLogg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istenRecord</text:span><text:span text:style-name="T62"> (</text:span><text:span text:style-name="T60">@Observes</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3">System</text:span><text:span text:style-name="T62">.</text:span><text:span text:style-name="T68">out</text:span><text:span text:style-name="T62">.println(</text:span><text:span text:style-name="T69">"Received: "</text:span><text:span text:style-name="T62"> + </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93" presentation:class="page"/>
          <draw:frame presentation:style-name="pr6" draw:text-style-name="P3" draw:layer="layout" svg:width="17.271cm" svg:height="12.572cm" svg:x="2.159cm" svg:y="13.271cm" presentation:class="notes" presentation:user-transformed="true">
            <draw:text-box>
              <text:p>The same underlying system that drives dependency injection can also be used to send events.</text:p>
              <text:p>In this example we fire a Record event, and in another bean we listen to such an event.</text:p>
              <text:p>For example if we add a record on the UI, we can also notify all observers that a record has been added.</text:p>
              <text:p/>
            </draw:text-box>
          </draw:frame>
        </presentation:notes>
      </draw:page>
      <draw:page draw:name="page9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sync events</text:p>
          </draw:text-box>
        </draw:frame>
        <draw:frame presentation:style-name="pr20" draw:text-style-name="P19" draw:layer="layout" svg:width="25.199cm" svg:height="14.941cm" svg:x="1.4cm" svg:y="4.929cm" presentation:class="outline" presentation:user-transformed="true">
          <draw:text-box>
            <text:p text:style-name="P8"><text:span text:style-name="T61">public</text:span><text:span text:style-name="T62"> </text:span><text:span text:style-name="T61">class</text:span><text:span text:style-name="T62"> </text:span><text:span text:style-name="T63">RecordDatabas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vent</text:span><text:span text:style-name="T62">&lt;</text:span><text:span text:style-name="T63">Record</text:span><text:span text:style-name="T62">&gt; </text:span><text:span text:style-name="T67">recordAdded</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Record</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7">recordAdded</text:span><text:span text:style-name="T62">.</text:span><text:span text:style-name="T125">fireAsync</text:span><text:span text:style-name="T62">(</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RecordLogg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istenRecord</text:span><text:span text:style-name="T62"> (</text:span><text:span text:style-name="T60">@ObservesAsync</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3">System</text:span><text:span text:style-name="T62">.</text:span><text:span text:style-name="T68">out</text:span><text:span text:style-name="T62">.println(</text:span><text:span text:style-name="T69">"Received: "</text:span><text:span text:style-name="T62"> + </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94"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Qualified events</text:p>
          </draw:text-box>
        </draw:frame>
        <draw:frame presentation:style-name="pr25" draw:text-style-name="P19" draw:layer="layout" svg:width="25.199cm" svg:height="13.434cm" svg:x="1.4cm" svg:y="4.914cm" presentation:class="outline" presentation:user-transformed="true">
          <draw:text-box>
            <text:p text:style-name="P34"><text:span text:style-name="T117">public</text:span><text:span text:style-name="T118"> </text:span><text:span text:style-name="T117">class</text:span><text:span text:style-name="T126"> </text:span><text:span text:style-name="T119">RecordDatabase</text:span><text:span text:style-name="T126"> {</text:span></text:p>
            <text:p text:style-name="P34"><text:span text:style-name="T189"/></text:p>
            <text:p text:style-name="P34"><text:span text:style-name="T126"><text:s text:c="4"/></text:span><text:span text:style-name="T121">@Inject</text:span></text:p>
            <text:p text:style-name="P34"><text:span text:style-name="T126"><text:s text:c="4"/></text:span><text:span text:style-name="T121">@Added</text:span></text:p>
            <text:p text:style-name="P34"><text:span text:style-name="T126"><text:s text:c="4"/></text:span><text:span text:style-name="T117">private</text:span><text:span text:style-name="T126"> </text:span><text:span text:style-name="T190">Event</text:span><text:span text:style-name="T126">&lt;</text:span><text:span text:style-name="T119">Record</text:span><text:span text:style-name="T126">&gt; </text:span><text:span text:style-name="T191">recordAdded</text:span><text:span text:style-name="T126">;</text:span></text:p>
            <text:p text:style-name="P34"><text:span text:style-name="T189"/></text:p>
            <text:p text:style-name="P34"><text:span text:style-name="T126"><text:s text:c="4"/></text:span><text:span text:style-name="T121">@Inject</text:span></text:p>
            <text:p text:style-name="P34"><text:span text:style-name="T126"><text:s text:c="4"/></text:span><text:span text:style-name="T121">@Deleted</text:span></text:p>
            <text:p text:style-name="P34"><text:span text:style-name="T126"><text:s text:c="4"/></text:span><text:span text:style-name="T117">private</text:span><text:span text:style-name="T126"> </text:span><text:span text:style-name="T190">Event</text:span><text:span text:style-name="T126">&lt;</text:span><text:span text:style-name="T119">Record</text:span><text:span text:style-name="T126">&gt; </text:span><text:span text:style-name="T191">recordDeleted</text:span><text:span text:style-name="T126">;</text:span></text:p>
            <text:p text:style-name="P34"><text:span text:style-name="T189"/></text:p>
            <text:p text:style-name="P34"><text:span text:style-name="T126"><text:s text:c="4"/></text:span><text:span text:style-name="T117">public</text:span><text:span text:style-name="T126"> </text:span><text:span text:style-name="T117">void</text:span><text:span text:style-name="T126"> </text:span><text:span text:style-name="T118">addRecord</text:span><text:span text:style-name="T126">(</text:span><text:span text:style-name="T119">Record</text:span><text:span text:style-name="T126"> </text:span><text:span text:style-name="T139">record</text:span><text:span text:style-name="T126">) {</text:span></text:p>
            <text:p text:style-name="P34"><text:span text:style-name="T126"><text:s text:c="8"/></text:span><text:span text:style-name="T191">recordAdded</text:span><text:span text:style-name="T126">.</text:span><text:span text:style-name="T192">fire</text:span><text:span text:style-name="T126">(</text:span><text:span text:style-name="T141">record</text:span><text:span text:style-name="T126">);</text:span></text:p>
            <text:p text:style-name="P35"><text:span text:style-name="T189"><text:s text:c="4"/></text:span><text:span text:style-name="T189">}</text:span></text:p>
            <text:p text:style-name="P34"><text:span text:style-name="T189"/></text:p>
            <text:p text:style-name="P34"><text:span text:style-name="T126"><text:s text:c="4"/></text:span><text:span text:style-name="T117">public</text:span><text:span text:style-name="T126"> </text:span><text:span text:style-name="T117">void</text:span><text:span text:style-name="T126"> </text:span><text:span text:style-name="T118">deleteRecord</text:span><text:span text:style-name="T126">(</text:span><text:span text:style-name="T119">Record</text:span><text:span text:style-name="T126"> </text:span><text:span text:style-name="T139">record</text:span><text:span text:style-name="T126">) {</text:span></text:p>
            <text:p text:style-name="P34"><text:span text:style-name="T126"><text:s text:c="8"/></text:span><text:span text:style-name="T191">recordDeleted</text:span><text:span text:style-name="T126">.</text:span><text:span text:style-name="T192">fire</text:span><text:span text:style-name="T126">(</text:span><text:span text:style-name="T141">record</text:span><text:span text:style-name="T126">);</text:span></text:p>
            <text:p text:style-name="P35"><text:span text:style-name="T189"><text:s text:c="4"/></text:span><text:span text:style-name="T189">}</text:span></text:p>
            <text:p text:style-name="P34"><text:span text:style-name="T189"/></text:p>
            <text:p text:style-name="P35"><text:span text:style-name="T189">}</text:span></text:p>
          </draw:text-box>
        </draw:frame>
        <presentation:notes draw:style-name="dp2">
          <office:forms form:automatic-focus="false" form:apply-design-mode="false"/>
          <draw:page-thumbnail draw:style-name="gr1" draw:layer="layout" svg:width="13.968cm" svg:height="10.476cm" svg:x="3.81cm" svg:y="2.123cm" draw:page-number="95" presentation:class="page"/>
          <draw:frame presentation:style-name="pr6" draw:text-style-name="P3"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alified observers</text:p>
          </draw:text-box>
        </draw:frame>
        <draw:frame presentation:style-name="pr25" draw:text-style-name="P38" draw:layer="layout" svg:width="25.199cm" svg:height="12.18cm" svg:x="1.4cm" svg:y="4.914cm" presentation:class="outline" presentation:user-transformed="true">
          <draw:text-box>
            <text:p text:style-name="P36"><text:span text:style-name="T193">public</text:span><text:span text:style-name="T194"> </text:span><text:span text:style-name="T193">class</text:span><text:span text:style-name="T194"> </text:span><text:span text:style-name="T195">RecordLogger</text:span><text:span text:style-name="T194"> {</text:span></text:p>
            <text:p text:style-name="P36"><text:span text:style-name="T196"/></text:p>
            <text:p text:style-name="P36"><text:span text:style-name="T194"><text:s text:c="4"/></text:span><text:span text:style-name="T193">public</text:span><text:span text:style-name="T194"> </text:span><text:span text:style-name="T193">void</text:span><text:span text:style-name="T194"> </text:span><text:span text:style-name="T197">listenRecord</text:span><text:span text:style-name="T194"> (</text:span><text:span text:style-name="T198">@Observes</text:span><text:span text:style-name="T194"> </text:span><text:span text:style-name="T198">@Added</text:span><text:span text:style-name="T194"> </text:span><text:span text:style-name="T195">Record</text:span><text:span text:style-name="T194"> </text:span><text:span text:style-name="T199">record</text:span><text:span text:style-name="T194">) {</text:span></text:p>
            <text:p text:style-name="P36"><text:span text:style-name="T194"><text:s text:c="8"/></text:span><text:span text:style-name="T195">System</text:span><text:span text:style-name="T194">.</text:span><text:span text:style-name="T200">out</text:span><text:span text:style-name="T194">.println(</text:span><text:span text:style-name="T201">"Received: "</text:span><text:span text:style-name="T194"> + </text:span><text:span text:style-name="T202">record</text:span><text:span text:style-name="T194">);</text:span></text:p>
            <text:p text:style-name="P37"><text:span text:style-name="T196"><text:s text:c="4"/></text:span><text:span text:style-name="T196">}</text:span></text:p>
            <text:p text:style-name="P37"><text:span text:style-name="T196"><text:s text:c="4"/></text:span></text:p>
            <text:p text:style-name="P36"><text:span text:style-name="T194"><text:s text:c="4"/></text:span><text:span text:style-name="T193">public</text:span><text:span text:style-name="T194"> </text:span><text:span text:style-name="T193">void</text:span><text:span text:style-name="T194"> </text:span><text:span text:style-name="T197">delRecord</text:span><text:span text:style-name="T194"> (</text:span><text:span text:style-name="T198">@Observes</text:span><text:span text:style-name="T194"> </text:span><text:span text:style-name="T198">@Deleted</text:span><text:span text:style-name="T194"> </text:span><text:span text:style-name="T195">Record</text:span><text:span text:style-name="T194"> </text:span><text:span text:style-name="T199">record</text:span><text:span text:style-name="T194">) {</text:span></text:p>
            <text:p text:style-name="P36"><text:span text:style-name="T196"><text:s text:c="8"/></text:span><text:span text:style-name="T195">System</text:span><text:span text:style-name="T194">.</text:span><text:span text:style-name="T200">out</text:span><text:span text:style-name="T194">.println(</text:span><text:span text:style-name="T201">"Deleted: "</text:span><text:span text:style-name="T194"> + </text:span><text:span text:style-name="T202">record</text:span><text:span text:style-name="T194">);</text:span></text:p>
            <text:p text:style-name="P37"><text:span text:style-name="T196"><text:s text:c="4"/></text:span><text:span text:style-name="T196">}</text:span></text:p>
            <text:p text:style-name="P36"><text:span text:style-name="T196"/></text:p>
            <text:p text:style-name="P37"><text:span text:style-name="T196">}</text:span></text:p>
          </draw:text-box>
        </draw:frame>
        <presentation:notes draw:style-name="dp2">
          <office:forms form:automatic-focus="false" form:apply-design-mode="false"/>
          <draw:page-thumbnail draw:style-name="gr1" draw:layer="layout" svg:width="13.968cm" svg:height="10.476cm" svg:x="3.81cm" svg:y="2.123cm" draw:page-number="96" presentation:class="page"/>
          <draw:frame presentation:style-name="pr6" draw:text-style-name="P3"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ynamically qualified events</text:p>
          </draw:text-box>
        </draw:frame>
        <draw:frame presentation:style-name="pr38" draw:text-style-name="P22" draw:layer="layout" svg:width="25.199cm" svg:height="14.901cm" svg:x="1.4cm" svg:y="5.755cm" presentation:class="outline" presentation:user-transformed="true">
          <draw:text-box>
            <text:p text:style-name="P8"><text:span text:style-name="T103">public</text:span><text:span text:style-name="T104"> </text:span><text:span text:style-name="T103">class</text:span><text:span text:style-name="T104"> </text:span><text:span text:style-name="T105">RecordDatabase</text:span><text:span text:style-name="T104"> {</text:span></text:p>
            <text:p text:style-name="P8"><text:span text:style-name="T106"/></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Event</text:span><text:span text:style-name="T104">&lt;</text:span><text:span text:style-name="T105">Record</text:span><text:span text:style-name="T104">&gt; </text:span><text:span text:style-name="T109">recordAdded</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addRecord</text:span><text:span text:style-name="T104"> (</text:span><text:span text:style-name="T105">Record</text:span><text:span text:style-name="T104"> </text:span><text:span text:style-name="T111">record</text:span><text:span text:style-name="T104">) {</text:span></text:p>
            <text:p text:style-name="P8"><text:span text:style-name="T104"><text:s text:c="8"/></text:span><text:span text:style-name="T108">Annotation</text:span><text:span text:style-name="T104"> </text:span><text:span text:style-name="T111">annotation</text:span><text:span text:style-name="T104"> = </text:span><text:span text:style-name="T103">new</text:span><text:span text:style-name="T104"> </text:span><text:span text:style-name="T112">AnnotationLiteral</text:span><text:span text:style-name="T104">&lt;</text:span><text:span text:style-name="T107">Added</text:span><text:span text:style-name="T104">&gt;() {};</text:span></text:p>
            <text:p text:style-name="P8"><text:span text:style-name="T104"><text:s text:c="8"/></text:span><text:span text:style-name="T109">recordAdded</text:span><text:span text:style-name="T104">.</text:span><text:span text:style-name="T113">select</text:span><text:span text:style-name="T104">(</text:span><text:span text:style-name="T114">annotation</text:span><text:span text:style-name="T104">).</text:span><text:span text:style-name="T113">fire</text:span><text:span text:style-name="T104">(</text:span><text:span text:style-name="T114">record</text:span><text:span text:style-name="T104">);</text:span></text:p>
            <text:p text:style-name="P8"><text:span text:style-name="T104"><text:s text:c="4"/></text:span><text:span text:style-name="T104">}</text:span></text:p>
            <text:p text:style-name="P8"><text:span text:style-name="T106"/></text:p>
            <text:p text:style-name="P8"><text:span text:style-name="T104">}</text:span></text:p>
            <text:p text:style-name="P8"><text:span text:style-name="T104"/></text:p>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objectEvent</text:span><text:span text:style-name="T104"> (</text:span><text:span text:style-name="T107">@Observes</text:span><text:span text:style-name="T104"> </text:span><text:span text:style-name="T105">Object</text:span><text:span text:style-name="T104"> </text:span><text:span text:style-name="T111">object</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Event</text:span><text:span text:style-name="T104"> (</text:span><text:span text:style-name="T107">@Observes</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Added</text:span><text:span text:style-name="T104"> (</text:span><text:span text:style-name="T107">@Observes</text:span><text:span text:style-name="T104"> </text:span><text:span text:style-name="T107">@Added</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Deleted</text:span><text:span text:style-name="T104"> (</text:span><text:span text:style-name="T107">@Observes</text:span><text:span text:style-name="T104"> </text:span><text:span text:style-name="T107">@Deleted</text:span><text:span text:style-name="T104"> </text:span><text:span text:style-name="T105">Record</text:span><text:span text:style-name="T104"> </text:span><text:span text:style-name="T111">record</text:span><text:span text:style-name="T104">) {}</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97" presentation:class="page"/>
          <draw:frame presentation:style-name="pr13" draw:text-style-name="P3" draw:layer="layout" svg:width="17.271cm" svg:height="14.167cm" svg:x="2.159cm" svg:y="13.271cm" presentation:class="notes" presentation:placeholder="true" presentation:user-transformed="true">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vents have no type erasure</text:p>
          </draw:text-box>
        </draw:frame>
        <draw:frame presentation:style-name="pr5" draw:text-style-name="P22" draw:layer="layout" svg:width="25.199cm" svg:height="13.859cm" svg:x="1.4cm" svg:y="4.914cm" presentation:class="outline" presentation:user-transformed="true">
          <draw:text-box>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recordString</text:span><text:span text:style-name="T104"> (</text:span><text:span text:style-name="T107">@Observes</text:span><text:span text:style-name="T104"> </text:span><text:span text:style-name="T105">Record</text:span><text:span text:style-name="T104">&lt;</text:span><text:span text:style-name="T105">String</text:span><text:span text:style-name="T104">&gt;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Number</text:span><text:span text:style-name="T104"> (</text:span><text:span text:style-name="T107">@Observes</text:span><text:span text:style-name="T104"> </text:span><text:span text:style-name="T105">Record</text:span><text:span text:style-name="T104">&lt;</text:span><text:span text:style-name="T112">Number</text:span><text:span text:style-name="T104">&gt; </text:span><text:span text:style-name="T111">record</text:span><text:span text:style-name="T104">) {}</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98" presentation:class="page"/>
          <draw:frame presentation:style-name="pr6" draw:text-style-name="P3" draw:layer="layout" svg:width="17.271cm" svg:height="12.572cm" svg:x="2.159cm" svg:y="13.271cm" presentation:class="notes" presentation:user-transformed="true">
            <draw:text-box>
              <text:p>Events have no type erasure either.</text:p>
              <text:p>Record&lt;String&gt; is different from Record&lt;Number&gt;.</text:p>
              <text:p/>
              <text:p/>
            </draw:text-box>
          </draw:frame>
        </presentation:notes>
      </draw:page>
      <draw:page draw:name="page9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ome built-in events</text:p>
          </draw:text-box>
        </draw:frame>
        <draw:frame presentation:style-name="pr5" draw:text-style-name="P19" draw:layer="layout" svg:width="25.199cm" svg:height="13.859cm" svg:x="1.4cm" svg:y="4.914cm" presentation:class="outline" presentation:user-transformed="true">
          <draw:text-box>
            <text:p text:style-name="P6"><text:span text:style-name="T203"/></text:p>
            <text:p text:style-name="P6"><text:span text:style-name="T60">@Observes</text:span><text:span text:style-name="T65"> </text:span><text:span text:style-name="T60">@Initialized</text:span><text:span text:style-name="T65">(</text:span><text:span text:style-name="T60">ApplicationScoped</text:span><text:span text:style-name="T65">.</text:span><text:span text:style-name="T61">class</text:span><text:span text:style-name="T65">) </text:span><text:span text:style-name="T66">Object</text:span></text:p>
            <text:p text:style-name="P6"><text:span text:style-name="T156">@Observes</text:span><text:span text:style-name="T175"> </text:span><text:span text:style-name="T156">@BeforeDestroyed</text:span><text:span text:style-name="T175">(</text:span><text:span text:style-name="T156">ApplicationScoped</text:span><text:span text:style-name="T175">.</text:span><text:span text:style-name="T152">class</text:span><text:span text:style-name="T155">) </text:span><text:span text:style-name="T204">Object</text:span></text:p>
            <text:p text:style-name="P6"><text:span text:style-name="T156">@Observes</text:span><text:span text:style-name="T175"> </text:span><text:span text:style-name="T156">@Destroyed</text:span><text:span text:style-name="T175">(</text:span><text:span text:style-name="T156">ApplicationScoped</text:span><text:span text:style-name="T175">.</text:span><text:span text:style-name="T152">class</text:span><text:span text:style-name="T155">) </text:span><text:span text:style-name="T204">Object</text:span></text:p>
            <text:p text:style-name="P6"><text:span text:style-name="T204"/></text:p>
            <text:p text:style-name="P8"><text:span text:style-name="T60">@Observes</text:span><text:span text:style-name="T62"> </text:span><text:span text:style-name="T60">@Initialized</text:span><text:span text:style-name="T62">(</text:span><text:span text:style-name="T60">RequestScoped</text:span><text:span text:style-name="T62">.</text:span><text:span text:style-name="T61">class</text:span><text:span text:style-name="T62">) </text:span><text:span text:style-name="T66">ServletRequest</text:span></text:p>
            <text:p text:style-name="P6"><text:span text:style-name="T156">@Observes</text:span><text:span text:style-name="T175"> </text:span><text:span text:style-name="T156">@BeforeDestroyed</text:span><text:span text:style-name="T175">(</text:span><text:span text:style-name="T156">RequestScoped</text:span><text:span text:style-name="T175">.</text:span><text:span text:style-name="T152">class</text:span><text:span text:style-name="T155">) </text:span><text:span text:style-name="T66">ServletRequest</text:span></text:p>
            <text:p text:style-name="P8"><text:span text:style-name="T156">@Observes</text:span><text:span text:style-name="T153"> </text:span><text:span text:style-name="T156">@Destroyed</text:span><text:span text:style-name="T153">(</text:span><text:span text:style-name="T156">RequestScoped</text:span><text:span text:style-name="T153">.</text:span><text:span text:style-name="T152">class</text:span><text:span text:style-name="T155">) </text:span><text:span text:style-name="T66">ServletRequest</text:span></text:p>
            <text:p text:style-name="P8"><text:span text:style-name="T66"/></text:p>
            <text:p text:style-name="P8"><text:span text:style-name="T156">@Observes</text:span><text:span text:style-name="T153"> </text:span><text:span text:style-name="T156">@Initialized</text:span><text:span text:style-name="T153">(</text:span><text:span text:style-name="T156">SessionScoped</text:span><text:span text:style-name="T153">.</text:span><text:span text:style-name="T152">class</text:span><text:span text:style-name="T155">) </text:span><text:span text:style-name="T66">HttpSession</text:span></text:p>
            <text:p text:style-name="P6"><text:span text:style-name="T205">@Observes</text:span><text:span text:style-name="T206"> </text:span><text:span text:style-name="T205">@BeforeDestroyed</text:span><text:span text:style-name="T206">(</text:span><text:span text:style-name="T205">SessionScoped</text:span><text:span text:style-name="T206">.</text:span><text:span text:style-name="T207">class</text:span><text:span text:style-name="T206">) </text:span><text:span text:style-name="T66">HttpSession</text:span></text:p>
            <text:p text:style-name="P8"><text:span text:style-name="T60">@Observes</text:span><text:span text:style-name="T62"> </text:span><text:span text:style-name="T60">@Destroyed</text:span><text:span text:style-name="T62">(</text:span><text:span text:style-name="T60">SessionScoped</text:span><text:span text:style-name="T62">.</text:span><text:span text:style-name="T61">class</text:span><text:span text:style-name="T62">) </text:span><text:span text:style-name="T66">HttpSession</text:span></text:p>
          </draw:text-box>
        </draw:frame>
        <presentation:notes draw:style-name="dp2">
          <office:forms form:automatic-focus="false" form:apply-design-mode="false"/>
          <draw:page-thumbnail draw:style-name="gr1" draw:layer="layout" svg:width="13.968cm" svg:height="10.476cm" svg:x="3.81cm" svg:y="2.123cm" draw:page-number="99" presentation:class="page"/>
          <draw:frame presentation:style-name="pr27" draw:text-style-name="P3" draw:layer="layout" svg:width="17.271cm" svg:height="13.38cm" svg:x="2.159cm" svg:y="13.271cm" presentation:class="notes" presentation:placeholder="true" presentation:user-transformed="true">
            <draw:text-box/>
          </draw:frame>
        </presentation:notes>
      </draw:page>
      <draw:page draw:name="page10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ecorators</text:p>
          </draw:text-box>
        </draw:frame>
        <draw:frame presentation:style-name="pr5" draw:text-style-name="P19" draw:layer="layout" svg:width="25.199cm" svg:height="13.859cm" svg:x="1.4cm" svg:y="4.914cm" presentation:class="outline" presentation:user-transformed="true">
          <draw:text-box>
            <text:p text:style-name="P8"><text:span text:style-name="T60">@Decorator</text:span></text:p>
            <text:p text:style-name="P8"><text:span text:style-name="T60">@Priority</text:span><text:span text:style-name="T62">(</text:span><text:span text:style-name="T60">Interceptor</text:span><text:span text:style-name="T62">.</text:span><text:span text:style-name="T63">Priority</text:span><text:span text:style-name="T62">.</text:span><text:span text:style-name="T68">APPLICATION</text:span><text:span text:style-name="T62">)</text:span></text:p>
            <text:p text:style-name="P8"><text:span text:style-name="T61">public</text:span><text:span text:style-name="T62"> </text:span><text:span text:style-name="T61">class</text:span><text:span text:style-name="T62"> </text:span><text:span text:style-name="T63">HelloDecorator</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0">@Delegat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Decorated "</text:span><text:span text:style-name="T62"> + </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100" presentation:class="page"/>
          <draw:frame presentation:style-name="pr27" draw:text-style-name="P3" draw:layer="layout" svg:width="17.271cm" svg:height="13.38cm" svg:x="2.159cm" svg:y="13.271cm" presentation:class="notes" presentation:user-transformed="true">
            <draw:text-box>
              <text:p>Decorators are applied to all matching delegates.</text:p>
              <text:p>Useful if you want some business logic that is the same for all implementations.</text:p>
              <text:p>Persistence, logging, or similar cross cutting concerns.</text:p>
              <text:p/>
            </draw:text-box>
          </draw:frame>
        </presentation:notes>
      </draw:page>
      <draw:page draw:name="page10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ecorator chaining via annotations</text:p>
          </draw:text-box>
        </draw:frame>
        <draw:frame presentation:style-name="pr5" draw:text-style-name="P19" draw:layer="layout" svg:width="25.199cm" svg:height="13.859cm" svg:x="1.4cm" svg:y="4.914cm" presentation:class="outline" presentation:user-transformed="true">
          <draw:text-box>
            <text:p text:style-name="P8"><text:span text:style-name="T60">@Decorator</text:span></text:p>
            <text:p text:style-name="P8"><text:span text:style-name="T156">@Priority</text:span><text:span text:style-name="T153">(</text:span><text:span text:style-name="T156">Interceptor</text:span><text:span text:style-name="T153">.</text:span><text:span text:style-name="T154">Priority</text:span><text:span text:style-name="T155">.</text:span><text:span text:style-name="T208">APPLICATION</text:span><text:span text:style-name="T62">)</text:span></text:p>
            <text:p text:style-name="P8"><text:span text:style-name="T61">public</text:span><text:span text:style-name="T62"> </text:span><text:span text:style-name="T61">class</text:span><text:span text:style-name="T62"> </text:span><text:span text:style-name="T63">GoodbyeDecorator</text:span><text:span text:style-name="T62"> </text:span><text:span text:style-name="T61">implements</text:span><text:span text:style-name="T62"> </text:span><text:span text:style-name="T66">HelloService</text:span><text:span text:style-name="T62"> {}</text:span></text:p>
            <text:p text:style-name="P8"><text:span text:style-name="T64"/></text:p>
            <text:p text:style-name="P6"><text:span text:style-name="T60">@Decorator</text:span></text:p>
            <text:p text:style-name="P26"><text:span text:style-name="T209">@Priority</text:span><text:span text:style-name="T210">(</text:span><text:span text:style-name="T209">Interceptor</text:span><text:span text:style-name="T210">.</text:span><text:span text:style-name="T211">Priority</text:span><text:span text:style-name="T212">.</text:span><text:span text:style-name="T213">APPLICATION</text:span><text:span text:style-name="T212"> + </text:span><text:span text:style-name="T213">1</text:span><text:span text:style-name="T212">)</text:span></text:p>
            <text:p text:style-name="P6"><text:span text:style-name="T61">public</text:span><text:span text:style-name="T62"> </text:span><text:span text:style-name="T61">class</text:span><text:span text:style-name="T62"> </text:span><text:span text:style-name="T63">HelloDecorator</text:span><text:span text:style-name="T62"> </text:span><text:span text:style-name="T61">implements</text:span><text:span text:style-name="T62"> </text:span><text:span text:style-name="T66">HelloService</text:span><text:span text:style-name="T62"> {}</text:span></text:p>
          </draw:text-box>
        </draw:frame>
        <presentation:notes draw:style-name="dp1">
          <office:forms form:automatic-focus="false" form:apply-design-mode="false"/>
          <draw:page-thumbnail draw:style-name="gr1" draw:layer="layout" svg:width="13.968cm" svg:height="10.476cm" svg:x="3.81cm" svg:y="2.123cm" draw:page-number="101" presentation:class="page"/>
          <draw:frame presentation:style-name="pr27" draw:text-style-name="P3" draw:layer="layout" svg:width="17.271cm" svg:height="13.38cm" svg:x="2.159cm" svg:y="13.271cm" presentation:class="notes" presentation:user-transformed="true">
            <draw:text-box>
              <text:p>Highest priority is the innermost.</text:p>
            </draw:text-box>
          </draw:frame>
        </presentation:notes>
      </draw:page>
      <draw:page draw:name="page10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corator chaining via beans.xml</text:p>
          </draw:text-box>
        </draw:frame>
        <draw:frame presentation:style-name="pr25" draw:text-style-name="P19" draw:layer="layout" svg:width="25.199cm" svg:height="12.18cm" svg:x="1.4cm" svg:y="4.914cm" presentation:class="outline" presentation:user-transformed="true">
          <draw:text-box>
            <text:p text:style-name="P34"><text:span text:style-name="T214">&lt;</text:span><text:span text:style-name="T215">beans</text:span><text:span text:style-name="T189"> </text:span><text:span text:style-name="T216">xmlns</text:span><text:span text:style-name="T126">=</text:span><text:span text:style-name="T217">"https://jakarta.ee/xml/ns/jakartaee"</text:span></text:p>
            <text:p text:style-name="P34"><text:span text:style-name="T189"><text:s text:c="4"/></text:span><text:span text:style-name="T216">xmlns:xsi</text:span><text:span text:style-name="T126">=</text:span><text:span text:style-name="T217">"http://www.w3.org/2001/XMLSchema-instance"</text:span></text:p>
            <text:p text:style-name="P34"><text:span text:style-name="T189"><text:s text:c="4"/></text:span><text:span text:style-name="T216">xsi:schemaLocation</text:span><text:span text:style-name="T126">=</text:span><text:span text:style-name="T217">"https://jakarta.ee/xml/ns/jakartaee https://jakarta.ee/xml/ns/jakartaee/beans_4_0.xsd"</text:span></text:p>
            <text:p text:style-name="P34"><text:span text:style-name="T189"><text:s text:c="4"/></text:span><text:span text:style-name="T216">version</text:span><text:span text:style-name="T126">=</text:span><text:span text:style-name="T217">"4.0"</text:span><text:span text:style-name="T189"> </text:span><text:span text:style-name="T216">bean-discovery-mode</text:span><text:span text:style-name="T126">=</text:span><text:span text:style-name="T217">"all"</text:span><text:span text:style-name="T214">&gt;</text:span></text:p>
            <text:p text:style-name="P34"><text:span text:style-name="T189"/></text:p>
            <text:p text:style-name="P34"><text:span text:style-name="T126"><text:s text:c="4"/></text:span><text:span text:style-name="T214">&lt;</text:span><text:span text:style-name="T215">decorators</text:span><text:span text:style-name="T214">&gt;</text:span></text:p>
            <text:p text:style-name="P34"><text:span text:style-name="T126"><text:s text:c="8"/></text:span><text:span text:style-name="T214">&lt;</text:span><text:span text:style-name="T215">class</text:span><text:span text:style-name="T214">&gt;</text:span><text:span text:style-name="T126">com.company.product.HelloDecorator</text:span><text:span text:style-name="T214">&lt;/</text:span><text:span text:style-name="T215">class</text:span><text:span text:style-name="T214">&gt;</text:span></text:p>
            <text:p text:style-name="P34"><text:span text:style-name="T126"><text:s text:c="8"/></text:span><text:span text:style-name="T214">&lt;</text:span><text:span text:style-name="T215">class</text:span><text:span text:style-name="T214">&gt;</text:span><text:span text:style-name="T126">com.company.product.GoodbyeDecorator</text:span><text:span text:style-name="T214">&lt;/</text:span><text:span text:style-name="T215">class</text:span><text:span text:style-name="T214">&gt;</text:span></text:p>
            <text:p text:style-name="P34"><text:span text:style-name="T126"><text:s text:c="4"/></text:span><text:span text:style-name="T214">&lt;/</text:span><text:span text:style-name="T215">decorators</text:span><text:span text:style-name="T214">&gt;</text:span></text:p>
            <text:p text:style-name="P34"><text:span text:style-name="T189"/></text:p>
            <text:p text:style-name="P34"><text:span text:style-name="T214">&lt;/</text:span><text:span text:style-name="T215">beans</text:span><text:span text:style-name="T214">&gt;</text:span></text:p>
          </draw:text-box>
        </draw:frame>
        <presentation:notes draw:style-name="dp2">
          <office:forms form:automatic-focus="false" form:apply-design-mode="false"/>
          <draw:page-thumbnail draw:style-name="gr1" draw:layer="layout" svg:width="13.968cm" svg:height="10.476cm" svg:x="3.81cm" svg:y="2.123cm" draw:page-number="102" presentation:class="page"/>
          <draw:frame presentation:style-name="pr6" draw:text-style-name="P3"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on method</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GreeterClient</text:span><text:span text:style-name="T65">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153"><text:s text:c="4"/></text:span><text:span text:style-name="T152">public</text:span><text:span text:style-name="T153"> </text:span><text:span text:style-name="T154">GreeterClient</text:span><text:span text:style-name="T155"> () {}</text:span></text:p>
            <text:p text:style-name="P8"><text:span text:style-name="T62"/></text:p>
            <text:p text:style-name="P8"><text:span text:style-name="T60"><text:s text:c="4"/></text:span><text:span text:style-name="T60">@Log</text:span></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25">display</text:span><text:span text:style-name="T62">(</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103" presentation:class="page"/>
          <draw:frame presentation:style-name="pr6" draw:text-style-name="P40" draw:layer="layout" svg:width="17.271cm" svg:height="12.572cm" svg:x="2.159cm" svg:y="13.271cm" presentation:class="notes" presentation:user-transformed="true">
            <draw:text-box>
              <text:p text:style-name="P39"><text:span text:style-name="T2">Interceptors can wrap custom logic around methods.</text:span></text:p>
              <text:p text:style-name="P39"><text:span text:style-name="T2"/></text:p>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on constructor</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0"><text:s text:c="4"/></text:span><text:span text:style-name="T60">@Log</text:span></text:p>
            <text:p text:style-name="P8"><text:span text:style-name="T153"><text:s text:c="4"/></text:span><text:span text:style-name="T152">public</text:span><text:span text:style-name="T153"> </text:span><text:span text:style-name="T154">GreeterClient</text:span><text:span text:style-name="T155"> ()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25">display</text:span><text:span text:style-name="T62">(</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104" presentation:class="page"/>
          <draw:frame presentation:style-name="pr6" draw:text-style-name="P3" draw:layer="layout" svg:width="17.271cm" svg:height="12.572cm" svg:x="2.159cm" svg:y="13.271cm" presentation:class="notes" presentation:user-transformed="true">
            <draw:text-box>
              <text:p>Interceptors can also wrap logic around constructors.</text:p>
              <text:p>They impose some limitations regarding exceptions.</text:p>
            </draw:text-box>
          </draw:frame>
        </presentation:notes>
      </draw:page>
      <draw:page draw:name="page10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binding</text:p>
          </draw:text-box>
        </draw:frame>
        <draw:frame presentation:style-name="pr5" draw:text-style-name="P19" draw:layer="layout" svg:width="25.199cm" svg:height="13.859cm" svg:x="1.4cm" svg:y="4.914cm" presentation:class="outline" presentation:user-transformed="true">
          <draw:text-box>
            <text:p text:style-name="P8"><text:span text:style-name="T60">@InterceptorBinding</text:span></text:p>
            <text:p text:style-name="P8"><text:span text:style-name="T60">@Target</text:span><text:span text:style-name="T62">({</text:span><text:span text:style-name="T68">CONSTRUCTOR</text:span><text:span text:style-name="T62">,</text:span><text:span text:style-name="T68"> METHOD</text:span><text:span text:style-name="T62">, </text:span><text:span text:style-name="T68">TYPE</text:span><text:span text:style-name="T62">})</text:span></text:p>
            <text:p text:style-name="P8"><text:span text:style-name="T60">@Retention</text:span><text:span text:style-name="T62">(</text:span><text:span text:style-name="T68">RUNTIME</text:span><text:span text:style-name="T62">)</text:span></text:p>
            <text:p text:style-name="P8"><text:span text:style-name="T61">public</text:span><text:span text:style-name="T62"> </text:span><text:span text:style-name="T61">@interface</text:span><text:span text:style-name="T62"> </text:span><text:span text:style-name="T60">Log</text:span><text:span text:style-name="T62"> {</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105" presentation:class="page"/>
          <draw:frame presentation:style-name="pr6"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10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thod interceptor</text:p>
          </draw:text-box>
        </draw:frame>
        <draw:frame presentation:style-name="pr39" draw:text-style-name="P22"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218">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Invoke</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218">out</text:span><text:span text:style-name="T104">.println(</text:span><text:span text:style-name="T219">"Start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218">out</text:span><text:span text:style-name="T104">.println(</text:span><text:span text:style-name="T219">"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218">out</text:span><text:span text:style-name="T104">.println(</text:span><text:span text:style-name="T219">"End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106" presentation:class="page"/>
          <draw:frame presentation:style-name="pr40" draw:text-style-name="P4"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10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structor interceptor</text:p>
          </draw:text-box>
        </draw:frame>
        <draw:frame presentation:style-name="pr39"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218">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Construct</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218">out</text:span><text:span text:style-name="T104">.println(</text:span><text:span text:style-name="T219">"Start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218">out</text:span><text:span text:style-name="T104">.println(</text:span><text:span text:style-name="T219">"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218">out</text:span><text:span text:style-name="T104">.println(</text:span><text:span text:style-name="T219">"End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107" presentation:class="page"/>
          <draw:frame presentation:style-name="pr6" draw:text-style-name="P4" draw:layer="layout" svg:width="17.271cm" svg:height="12.572cm" svg:x="2.159cm" svg:y="13.271cm" presentation:class="notes">
            <draw:text-box>
              <text:p><text:span text:style-name="T2">Constructor interceptors is almost the same, the difference is that we have to use the @AroundConstruct annotation, and instead of the getMethod we have to use getConstructor.</text:span></text:p>
              <text:p><text:span text:style-name="T2">But otherwise the method invocation is the same, and likewise it can throw exceptions, and whatever.</text:span></text:p>
              <text:p><text:span text:style-name="T2">From CDI viewpoint they are very similar.</text:span></text:p>
              <text:p><text:span text:style-name="T2"/></text:p>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chaining via annotations</text:p>
          </draw:text-box>
        </draw:frame>
        <draw:frame presentation:style-name="pr5" draw:text-style-name="P41" draw:layer="layout" svg:width="25.199cm" svg:height="13.859cm" svg:x="1.4cm" svg:y="4.914cm" presentation:class="outline" presentation:user-transformed="true">
          <draw:text-box>
            <text:p text:style-name="P12"><text:span text:style-name="T60">@Interceptor</text:span><text:span text:style-name="T60"><text:line-break/></text:span><text:span text:style-name="T60">@ExceptionAsResponse</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text:span><text:span text:style-name="T65"><text:line-break/></text:span><text:span text:style-name="T61">public</text:span><text:span text:style-name="T65"> </text:span><text:span text:style-name="T61">class</text:span><text:span text:style-name="T65"> </text:span><text:span text:style-name="T63">ExceptionAsResponseInterceptor</text:span><text:span text:style-name="T65"> {}</text:span><text:span text:style-name="T65"><text:line-break/></text:span><text:span text:style-name="T65"><text:line-break/></text:span><text:span text:style-name="T60">@Interceptor</text:span><text:span text:style-name="T60"><text:line-break/></text:span><text:span text:style-name="T60">@TraceLog</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1</text:span><text:span text:style-name="T65">)</text:span><text:span text:style-name="T65"><text:line-break/></text:span><text:span text:style-name="T61">public</text:span><text:span text:style-name="T65"> </text:span><text:span text:style-name="T61">class</text:span><text:span text:style-name="T65"> </text:span><text:span text:style-name="T63">TraceLogInterceptor</text:span><text:span text:style-name="T65"> {}</text:span><text:span text:style-name="T65"><text:line-break/></text:span><text:span text:style-name="T65"><text:line-break/></text:span><text:span text:style-name="T60">@Interceptor</text:span><text:span text:style-name="T60"><text:line-break/></text:span><text:span text:style-name="T60">@Retry</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2</text:span><text:span text:style-name="T65">)</text:span><text:span text:style-name="T65"><text:line-break/></text:span><text:span text:style-name="T61">public</text:span><text:span text:style-name="T65"> </text:span><text:span text:style-name="T61">class</text:span><text:span text:style-name="T65"> </text:span><text:span text:style-name="T63">RetryInterceptor</text:span><text:span text:style-name="T65"> {}</text:span></text:p>
          </draw:text-box>
        </draw:frame>
        <presentation:notes draw:style-name="dp2">
          <office:forms form:automatic-focus="false" form:apply-design-mode="false"/>
          <draw:page-thumbnail draw:style-name="gr1" draw:layer="layout" svg:width="13.968cm" svg:height="10.476cm" svg:x="3.81cm" svg:y="2.123cm" draw:page-number="108" presentation:class="page"/>
          <draw:frame presentation:style-name="pr6" draw:text-style-name="P4" draw:layer="layout" svg:width="17.271cm" svg:height="12.572cm" svg:x="2.159cm" svg:y="13.271cm" presentation:class="notes">
            <draw:text-box>
              <text:p><text:span text:style-name="T2">Yes, here is an example for the annotations.</text:span></text:p>
              <text:p><text:span text:style-name="T2">We can have a @Priority(Interceptor.Priority.APPLICATION) or +1 or +2.</text:span></text:p>
              <text:p><text:span text:style-name="T2">Obviously first we want to retry, then we want to log it, then we want to return it as a response.</text:span></text:p>
              <text:p><text:span text:style-name="T2">Retry is the innermost, TraceLog is the middle, and ExceptionAsResponse is the outermost.</text:span></text:p>
              <text:p><text:span text:style-name="T2">The higher the priority the more inner it is.</text:span></text:p>
              <text:p><text:span text:style-name="T2"/></text:p>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ceptor chaining via beans.xml</text:p>
          </draw:text-box>
        </draw:frame>
        <draw:frame presentation:style-name="pr5" draw:layer="layout" svg:width="25.199cm" svg:height="13.859cm" svg:x="1.4cm" svg:y="4.914cm" presentation:class="outline" presentation:user-transformed="true">
          <draw:text-box>
            <text:p text:style-name="P12"><text:span text:style-name="T3">&lt;</text:span><text:span text:style-name="T4">beans</text:span><text:span text:style-name="T5"> </text:span><text:span text:style-name="T6">xmlns</text:span><text:span text:style-name="T7">=</text:span><text:span text:style-name="T8">"</text:span><text:span text:style-name="T8"><text:a xlink:href="http://xmlns.jcp.org/xml/ns/javaee" xlink:type="simple">http://xmlns.jcp.org/xml/ns/javaee</text:a></text:span><text:span text:style-name="T8">" </text:span><text:span text:style-name="T6">xmlns:xsi</text:span><text:span text:style-name="T7">=</text:span><text:span text:style-name="T8">"</text:span><text:span text:style-name="T8"><text:a xlink:href="http://www.w3.org/2001/XMLSchema-instance" xlink:type="simple">http://www.w3.org/2001/XMLSchema-instance</text:a></text:span><text:span text:style-name="T8">" </text:span><text:span text:style-name="T6">xsi:schemaLocation</text:span><text:span text:style-name="T7">=</text:span><text:span text:style-name="T8">"http://xmlns.jcp.org/xml/ns/javaee http://xmlns.jcp.org/xml/ns/javaee/beans_1_1.xsd"</text:span><text:span text:style-name="T5"> </text:span><text:span text:style-name="T6">bean-discovery-mode</text:span><text:span text:style-name="T7">=</text:span><text:span text:style-name="T8">"all"</text:span><text:span text:style-name="T3">&gt;</text:span><text:span text:style-name="T3"><text:line-break/></text:span><text:span text:style-name="T7"> <text:s text:c="3"/></text:span><text:span text:style-name="T3">&lt;</text:span><text:span text:style-name="T4">interceptors</text:span><text:span text:style-name="T3">&gt;</text:span><text:span text:style-name="T3"><text:line-break/></text:span><text:span text:style-name="T7"> <text:s text:c="7"/></text:span><text:span text:style-name="T3">&lt;</text:span><text:span text:style-name="T4">class</text:span><text:span text:style-name="T3">&gt;</text:span><text:span text:style-name="T7">dbarchiver.aspect.ExceptionAsResponse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TraceLog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RetryInterceptor</text:span><text:span text:style-name="T3">&lt;/</text:span><text:span text:style-name="T4">class</text:span><text:span text:style-name="T3">&gt;</text:span><text:span text:style-name="T3"><text:line-break/></text:span><text:span text:style-name="T7"> <text:s text:c="3"/></text:span><text:span text:style-name="T3">&lt;/</text:span><text:span text:style-name="T4">interceptors</text:span><text:span text:style-name="T3">&gt;</text:span><text:span text:style-name="T7"><text:line-break/></text:span><text:span text:style-name="T3">&lt;/</text:span><text:span text:style-name="T4">beans</text:span><text:span text:style-name="T3">&gt;</text:span></text:p>
          </draw:text-box>
        </draw:frame>
        <presentation:notes draw:style-name="dp2">
          <office:forms form:automatic-focus="false" form:apply-design-mode="false"/>
          <draw:page-thumbnail draw:style-name="gr1" draw:layer="layout" svg:width="13.968cm" svg:height="10.476cm" svg:x="3.81cm" svg:y="2.123cm" draw:page-number="109" presentation:class="page"/>
          <draw:frame presentation:style-name="pr6"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ortable extensions</text:p>
          </draw:text-box>
        </draw:frame>
        <draw:frame presentation:style-name="pr35" draw:layer="layout" svg:width="25.199cm" svg:height="13.859cm" svg:x="1.4cm" svg:y="4.914cm" presentation:class="outline" presentation:user-transformed="true">
          <draw:text-box>
            <text:list text:style-name="L3">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office:forms form:automatic-focus="false" form:apply-design-mode="false"/>
          <draw:page-thumbnail draw:style-name="gr1" draw:layer="layout" svg:width="13.968cm" svg:height="10.476cm" svg:x="3.81cm" svg:y="2.123cm" draw:page-number="110" presentation:class="page"/>
          <draw:frame presentation:style-name="pr41"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og bean discovery</text:p>
          </draw:text-box>
        </draw:frame>
        <draw:frame presentation:style-name="pr5" draw:text-style-name="P10" draw:layer="layout" svg:width="25.199cm" svg:height="13.859cm" svg:x="1.4cm" svg:y="4.914cm" presentation:class="outline" presentation:user-transformed="true">
          <draw:text-box>
            <text:p text:style-name="P8"><text:span text:style-name="T15">class</text:span><text:span text:style-name="T22"> </text:span><text:span text:style-name="T17">MyExtension</text:span><text:span text:style-name="T22"> </text:span><text:span text:style-name="T15">implements</text:span><text:span text:style-name="T22"> </text:span><text:span text:style-name="T29">Extension</text:span><text:span text:style-name="T22"> {</text:span></text:p>
            <text:p text:style-name="P8"><text:span text:style-name="T15"/></text:p>
            <text:p text:style-name="P8"><text:span text:style-name="T22"><text:s text:c="4"/></text:span><text:span text:style-name="T17">Logger</text:span><text:span text:style-name="T22"> </text:span><text:span text:style-name="T17">logger</text:span><text:span text:style-name="T22"> = </text:span><text:span text:style-name="T17">Logger</text:span><text:span text:style-name="T22">.</text:span><text:span text:style-name="T30">getLogger</text:span><text:span text:style-name="T22">(getClass().getName());</text:span></text:p>
            <text:p text:style-name="P8"><text:span text:style-name="T15"/></text:p>
            <text:p text:style-name="P8"><text:span text:style-name="T22"><text:s text:c="4"/></text:span><text:span text:style-name="T15">void</text:span><text:span text:style-name="T22"> beforeBeanDiscovery (</text:span><text:span text:style-name="T27">@Observes</text:span><text:span text:style-name="T22"> </text:span><text:span text:style-name="T29">BeforeBeanDiscovery</text:span><text:span text:style-name="T22"> </text:span><text:span text:style-name="T25">bbd</text:span><text:span text:style-name="T22">) {</text:span></text:p>
            <text:p text:style-name="P8"><text:span text:style-name="T22"><text:s text:c="8"/></text:span><text:span text:style-name="T17">logger</text:span><text:span text:style-name="T22">.info(</text:span><text:span text:style-name="T31">"beginning the scanning process"</text:span><text:span text:style-name="T22">);</text:span></text:p>
            <text:p text:style-name="P8"><text:span text:style-name="T15"><text:s text:c="4"/></text:span><text:span text:style-name="T15">}</text:span></text:p>
            <text:p text:style-name="P8"><text:span text:style-name="T15"/></text:p>
            <text:p text:style-name="P8"><text:span text:style-name="T22"><text:s text:c="4"/></text:span><text:span text:style-name="T22">&lt;</text:span><text:span text:style-name="T17">T</text:span><text:span text:style-name="T22">&gt; </text:span><text:span text:style-name="T15">void</text:span><text:span text:style-name="T22"> processAnnotatedType (</text:span><text:span text:style-name="T27">@Observes</text:span><text:span text:style-name="T22"> </text:span><text:span text:style-name="T29">ProcessAnnotatedType</text:span><text:span text:style-name="T22">&lt;</text:span><text:span text:style-name="T17">T</text:span><text:span text:style-name="T22">&gt; </text:span><text:span text:style-name="T25">pat</text:span><text:span text:style-name="T22">) {</text:span></text:p>
            <text:p text:style-name="P8"><text:span text:style-name="T22"><text:s text:c="8"/></text:span><text:span text:style-name="T17">logger</text:span><text:span text:style-name="T22">.info(</text:span><text:span text:style-name="T31">"scanning type: "</text:span><text:span text:style-name="T22"> + </text:span><text:span text:style-name="T25">pat</text:span><text:span text:style-name="T22">.</text:span><text:span text:style-name="T30">getAnnotatedType</text:span><text:span text:style-name="T22">().</text:span><text:span text:style-name="T30">getJavaClass</text:span><text:span text:style-name="T22">().getName());</text:span></text:p>
            <text:p text:style-name="P8"><text:span text:style-name="T15"/></text:p>
            <text:p text:style-name="P8"><text:span text:style-name="T15"><text:s text:c="4"/></text:span><text:span text:style-name="T15">}</text:span></text:p>
            <text:p text:style-name="P8"><text:span text:style-name="T15"/></text:p>
            <text:p text:style-name="P8"><text:span text:style-name="T22"><text:s text:c="4"/></text:span><text:span text:style-name="T15">void</text:span><text:span text:style-name="T22"> afterBeanDiscovery (</text:span><text:span text:style-name="T27">@Observes</text:span><text:span text:style-name="T22"> </text:span><text:span text:style-name="T29">AfterBeanDiscovery</text:span><text:span text:style-name="T22"> </text:span><text:span text:style-name="T25">abd</text:span><text:span text:style-name="T22">) {</text:span></text:p>
            <text:p text:style-name="P8"><text:span text:style-name="T22"><text:s text:c="8"/></text:span><text:span text:style-name="T17">logger</text:span><text:span text:style-name="T22">.info(</text:span><text:span text:style-name="T31">"finished the scanning process"</text:span><text:span text:style-name="T22">);</text:span></text:p>
            <text:p text:style-name="P8"><text:span text:style-name="T15"><text:s text:c="4"/></text:span><text:span text:style-name="T15">}</text:span></text:p>
            <text:p text:style-name="P8"><text:span text:style-name="T15"/></text:p>
            <text:p text:style-name="P8"><text:span text:style-name="T15">}</text:span></text:p>
          </draw:text-box>
        </draw:frame>
        <presentation:notes draw:style-name="dp2">
          <office:forms form:automatic-focus="false" form:apply-design-mode="false"/>
          <draw:page-thumbnail draw:style-name="gr1" draw:layer="layout" svg:width="13.968cm" svg:height="10.476cm" svg:x="3.81cm" svg:y="2.123cm" draw:page-number="111" presentation:class="page"/>
          <draw:frame presentation:style-name="pr6"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gnore annotated beans</text:p>
          </draw:text-box>
        </draw:frame>
        <draw:frame presentation:style-name="pr5" draw:text-style-name="P22" draw:layer="layout" svg:width="25.199cm" svg:height="13.859cm" svg:x="1.4cm" svg:y="4.914cm" presentation:class="outline" presentation:user-transformed="true">
          <draw:text-box>
            <text:p text:style-name="P8"><text:span text:style-name="T103">class</text:span><text:span text:style-name="T104"> </text:span><text:span text:style-name="T105">MyExtension</text:span><text:span text:style-name="T104"> </text:span><text:span text:style-name="T103">implements</text:span><text:span text:style-name="T104"> </text:span><text:span text:style-name="T108">Extension</text:span><text:span text:style-name="T104"> {</text:span></text:p>
            <text:p text:style-name="P8"><text:span text:style-name="T106"/></text:p>
            <text:p text:style-name="P8"><text:span text:style-name="T104"><text:s text:c="4"/></text:span><text:span text:style-name="T104">&lt;</text:span><text:span text:style-name="T105">T</text:span><text:span text:style-name="T104">&gt; </text:span><text:span text:style-name="T103">void</text:span><text:span text:style-name="T104"> </text:span><text:span text:style-name="T110">processAnnotatedType</text:span><text:span text:style-name="T104"> (</text:span><text:span text:style-name="T107">@Observes</text:span><text:span text:style-name="T104"> </text:span><text:span text:style-name="T107">@WithAnnotations</text:span><text:span text:style-name="T104">({</text:span><text:span text:style-name="T107">Ignore</text:span><text:span text:style-name="T104">.</text:span><text:span text:style-name="T103">class</text:span><text:span text:style-name="T104">}) </text:span><text:span text:style-name="T108">ProcessAnnotatedType</text:span><text:span text:style-name="T104">&lt;</text:span><text:span text:style-name="T105">T</text:span><text:span text:style-name="T104">&gt; </text:span><text:span text:style-name="T111">pat</text:span><text:span text:style-name="T104">) {</text:span></text:p>
            <text:p text:style-name="P8"><text:span text:style-name="T104"><text:s text:c="8"/></text:span><text:span text:style-name="T103">if</text:span><text:span text:style-name="T104">( </text:span><text:span text:style-name="T114">pat</text:span><text:span text:style-name="T104">.</text:span><text:span text:style-name="T113">getAnnotatedType</text:span><text:span text:style-name="T104">().</text:span><text:span text:style-name="T113">isAnnotationPresent</text:span><text:span text:style-name="T104">(</text:span><text:span text:style-name="T107">Ignore</text:span><text:span text:style-name="T104">.</text:span><text:span text:style-name="T103">class</text:span><text:span text:style-name="T104">) ){</text:span></text:p>
            <text:p text:style-name="P8"><text:span text:style-name="T104"><text:s text:c="12"/></text:span><text:span text:style-name="T114">pat</text:span><text:span text:style-name="T104">.</text:span><text:span text:style-name="T113">veto</text:span><text:span text:style-name="T104">();</text:span></text:p>
            <text:p text:style-name="P8"><text:span text:style-name="T104"><text:s text:c="8"/></text:span><text:span text:style-name="T104">}</text:span></text:p>
            <text:p text:style-name="P8"><text:span text:style-name="T106"/></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office:forms form:automatic-focus="false" form:apply-design-mode="false"/>
          <draw:page-thumbnail draw:style-name="gr1" draw:layer="layout" svg:width="13.968cm" svg:height="10.476cm" svg:x="3.81cm" svg:y="2.123cm" draw:page-number="112" presentation:class="page"/>
          <draw:frame presentation:style-name="pr6"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rquillian</text:p>
          </draw:text-box>
        </draw:frame>
        <draw:frame presentation:style-name="pr29" draw:layer="layout" svg:width="25.199cm" svg:height="12.18cm" svg:x="1.4cm" svg:y="4.914cm" presentation:class="outline" presentation:user-transformed="true">
          <draw:text-box>
            <text:list text:style-name="L3">
              <text:list-item>
                <text:p><text:a xlink:href="https://arquillian.org/" xlink:type="simple">https://arquillian.org/</text:a></text:p>
              </text:list-item>
              <text:list-item>
                <text:p>JUnit runner for testing CDI application</text:p>
              </text:list-item>
              <text:list-item>
                <text:p>Works by creating custom CDI/Weld deployments</text:p>
              </text:list-item>
            </text:list>
          </draw:text-box>
        </draw:frame>
        <presentation:notes draw:style-name="dp2">
          <office:forms form:automatic-focus="false" form:apply-design-mode="false"/>
          <draw:page-thumbnail draw:style-name="gr1" draw:layer="layout" svg:width="13.968cm" svg:height="10.476cm" svg:x="3.81cm" svg:y="2.123cm" draw:page-number="113" presentation:class="page"/>
          <draw:frame presentation:style-name="pr6" draw:text-style-name="P3"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rquillian example</text:p>
          </draw:text-box>
        </draw:frame>
        <draw:frame presentation:style-name="pr29" draw:text-style-name="P9" draw:layer="layout" svg:width="25.199cm" svg:height="12.18cm" svg:x="1.4cm" svg:y="4.914cm" presentation:class="outline" presentation:user-transformed="true">
          <draw:text-box>
            <text:p text:style-name="P8"><text:span text:style-name="T95">@RunWith</text:span><text:span text:style-name="T13">(</text:span><text:span text:style-name="T93">Arquillian</text:span><text:span text:style-name="T13">.</text:span><text:span text:style-name="T92">class</text:span><text:span text:style-name="T13">)</text:span></text:p>
            <text:p text:style-name="P8"><text:span text:style-name="T92">public</text:span><text:span text:style-name="T13"> </text:span><text:span text:style-name="T92">class</text:span><text:span text:style-name="T13"> </text:span><text:span text:style-name="T93">GreeterTest</text:span><text:span text:style-name="T13"> {</text:span></text:p>
            <text:p text:style-name="P8"><text:span text:style-name="T94"/></text:p>
            <text:p text:style-name="P8"><text:span text:style-name="T13"><text:s text:c="4"/></text:span><text:span text:style-name="T95">@Deployment</text:span></text:p>
            <text:p text:style-name="P8"><text:span text:style-name="T13"><text:s text:c="4"/></text:span><text:span text:style-name="T92">public</text:span><text:span text:style-name="T13"> </text:span><text:span text:style-name="T92">static</text:span><text:span text:style-name="T13"> </text:span><text:span text:style-name="T96">JavaArchive</text:span><text:span text:style-name="T13"> </text:span><text:span text:style-name="T98">createDeployment</text:span><text:span text:style-name="T13">() {</text:span></text:p>
            <text:p text:style-name="P8"><text:span text:style-name="T13"><text:s text:c="8"/></text:span><text:span text:style-name="T92">return</text:span><text:span text:style-name="T13"> </text:span><text:span text:style-name="T93">ShrinkWrap</text:span></text:p>
            <text:p text:style-name="P8"><text:span text:style-name="T13"><text:s text:c="12"/></text:span><text:span text:style-name="T13">.</text:span><text:span text:style-name="T102">create</text:span><text:span text:style-name="T13">(</text:span><text:span text:style-name="T96">JavaArchive</text:span><text:span text:style-name="T13">.</text:span><text:span text:style-name="T92">class</text:span><text:span text:style-name="T13">)</text:span></text:p>
            <text:p text:style-name="P8"><text:span text:style-name="T13"><text:s text:c="12"/></text:span><text:span text:style-name="T13">.</text:span><text:span text:style-name="T102">addClasses</text:span><text:span text:style-name="T13">(</text:span><text:span text:style-name="T93">Greeter</text:span><text:span text:style-name="T13">.</text:span><text:span text:style-name="T92">class</text:span><text:span text:style-name="T13">, </text:span><text:span text:style-name="T93">PhraseBuilder</text:span><text:span text:style-name="T13">.</text:span><text:span text:style-name="T92">class</text:span><text:span text:style-name="T13">)</text:span></text:p>
            <text:p text:style-name="P8"><text:span text:style-name="T13"><text:s text:c="12"/></text:span><text:span text:style-name="T13">.</text:span><text:span text:style-name="T102">addAsManifestResource</text:span><text:span text:style-name="T13">(</text:span><text:span text:style-name="T220">EmptyAsset</text:span><text:span text:style-name="T13">.</text:span><text:span text:style-name="T115">INSTANCE</text:span><text:span text:style-name="T13">, </text:span><text:span text:style-name="T99">"beans.xml"</text:span><text:span text:style-name="T13">);</text:span></text:p>
            <text:p text:style-name="P8"><text:span text:style-name="T13"><text:s text:c="4"/></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3">Greeter</text:span><text:span text:style-name="T13"> </text:span><text:span text:style-name="T97">greeter</text:span><text:span text:style-name="T13">;</text:span></text:p>
            <text:p text:style-name="P8"><text:span text:style-name="T94"/></text:p>
            <text:p text:style-name="P8"><text:span text:style-name="T13"><text:s text:c="4"/></text:span><text:span text:style-name="T95">@Test</text:span></text:p>
            <text:p text:style-name="P8"><text:span text:style-name="T13"><text:s text:c="4"/></text:span><text:span text:style-name="T92">public</text:span><text:span text:style-name="T13"> </text:span><text:span text:style-name="T92">void</text:span><text:span text:style-name="T13"> </text:span><text:span text:style-name="T98">should_create_greeting</text:span><text:span text:style-name="T13">() {</text:span></text:p>
            <text:p text:style-name="P8"><text:span text:style-name="T13"><text:s text:c="8"/></text:span><text:span text:style-name="T102">assertEquals</text:span><text:span text:style-name="T13">(</text:span><text:span text:style-name="T99">"Hello, Earthling!"</text:span><text:span text:style-name="T13">, </text:span><text:span text:style-name="T97">greeter</text:span><text:span text:style-name="T13">.createGreeting(</text:span><text:span text:style-name="T99">"Earthling"</text:span><text:span text:style-name="T13">));</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2">
          <office:forms form:automatic-focus="false" form:apply-design-mode="false"/>
          <draw:page-thumbnail draw:style-name="gr1" draw:layer="layout" svg:width="13.968cm" svg:height="10.476cm" svg:x="3.81cm" svg:y="2.123cm" draw:page-number="114" presentation:class="page"/>
          <draw:frame presentation:style-name="pr6" draw:text-style-name="P3"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DI-Unit</text:p>
          </draw:text-box>
        </draw:frame>
        <draw:frame presentation:style-name="pr35" draw:text-style-name="P42" draw:layer="layout" svg:width="25.199cm" svg:height="13.859cm" svg:x="1.4cm" svg:y="4.914cm" presentation:class="outline" presentation:user-transformed="true">
          <draw:text-box>
            <text:list text:style-name="L3">
              <text:list-item>
                <text:p><text:span text:style-name="T221"><text:a xlink:href="http://bryncooke.github.io/cdi-unit/" xlink:type="simple">http://bryncooke.github.io/cdi-unit/</text:a></text:span></text:p>
              </text:list-item>
              <text:list-item>
                <text:p><text:span text:style-name="T221">JUnit runner for testing CDI applications</text:span></text:p>
              </text:list-item>
              <text:list-item>
                <text:p><text:span text:style-name="T221">Works by creating custom CDI/Weld deployments</text:span></text:p>
              </text:list-item>
            </text:list>
          </draw:text-box>
        </draw:frame>
        <presentation:notes draw:style-name="dp2">
          <office:forms form:automatic-focus="false" form:apply-design-mode="false"/>
          <draw:page-thumbnail draw:style-name="gr1" draw:layer="layout" svg:width="13.968cm" svg:height="10.476cm" svg:x="3.81cm" svg:y="2.123cm" draw:page-number="115" presentation:class="page"/>
          <draw:frame presentation:style-name="pr42" draw:text-style-name="P3" draw:layer="layout" svg:width="17.271cm" svg:height="11.806cm" svg:x="2.159cm" svg:y="13.271cm" presentation:class="notes" presentation:user-transformed="true">
            <draw:text-box>
              <text:p>CDI-Unit is an open source library.</text:p>
              <text:p>Based on JUnit 4, does not support JUnit 5 yet.</text:p>
              <text:p>Creates CDI deployments for every single test case.</text:p>
              <text:p>Injects CDI dependencies, runs decorators and interceptors, you just have to configure it properly.</text:p>
              <text:p>Uses the reference implementation JBoss Weld.</text:p>
              <text:p>At IBM we used CDI-Unit everywhere in our application for unit testing and integration testing.</text:p>
            </draw:text-box>
          </draw:frame>
        </presentation:notes>
      </draw:page>
      <draw:page draw:name="page11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DI-Unit supports</text:p>
          </draw:text-box>
        </draw:frame>
        <draw:frame presentation:style-name="pr43" draw:layer="layout" svg:width="25.199cm" svg:height="12.247cm" svg:x="1.4cm" svg:y="4.914cm" presentation:class="outline" presentation:user-transformed="true">
          <draw:text-box>
            <text:list text:style-name="L3">
              <text:list-item>
                <text:p text:style-name="P29"><text:span text:style-name="T221">Mockito via @Mock, @Spy</text:span></text:p>
              </text:list-item>
              <text:list-item>
                <text:p text:style-name="P29"><text:span text:style-name="T221">Custom deployments via @AdditionalClasses, @AdditionalClassPaths, @AdditionalPackages, @IgnoredClasses</text:span></text:p>
              </text:list-item>
              <text:list-item>
                <text:p text:style-name="P29"><text:span text:style-name="T221">Scopes via @InRequestScope, @InSessionScope, @InConversationScope</text:span></text:p>
              </text:list-item>
              <text:list-item>
                <text:p text:style-name="P29"><text:span text:style-name="T221">Alternatives via @EnabledAlternatives, @ProducesAlternative</text:span></text:p>
              </text:list-item>
              <text:list-item>
                <text:p text:style-name="P29"><text:span text:style-name="T221">Java technologies via @SupportEjb, @SupportJaxRs, @SupportDeltaspike* annotations</text:span></text:p>
              </text:list-item>
            </text:list>
          </draw:text-box>
        </draw:frame>
        <presentation:notes draw:style-name="dp2">
          <office:forms form:automatic-focus="false" form:apply-design-mode="false"/>
          <draw:page-thumbnail draw:style-name="gr1" draw:layer="layout" svg:width="13.968cm" svg:height="10.476cm" svg:x="3.81cm" svg:y="2.123cm" draw:page-number="116" presentation:class="page"/>
          <draw:frame presentation:style-name="pr6" draw:text-style-name="P3"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reeterClient</text:p>
          </draw:text-box>
        </draw:frame>
        <draw:frame presentation:style-name="pr23" draw:text-style-name="P19" draw:layer="layout" svg:width="25.199cm" svg:height="14.111cm" svg:x="1.4cm" svg:y="4.783cm" presentation:class="outline" presentation:user-transformed="true">
          <draw:text-box>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Instance</text:span><text:span text:style-name="T62">&lt;</text:span><text:span text:style-name="T63">String</text:span><text:span text:style-name="T62">&gt;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email</text:span><text:span text:style-name="T62">.</text:span><text:span text:style-name="T125">send</text:span><text:span text:style-name="T62">(</text:span><text:span text:style-name="T67">user</text:span><text:span text:style-name="T62">.</text:span><text:span text:style-name="T125">get</text:span><text:span text:style-name="T62">() + </text:span><text:span text:style-name="T69">" said "</text:span><text:span text:style-name="T62"> + </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117" presentation:class="page"/>
          <draw:frame presentation:style-name="pr6" draw:text-style-name="P3" draw:layer="layout" svg:width="17.271cm" svg:height="12.572cm" svg:x="2.159cm" svg:y="13.271cm" presentation:class="notes">
            <draw:text-box>
              <text:p>We have a very standard CDI bean GreeterClient.</text:p>
              <text:p>The greet method sends an email, with the username and the greeting. For example “Frigo said bonjour”, depending on the implementations.</text:p>
              <text:p/>
            </draw:text-box>
          </draw:frame>
        </presentation:notes>
      </draw:page>
      <draw:page draw:name="page11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reeterClientTest</text:p>
          </draw:text-box>
        </draw:frame>
        <draw:frame presentation:style-name="pr5" draw:text-style-name="P19" draw:layer="layout" svg:width="25.199cm" svg:height="13.859cm" svg:x="1.4cm" svg:y="4.914cm" presentation:class="outline" presentation:user-transformed="true">
          <draw:text-box>
            <text:p text:style-name="P8"><text:span text:style-name="T60">@RunWith</text:span><text:span text:style-name="T62">(</text:span><text:span text:style-name="T63">CdiRunner</text:span><text:span text:style-name="T62">.</text:span><text:span text:style-name="T61">class</text:span><text:span text:style-name="T62">)</text:span></text:p>
            <text:p text:style-name="P8"><text:span text:style-name="T61">public</text:span><text:span text:style-name="T62"> </text:span><text:span text:style-name="T61">class</text:span><text:span text:style-name="T62"> </text:span><text:span text:style-name="T63">GreeterClientTest</text:span><text:span text:style-name="T62"> {</text:span></text:p>
            <text:p text:style-name="P8"><text:span text:style-name="T64"/></text:p>
            <text:p text:style-name="P8"><text:span text:style-name="T62"><text:s text:c="4"/></text:span><text:span text:style-name="T60">@Produces</text:span><text:span text:style-name="T62"> </text:span><text:span text:style-name="T61">private</text:span><text:span text:style-name="T62"> </text:span><text:span text:style-name="T63">String</text:span><text:span text:style-name="T62"> </text:span><text:span text:style-name="T67">user</text:span><text:span text:style-name="T62"> = </text:span><text:span text:style-name="T69">"Frig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2"><text:s text:c="4"/></text:span><text:span text:style-name="T60">@Inject</text:span><text:span text:style-name="T62"> </text:span><text:span text:style-name="T61">private</text:span><text:span text:style-name="T62"> </text:span><text:span text:style-name="T63">GreeterClient</text:span><text:span text:style-name="T62"> </text:span><text:span text:style-name="T67">greeter</text:span><text:span text:style-name="T62">;</text:span></text:p>
            <text:p text:style-name="P8"><text:span text:style-name="T64"/></text:p>
            <text:p text:style-name="P8"><text:span text:style-name="T62"><text:s text:c="4"/></text:span><text:span text:style-name="T60">@Test</text:span></text:p>
            <text:p text:style-name="P8"><text:span text:style-name="T62"><text:s text:c="4"/></text:span><text:span text:style-name="T61">public</text:span><text:span text:style-name="T62"> </text:span><text:span text:style-name="T61">void</text:span><text:span text:style-name="T62"> </text:span><text:span text:style-name="T65">greet_test</text:span><text:span text:style-name="T62"> () {</text:span></text:p>
            <text:p text:style-name="P8"><text:span text:style-name="T62"><text:s text:c="8"/></text:span><text:span text:style-name="T63">Mockito</text:span><text:span text:style-name="T62">.</text:span><text:span text:style-name="T125">doReturn</text:span><text:span text:style-name="T62">(</text:span><text:span text:style-name="T69">"Bonjour"</text:span><text:span text:style-name="T62">).</text:span><text:span text:style-name="T125">when</text:span><text:span text:style-name="T62">(</text:span><text:span text:style-name="T67">hello</text:span><text:span text:style-name="T62">).</text:span><text:span text:style-name="T125">hello</text:span><text:span text:style-name="T62">();</text:span></text:p>
            <text:p text:style-name="P8"><text:span text:style-name="T62"><text:s text:c="8"/></text:span><text:span text:style-name="T67">greeter</text:span><text:span text:style-name="T62">.greet();</text:span></text:p>
            <text:p text:style-name="P8"><text:span text:style-name="T62"><text:s text:c="8"/></text:span><text:span text:style-name="T63">Mockito</text:span><text:span text:style-name="T62">.</text:span><text:span text:style-name="T125">verify</text:span><text:span text:style-name="T62">(</text:span><text:span text:style-name="T67">email</text:span><text:span text:style-name="T62">).</text:span><text:span text:style-name="T125">send</text:span><text:span text:style-name="T62">(</text:span><text:span text:style-name="T69">"Frigo said Bonjour"</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118" presentation:class="page"/>
          <draw:frame presentation:style-name="pr27" draw:text-style-name="P3" draw:layer="layout" svg:width="17.271cm" svg:height="13.38cm" svg:x="2.159cm" svg:y="13.271cm" presentation:class="notes" presentation:user-transformed="true">
            <draw:text-box>
              <text:p>We have a test class for GreeterClient.</text:p>
              <text:p>We tell JUnit to use CDI-Unit for running this test class.</text:p>
              <text:p>We declare some dependencies with producer fields.</text:p>
              <text:p>User is a string and the services are Mockito mocks.</text:p>
              <text:p>GreeterClient is the real implementation under test.</text:p>
              <text:p>In the test we mock HelloService to return “Bonjour”.</text:p>
              <text:p>We invoke the greet method of the GreeterClient.</text:p>
              <text:p>We verify the email was sent with “Frigo said Bonjour”.</text:p>
              <text:p/>
            </draw:text-box>
          </draw:frame>
        </presentation:notes>
      </draw:page>
      <draw:page draw:name="page11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oaster</text:p>
          </draw:text-box>
        </draw:frame>
        <draw:frame presentation:style-name="pr29" draw:layer="layout" svg:width="25.199cm" svg:height="12.18cm" svg:x="1.4cm" svg:y="4.914cm" presentation:class="outline" presentation:user-transformed="true">
          <draw:text-box>
            <text:list text:style-name="L3">
              <text:list-item>
                <text:p><text:a xlink:href="https://github.com/i-Cell-Mobilsoft-Open-Source/roaster" xlink:type="simple">https://github.com/i-Cell-Mobilsoft-Open-Source/roaster</text:a></text:p>
              </text:list-item>
              <text:list-item>
                <text:p>I-Cell Mobilsoft open source product</text:p>
              </text:list-item>
              <text:list-item>
                <text:p>Works by creating custom CDI/Weld deployments</text:p>
              </text:list-item>
              <text:list-item>
                <text:p text:style-name="P29">Based on JUnit5 @EnableWeld annotation</text:p>
              </text:list-item>
              <text:list-item>
                <text:p>Base classes for unit and integration testing</text:p>
              </text:list-item>
            </text:list>
          </draw:text-box>
        </draw:frame>
        <presentation:notes draw:style-name="dp2">
          <office:forms form:automatic-focus="false" form:apply-design-mode="false"/>
          <draw:page-thumbnail draw:style-name="gr1" draw:layer="layout" svg:width="13.968cm" svg:height="10.476cm" svg:x="3.81cm" svg:y="2.123cm" draw:page-number="119" presentation:class="page"/>
          <draw:frame presentation:style-name="pr6" draw:text-style-name="P3"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eWeldUnitType</text:p>
          </draw:text-box>
        </draw:frame>
        <draw:frame presentation:style-name="pr44" draw:text-style-name="P43" draw:layer="layout" svg:width="25.199cm" svg:height="12.268cm" svg:x="1.4cm" svg:y="6.205cm" presentation:class="outline" presentation:user-transformed="true">
          <draw:text-box>
            <text:p text:style-name="P8"><text:span text:style-name="T165">@EnableWeld</text:span></text:p>
            <text:p text:style-name="P8"><text:span text:style-name="T158">public</text:span><text:span text:style-name="T159"> </text:span><text:span text:style-name="T158">abstract</text:span><text:span text:style-name="T159"> </text:span><text:span text:style-name="T158">class</text:span><text:span text:style-name="T159"> </text:span><text:span text:style-name="T164">BaseWeldUnitType</text:span><text:span text:style-name="T159"> {</text:span></text:p>
            <text:p text:style-name="P8"><text:span text:style-name="T222"/></text:p>
            <text:p text:style-name="P8"><text:span text:style-name="T159"><text:s text:c="4"/></text:span><text:span text:style-name="T165">@WeldSetup</text:span></text:p>
            <text:p text:style-name="P8"><text:span text:style-name="T159"><text:s text:c="4"/></text:span><text:span text:style-name="T158">private</text:span><text:span text:style-name="T159"> </text:span><text:span text:style-name="T160">WeldInitiator</text:span><text:span text:style-name="T159"> </text:span><text:span text:style-name="T223">weldInitiator</text:span><text:span text:style-name="T159"> = initWeld();</text:span></text:p>
            <text:p text:style-name="P8"><text:span text:style-name="T222"/></text:p>
            <text:p text:style-name="P8"><text:span text:style-name="T159"><text:s text:c="4"/></text:span><text:span text:style-name="T158">private</text:span><text:span text:style-name="T159"> </text:span><text:span text:style-name="T160">WeldInitiator</text:span><text:span text:style-name="T159"> </text:span><text:span text:style-name="T163">initWeld</text:span><text:span text:style-name="T159">() {</text:span></text:p>
            <text:p text:style-name="P8"><text:span text:style-name="T159"><text:s text:c="8"/></text:span><text:span text:style-name="T165">@SuppressWarnings</text:span><text:span text:style-name="T159">(</text:span><text:span text:style-name="T224">"unchecked"</text:span><text:span text:style-name="T159">)</text:span></text:p>
            <text:p text:style-name="P8"><text:span text:style-name="T159"><text:s text:c="8"/></text:span><text:span text:style-name="T160">Weld</text:span><text:span text:style-name="T159"> </text:span><text:span text:style-name="T168">weld</text:span><text:span text:style-name="T159"> = </text:span><text:span text:style-name="T160">WeldInitiator</text:span><text:span text:style-name="T159">.</text:span><text:span text:style-name="T225">createWeld</text:span><text:span text:style-name="T159">()</text:span><text:span text:style-name="T166">//</text:span></text:p>
            <text:p text:style-name="P8"><text:span text:style-name="T159"><text:s text:c="16"/></text:span><text:span text:style-name="T159">.enableDiscovery() </text:span><text:span text:style-name="T166">//</text:span></text:p>
            <text:p text:style-name="P8"><text:span text:style-name="T159"><text:s text:c="8"/></text:span><text:span text:style-name="T159">;</text:span></text:p>
            <text:p text:style-name="P8"><text:span text:style-name="T159"><text:s text:c="8"/></text:span><text:span text:style-name="T226">configureWeld</text:span><text:span text:style-name="T159">(</text:span><text:span text:style-name="T169">weld</text:span><text:span text:style-name="T159">);</text:span></text:p>
            <text:p text:style-name="P8"><text:span text:style-name="T222"/></text:p>
            <text:p text:style-name="P8"><text:span text:style-name="T159"><text:s text:c="8"/></text:span><text:span text:style-name="T160">WeldInitiator</text:span><text:span text:style-name="T159">.</text:span><text:span text:style-name="T160">Builder</text:span><text:span text:style-name="T159"> </text:span><text:span text:style-name="T168">weldInitiatorBuilder</text:span><text:span text:style-name="T159"> = </text:span><text:span text:style-name="T160">WeldInitiator</text:span><text:span text:style-name="T159">.</text:span><text:span text:style-name="T225">from</text:span><text:span text:style-name="T159">(</text:span><text:span text:style-name="T169">weld</text:span><text:span text:style-name="T159">);</text:span></text:p>
            <text:p text:style-name="P8"><text:span text:style-name="T159"><text:s text:c="8"/></text:span><text:span text:style-name="T169">weldInitiatorBuilder</text:span><text:span text:style-name="T159">.activate(</text:span><text:span text:style-name="T165">RequestScoped</text:span><text:span text:style-name="T159">.</text:span><text:span text:style-name="T158">class</text:span><text:span text:style-name="T159">);</text:span></text:p>
            <text:p text:style-name="P8"><text:span text:style-name="T159"><text:s text:c="8"/></text:span><text:span text:style-name="T159">configureWeldInitiatorBuilder(</text:span><text:span text:style-name="T169">weldInitiatorBuilder</text:span><text:span text:style-name="T159">);</text:span></text:p>
            <text:p text:style-name="P8"><text:span text:style-name="T159"><text:s text:c="8"/></text:span><text:span text:style-name="T158">return</text:span><text:span text:style-name="T159"> </text:span><text:span text:style-name="T169">weldInitiatorBuilder</text:span><text:span text:style-name="T159">.build();</text:span></text:p>
            <text:p text:style-name="P8"><text:span text:style-name="T159"><text:s text:c="4"/></text:span><text:span text:style-name="T159">}</text:span></text:p>
            <text:p text:style-name="P8"><text:span text:style-name="T222"/></text:p>
            <text:p text:style-name="P8"><text:span text:style-name="T159"><text:s text:c="4"/></text:span><text:span text:style-name="T165">@Deprecated</text:span><text:span text:style-name="T159">(since = </text:span><text:span text:style-name="T224">"0.2.0"</text:span><text:span text:style-name="T159">, forRemoval = </text:span><text:span text:style-name="T158">true</text:span><text:span text:style-name="T159">)</text:span></text:p>
            <text:p text:style-name="P8"><text:span text:style-name="T159"><text:s text:c="4"/></text:span><text:span text:style-name="T158">protected</text:span><text:span text:style-name="T159"> </text:span><text:span text:style-name="T158">void</text:span><text:span text:style-name="T159"> </text:span><text:span text:style-name="T226">configureWeld</text:span><text:span text:style-name="T159">(</text:span><text:span text:style-name="T160">Weld</text:span><text:span text:style-name="T159"> </text:span><text:span text:style-name="T168">weld</text:span><text:span text:style-name="T159">) {</text:span></text:p>
            <text:p text:style-name="P8"><text:span text:style-name="T222"/></text:p>
            <text:p text:style-name="P8"><text:span text:style-name="T159"><text:s text:c="4"/></text:span><text:span text:style-name="T159">}</text:span></text:p>
            <text:p text:style-name="P8"><text:span text:style-name="T222"/></text:p>
            <text:p text:style-name="P8"><text:span text:style-name="T159"><text:s text:c="4"/></text:span><text:span text:style-name="T158">protected</text:span><text:span text:style-name="T159"> </text:span><text:span text:style-name="T158">void</text:span><text:span text:style-name="T159"> </text:span><text:span text:style-name="T163">configureWeldInitiatorBuilder</text:span><text:span text:style-name="T159">(</text:span><text:span text:style-name="T160">WeldInitiator</text:span><text:span text:style-name="T159">.</text:span><text:span text:style-name="T160">Builder</text:span><text:span text:style-name="T159"> </text:span><text:span text:style-name="T168">weldInitiatorBuilder</text:span><text:span text:style-name="T159">) {</text:span></text:p>
            <text:p text:style-name="P8"><text:span text:style-name="T222"/></text:p>
            <text:p text:style-name="P8"><text:span text:style-name="T159"><text:s text:c="4"/></text:span><text:span text:style-name="T159">}</text:span></text:p>
            <text:p text:style-name="P8"><text:span text:style-name="T222"/></text:p>
            <text:p text:style-name="P8"><text:span text:style-name="T159">}</text:span></text:p>
          </draw:text-box>
        </draw:frame>
        <presentation:notes draw:style-name="dp2">
          <office:forms form:automatic-focus="false" form:apply-design-mode="false"/>
          <draw:page-thumbnail draw:style-name="gr1" draw:layer="layout" svg:width="13.968cm" svg:height="10.476cm" svg:x="3.81cm" svg:y="2.123cm" draw:page-number="120" presentation:class="page"/>
          <draw:frame presentation:style-name="pr6" draw:text-style-name="P3"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eConfigurableWeldIt</text:p>
          </draw:text-box>
        </draw:frame>
        <draw:frame presentation:style-name="pr45" draw:text-style-name="P20" draw:layer="layout" svg:width="25.199cm" svg:height="12.691cm" svg:x="1.4cm" svg:y="6.241cm" presentation:class="outline" presentation:user-transformed="true">
          <draw:text-box>
            <text:p text:style-name="P8"><text:span text:style-name="T165">@EnableWeld</text:span></text:p>
            <text:p text:style-name="P8"><text:span text:style-name="T158">public</text:span><text:span text:style-name="T159"> </text:span><text:span text:style-name="T158">abstract</text:span><text:span text:style-name="T159"> </text:span><text:span text:style-name="T158">class</text:span><text:span text:style-name="T159"> </text:span><text:span text:style-name="T164">BaseConfigurableWeldIT</text:span><text:span text:style-name="T159"> {</text:span></text:p>
            <text:p text:style-name="P8"><text:span text:style-name="T222"/></text:p>
            <text:p text:style-name="P8"><text:span text:style-name="T159"><text:s text:c="4"/></text:span><text:span text:style-name="T165">@WeldSetup</text:span></text:p>
            <text:p text:style-name="P8"><text:span text:style-name="T159"><text:s text:c="4"/></text:span><text:span text:style-name="T158">private</text:span><text:span text:style-name="T159"> </text:span><text:span text:style-name="T160">WeldInitiator</text:span><text:span text:style-name="T159"> </text:span><text:span text:style-name="T223">weldInitiator</text:span><text:span text:style-name="T159"> = initWeld();</text:span></text:p>
            <text:p text:style-name="P8"><text:span text:style-name="T222"/></text:p>
            <text:p text:style-name="P8"><text:span text:style-name="T159"><text:s text:c="4"/></text:span><text:span text:style-name="T158">private</text:span><text:span text:style-name="T159"> </text:span><text:span text:style-name="T160">WeldInitiator</text:span><text:span text:style-name="T159"> </text:span><text:span text:style-name="T163">initWeld</text:span><text:span text:style-name="T159">() {</text:span></text:p>
            <text:p text:style-name="P8"><text:span text:style-name="T159"><text:s text:c="8"/></text:span><text:span text:style-name="T165">@SuppressWarnings</text:span><text:span text:style-name="T159">(</text:span><text:span text:style-name="T224">"unchecked"</text:span><text:span text:style-name="T159">)</text:span></text:p>
            <text:p text:style-name="P8"><text:span text:style-name="T159"><text:s text:c="8"/></text:span><text:span text:style-name="T160">Weld</text:span><text:span text:style-name="T159"> </text:span><text:span text:style-name="T168">weld</text:span><text:span text:style-name="T159"> = </text:span><text:span text:style-name="T160">WeldInitiator</text:span><text:span text:style-name="T159">.</text:span><text:span text:style-name="T225">createWeld</text:span><text:span text:style-name="T159">()</text:span><text:span text:style-name="T166">//</text:span></text:p>
            <text:p text:style-name="P8"><text:span text:style-name="T159"><text:s text:c="16"/></text:span><text:span text:style-name="T159">.enableDiscovery() </text:span><text:span text:style-name="T166">//</text:span></text:p>
            <text:p text:style-name="P8"><text:span text:style-name="T159"><text:s text:c="16"/></text:span><text:span text:style-name="T159">.addExtensions(</text:span><text:span text:style-name="T160">ConfigExtension</text:span><text:span text:style-name="T159">.</text:span><text:span text:style-name="T158">class</text:span><text:span text:style-name="T159">);</text:span></text:p>
            <text:p text:style-name="P8"><text:span text:style-name="T159"><text:s text:c="8"/></text:span><text:span text:style-name="T159">;</text:span></text:p>
            <text:p text:style-name="P8"><text:span text:style-name="T159"><text:s text:c="8"/></text:span><text:span text:style-name="T226">configureWeld</text:span><text:span text:style-name="T159">(</text:span><text:span text:style-name="T169">weld</text:span><text:span text:style-name="T159">);</text:span></text:p>
            <text:p text:style-name="P8"><text:span text:style-name="T222"/></text:p>
            <text:p text:style-name="P8"><text:span text:style-name="T159"><text:s text:c="8"/></text:span><text:span text:style-name="T160">WeldInitiator</text:span><text:span text:style-name="T159">.</text:span><text:span text:style-name="T160">Builder</text:span><text:span text:style-name="T159"> </text:span><text:span text:style-name="T168">weldInitiatorBuilder</text:span><text:span text:style-name="T159"> = </text:span><text:span text:style-name="T160">WeldInitiator</text:span><text:span text:style-name="T159">.</text:span><text:span text:style-name="T225">from</text:span><text:span text:style-name="T159">(</text:span><text:span text:style-name="T169">weld</text:span><text:span text:style-name="T159">);</text:span></text:p>
            <text:p text:style-name="P8"><text:span text:style-name="T159"><text:s text:c="8"/></text:span><text:span text:style-name="T169">weldInitiatorBuilder</text:span><text:span text:style-name="T159">.activate(</text:span><text:span text:style-name="T165">RequestScoped</text:span><text:span text:style-name="T159">.</text:span><text:span text:style-name="T158">class</text:span><text:span text:style-name="T159">);</text:span></text:p>
            <text:p text:style-name="P8"><text:span text:style-name="T159"><text:s text:c="8"/></text:span><text:span text:style-name="T159">configureWeldInitiatorBuilder(</text:span><text:span text:style-name="T169">weldInitiatorBuilder</text:span><text:span text:style-name="T159">);</text:span></text:p>
            <text:p text:style-name="P8"><text:span text:style-name="T159"><text:s text:c="8"/></text:span><text:span text:style-name="T158">return</text:span><text:span text:style-name="T159"> </text:span><text:span text:style-name="T169">weldInitiatorBuilder</text:span><text:span text:style-name="T159">.build();</text:span></text:p>
            <text:p text:style-name="P8"><text:span text:style-name="T159"><text:s text:c="4"/></text:span><text:span text:style-name="T159">}</text:span></text:p>
            <text:p text:style-name="P8"><text:span text:style-name="T222"/></text:p>
            <text:p text:style-name="P8"><text:span text:style-name="T159"><text:s text:c="4"/></text:span><text:span text:style-name="T165">@Deprecated</text:span><text:span text:style-name="T159">(since = </text:span><text:span text:style-name="T224">"0.2.0"</text:span><text:span text:style-name="T159">, forRemoval = </text:span><text:span text:style-name="T158">true</text:span><text:span text:style-name="T159">)</text:span></text:p>
            <text:p text:style-name="P8"><text:span text:style-name="T159"><text:s text:c="4"/></text:span><text:span text:style-name="T158">protected</text:span><text:span text:style-name="T159"> </text:span><text:span text:style-name="T158">void</text:span><text:span text:style-name="T159"> </text:span><text:span text:style-name="T226">configureWeld</text:span><text:span text:style-name="T159">(</text:span><text:span text:style-name="T160">Weld</text:span><text:span text:style-name="T159"> </text:span><text:span text:style-name="T168">weld</text:span><text:span text:style-name="T159">) {</text:span></text:p>
            <text:p text:style-name="P8"><text:span text:style-name="T222"/></text:p>
            <text:p text:style-name="P8"><text:span text:style-name="T159"><text:s text:c="4"/></text:span><text:span text:style-name="T159">}</text:span></text:p>
            <text:p text:style-name="P8"><text:span text:style-name="T222"/></text:p>
            <text:p text:style-name="P8"><text:span text:style-name="T159"><text:s text:c="4"/></text:span><text:span text:style-name="T158">protected</text:span><text:span text:style-name="T159"> </text:span><text:span text:style-name="T158">void</text:span><text:span text:style-name="T159"> </text:span><text:span text:style-name="T163">configureWeldInitiatorBuilder</text:span><text:span text:style-name="T159">(</text:span><text:span text:style-name="T160">WeldInitiator</text:span><text:span text:style-name="T159">.</text:span><text:span text:style-name="T160">Builder</text:span><text:span text:style-name="T159"> </text:span><text:span text:style-name="T168">weldInitiatorBuilder</text:span><text:span text:style-name="T159">) {</text:span></text:p>
            <text:p text:style-name="P8"><text:span text:style-name="T222"/></text:p>
            <text:p text:style-name="P8"><text:span text:style-name="T159"><text:s text:c="4"/></text:span><text:span text:style-name="T159">}</text:span></text:p>
            <text:p text:style-name="P8"><text:span text:style-name="T222"/></text:p>
            <text:p text:style-name="P8"><text:span text:style-name="T159">}</text:span></text:p>
          </draw:text-box>
        </draw:frame>
        <presentation:notes draw:style-name="dp2">
          <office:forms form:automatic-focus="false" form:apply-design-mode="false"/>
          <draw:page-thumbnail draw:style-name="gr1" draw:layer="layout" svg:width="13.968cm" svg:height="10.476cm" svg:x="3.81cm" svg:y="2.123cm" draw:page-number="121" presentation:class="page"/>
          <draw:frame presentation:style-name="pr6" draw:text-style-name="P3"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sources</text:p>
          </draw:text-box>
        </draw:frame>
        <draw:frame presentation:style-name="pr5" draw:text-style-name="P44" draw:layer="layout" svg:width="25.199cm" svg:height="13.859cm" svg:x="1.4cm" svg:y="4.914cm" presentation:class="outline" presentation:user-transformed="true">
          <draw:text-box>
            <text:list text:style-name="L3">
              <text:list-item>
                <text:p><text:span text:style-name="T227"><text:a xlink:href="https://github.com/cdi-spec" xlink:type="simple">https://github.com/cdi-spec</text:a></text:span></text:p>
              </text:list-item>
              <text:list-item>
                <text:p><text:span text:style-name="T227"><text:a xlink:href="https://github.com/weld" xlink:type="simple">https://github.com/weld</text:a></text:span></text:p>
              </text:list-item>
              <text:list-item>
                <text:p><text:span text:style-name="T227"><text:a xlink:href="https://www.baeldung.com/java-ee-cdi" xlink:type="simple">https://www.baeldung.com/java-ee-cdi</text:a></text:span></text:p>
              </text:list-item>
              <text:list-item>
                <text:p><text:span text:style-name="T227"><text:a xlink:href="https://www.javacodegeeks.com/cdi-tutorials" xlink:type="simple">https://www.javacodegeeks.com/cdi-tutorials</text:a></text:span></text:p>
              </text:list-item>
              <text:list-item>
                <text:p><text:span text:style-name="T227"><text:a xlink:href="https://dzone.com/refcardz/contexts-and-depencency" xlink:type="simple">https://dzone.com/refcardz/contexts-and-depencency</text:a></text:span></text:p>
              </text:list-item>
              <text:list-item>
                <text:p><text:span text:style-name="T227"><text:a xlink:href="http://next-presso.com/" xlink:type="simple">http://next-presso.com/</text:a></text:span></text:p>
              </text:list-item>
              <text:list-item>
                <text:p><text:span text:style-name="T227"><text:a xlink:href="https://javaee.github.io/tutorial/cdi-basic.html" xlink:type="simple">https://javaee.github.io/tutorial/cdi-basic.html</text:a></text:span></text:p>
              </text:list-item>
              <text:list-item>
                <text:p><text:span text:style-name="T227">StackOverflow, Google, practice, ...</text:span></text:p>
              </text:list-item>
            </text:list>
          </draw:text-box>
        </draw:frame>
        <presentation:notes draw:style-name="dp2">
          <office:forms form:automatic-focus="false" form:apply-design-mode="false"/>
          <draw:page-thumbnail draw:style-name="gr1" draw:layer="layout" svg:width="13.968cm" svg:height="10.476cm" svg:x="3.81cm" svg:y="2.123cm" draw:page-number="122" presentation:class="page"/>
          <draw:frame presentation:style-name="pr6" draw:text-style-name="P3" draw:layer="layout" svg:width="17.271cm" svg:height="12.572cm" svg:x="2.159cm" svg:y="13.271cm" presentation:class="notes" presentation:user-transformed="true">
            <draw:text-box>
              <text:p>If you want more resources on CDI, I highly recommend the CDI specification, it is always updated, at the moment 4.0 is the newest.</text:p>
              <text:p>You can also check the reference implementation which is on github.</text:p>
              <text:p>Baeldung has a good tutorial on CDI.</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12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hank you!</text:p>
          </draw:text-box>
        </draw:frame>
        <draw:frame presentation:style-name="pr35" draw:layer="layout" svg:width="25.199cm" svg:height="13.85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123" presentation:class="page"/>
          <draw:frame presentation:style-name="pr6" draw:text-style-name="P3" draw:layer="layout" svg:width="17.271cm" svg:height="12.572cm" svg:x="2.159cm" svg:y="13.271cm" presentation:class="notes">
            <draw:text-box>
              <text:p text:style-name="P5">That is the end of my presentation, thank you very much for your attention and patience.</text:p>
              <text:p text:style-name="P5"/>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modern" style:font-pitch="variable"/>
    <style:font-face style:name="Arial2" svg:font-family="Arial" style:font-family-generic="swiss" style:font-pitch="variable"/>
    <style:font-face style:name="Arial3" svg:font-family="Arial" style:font-pitch="variable"/>
    <style:font-face style:name="Arial4" svg:font-family="Arial" style:font-family-generic="system" style:font-pitch="variable"/>
    <style:font-face style:name="Consolas" svg:font-family="Consolas" style:font-adornments="Italic" style:font-family-generic="modern" style:font-pitch="fixed"/>
    <style:font-face style:name="Consolas1" svg:font-family="Consolas" style:font-family-generic="modern" style:font-pitch="variable"/>
    <style:font-face style:name="Consolas2" svg:font-family="Consolas" style:font-family-generic="modern" style:font-pitch="fixed"/>
    <style:font-face style:name="Consolas3" svg:font-family="Consolas" style:font-family-generic="swiss" style:font-pitch="variable"/>
    <style:font-face style:name="Consolas4" svg:font-family="Consolas" style:font-family-generic="swiss" style:font-pitch="fixed"/>
    <style:font-face style:name="Consolas5" svg:font-family="Consolas"/>
    <style:font-face style:name="Consolas6" svg:font-family="Consolas" style:font-pitch="variable"/>
    <style:font-face style:name="Consolas7" svg:font-family="Consolas" style:font-family-generic="swiss"/>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2DT18H14M15S</meta:editing-duration>
    <meta:editing-cycles>773</meta:editing-cycles>
    <meta:generator>LibreOffice/7.5.2.2$Windows_X86_64 LibreOffice_project/53bb9681a964705cf672590721dbc85eb4d0c3a2</meta:generator>
    <dc:date>2023-04-03T18:20:44.819000000</dc:date>
    <meta:document-statistic meta:object-count="513"/>
  </office:meta>
</office:document-meta>
</file>